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<text:s/>Date <text:s text:c="6"/>JD <text:s text:c="5"/>App. GST <text:s text:c="4"/>Equation <text:s text:c="4"/>Apparent <text:s text:c="4"/>Apparent <text:s text:c="5"/>Distance <text:s text:c="3"/>Ang. <text:s text:c="3"/>Hel. <text:s text:c="3"/>Hel. <text:s text:c="2"/>P.A.</text:p>
          </table:table-cell>
        </table:table-row>
        <table:table-row table:style-name="ro1">
          <table:table-cell/>
          <table:table-cell office:value-type="string">
            <text:p><text:s text:c="2"/>(0 UT) <text:s/>(2450000+) <text:s text:c="2"/>(0 UT) <text:s text:c="5"/>of Time <text:s text:c="7"/>R.A. <text:s text:c="5"/>Declination <text:s text:c="15"/>Diam. <text:s text:c="2"/>Long <text:s text:c="3"/>Lat <text:s text:c="3"/>Axis</text:p>
          </table:table-cell>
        </table:table-row>
        <table:table-row table:style-name="ro1">
          <table:table-cell/>
          <table:table-cell office:value-type="string">
            <text:p><text:s text:c="22"/>h <text:s/>m <text:s/>s <text:s text:c="6"/>m <text:s/>s <text:s text:c="6"/>h <text:s/>m <text:s/>s <text:s text:c="7"/>° <text:s/>' <text:s/>" <text:s text:c="8"/>a.u. <text:s text:c="6"/>" <text:s text:c="6"/>° <text:s text:c="5"/>° <text:s text:c="5"/>°</text:p>
          </table:table-cell>
        </table:table-row>
        <table:table-row table:style-name="ro1">
          <table:table-cell/>
          <table:table-cell office:value-type="string">
            <text:p><text:s text:c="2"/>Jan 01 <text:s text:c="3"/>8849.5 <text:s text:c="2"/>06:40:29.4 <text:s text:c="2"/>-03:04.9 <text:s text:c="3"/>18 43 33.32 <text:s text:c="2"/>-23 03 31.8 <text:s text:c="3"/>0.983293 <text:s text:c="2"/>1951.9 <text:s text:c="3"/>70.9 <text:s text:c="2"/>-2.9 <text:s text:c="3"/>2.3</text:p>
          </table:table-cell>
        </table:table-row>
        <table:table-row table:style-name="ro1">
          <table:table-cell/>
          <table:table-cell office:value-type="string">
            <text:p><text:s text:c="2"/>Jan 02 <text:s text:c="3"/>8850.5 <text:s text:c="2"/>06:44:26.0 <text:s text:c="2"/>-03:33.3 <text:s text:c="3"/>18 47 58.33 <text:s text:c="2"/>-22 58 42.3 <text:s text:c="3"/>0.983273 <text:s text:c="2"/>1951.9 <text:s text:c="3"/>57.7 <text:s text:c="2"/>-3.1 <text:s text:c="3"/>1.8</text:p>
          </table:table-cell>
        </table:table-row>
        <table:table-row table:style-name="ro1">
          <table:table-cell/>
          <table:table-cell office:value-type="string">
            <text:p><text:s text:c="2"/>Jan 03 <text:s text:c="3"/>8851.5 <text:s text:c="2"/>06:48:22.5 <text:s text:c="2"/>-04:01.5 <text:s text:c="3"/>18 52 22.99 <text:s text:c="2"/>-22 53 25.3 <text:s text:c="3"/>0.983258 <text:s text:c="2"/>1951.9 <text:s text:c="3"/>44.5 <text:s text:c="2"/>-3.2 <text:s text:c="3"/>1.4</text:p>
          </table:table-cell>
        </table:table-row>
        <table:table-row table:style-name="ro1">
          <table:table-cell/>
          <table:table-cell office:value-type="string">
            <text:p><text:s text:c="2"/>Jan 04 <text:s text:c="3"/>8852.5 <text:s text:c="2"/>06:52:19.1 <text:s text:c="2"/>-04:29.2 <text:s text:c="3"/>18 56 47.27 <text:s text:c="2"/>-22 47 40.9 <text:s text:c="3"/>0.983248 <text:s text:c="2"/>1952.0 <text:s text:c="3"/>31.4 <text:s text:c="2"/>-3.3 <text:s text:c="3"/>0.9</text:p>
          </table:table-cell>
        </table:table-row>
        <table:table-row table:style-name="ro1">
          <table:table-cell/>
          <table:table-cell office:value-type="string">
            <text:p><text:s text:c="2"/>Jan 05 <text:s text:c="3"/>8853.5 <text:s text:c="2"/>06:56:15.6 <text:s text:c="2"/>-04:56.5 <text:s text:c="3"/>19 01 11.16 <text:s text:c="2"/>-22 41 29.4 <text:s text:c="3"/>0.983244 <text:s text:c="2"/>1952.0 <text:s text:c="3"/>18.2 <text:s text:c="2"/>-3.4 <text:s text:c="3"/>0.4</text:p>
          </table:table-cell>
        </table:table-row>
        <table:table-row table:style-name="ro1">
          <table:table-cell/>
          <table:table-cell office:value-type="string">
            <text:p><text:s text:c="2"/>Jan 06 <text:s text:c="3"/>8854.5 <text:s text:c="2"/>07:00:12.2 <text:s text:c="2"/>-05:23.4 <text:s text:c="3"/>19 05 34.61 <text:s text:c="2"/>-22 34 50.9 <text:s text:c="3"/>0.983245 <text:s text:c="2"/>1952.0 <text:s text:c="4"/>5.0 <text:s text:c="2"/>-3.5 <text:s text:c="2"/>-0.1</text:p>
          </table:table-cell>
        </table:table-row>
        <table:table-row table:style-name="ro1">
          <table:table-cell/>
          <table:table-cell office:value-type="string">
            <text:p><text:s text:c="2"/>Jan 07 <text:s text:c="3"/>8855.5 <text:s text:c="2"/>07:04:08.8 <text:s text:c="2"/>-05:49.8 <text:s text:c="3"/>19 09 57.60 <text:s text:c="2"/>-22 27 45.5 <text:s text:c="3"/>0.983252 <text:s text:c="2"/>1952.0 <text:s text:c="2"/>351.9 <text:s text:c="2"/>-3.6 <text:s text:c="2"/>-0.6</text:p>
          </table:table-cell>
        </table:table-row>
        <table:table-row table:style-name="ro1">
          <table:table-cell/>
          <table:table-cell office:value-type="string">
            <text:p><text:s text:c="2"/>Jan 08 <text:s text:c="3"/>8856.5 <text:s text:c="2"/>07:08:05.3 <text:s text:c="2"/>-06:15.8 <text:s text:c="3"/>19 14 20.12 <text:s text:c="2"/>-22 20 13.6 <text:s text:c="3"/>0.983264 <text:s text:c="2"/>1951.9 <text:s text:c="2"/>338.7 <text:s text:c="2"/>-3.7 <text:s text:c="2"/>-1.1</text:p>
          </table:table-cell>
        </table:table-row>
        <table:table-row table:style-name="ro1">
          <table:table-cell/>
          <table:table-cell office:value-type="string">
            <text:p><text:s text:c="2"/>Jan 09 <text:s text:c="3"/>8857.5 <text:s text:c="2"/>07:12:01.9 <text:s text:c="2"/>-06:41.2 <text:s text:c="3"/>19 18 42.12 <text:s text:c="2"/>-22 12 15.4 <text:s text:c="3"/>0.983284 <text:s text:c="2"/>1951.9 <text:s text:c="2"/>325.5 <text:s text:c="2"/>-3.8 <text:s text:c="2"/>-1.5</text:p>
          </table:table-cell>
        </table:table-row>
        <table:table-row table:style-name="ro1">
          <table:table-cell/>
          <table:table-cell office:value-type="string">
            <text:p><text:s text:c="2"/>Jan 10 <text:s text:c="3"/>8858.5 <text:s text:c="2"/>07:15:58.4 <text:s text:c="2"/>-07:06.2 <text:s text:c="3"/>19 23 03.60 <text:s text:c="2"/>-22 03 51.0 <text:s text:c="3"/>0.983309 <text:s text:c="2"/>1951.8 <text:s text:c="2"/>312.3 <text:s text:c="2"/>-4.0 <text:s text:c="2"/>-2.0</text:p>
          </table:table-cell>
        </table:table-row>
        <table:table-row table:style-name="ro1">
          <table:table-cell/>
          <table:table-cell office:value-type="string">
            <text:p><text:s text:c="2"/>Jan 11 <text:s text:c="3"/>8859.5 <text:s text:c="2"/>07:19:55.0 <text:s text:c="2"/>-07:30.5 <text:s text:c="3"/>19 27 24.54 <text:s text:c="2"/>-21 55 00.8 <text:s text:c="3"/>0.983341 <text:s text:c="2"/>1951.8 <text:s text:c="2"/>299.2 <text:s text:c="2"/>-4.1 <text:s text:c="2"/>-2.5</text:p>
          </table:table-cell>
        </table:table-row>
        <table:table-row table:style-name="ro1">
          <table:table-cell/>
          <table:table-cell office:value-type="string">
            <text:p><text:s text:c="2"/>Jan 12 <text:s text:c="3"/>8860.5 <text:s text:c="2"/>07:23:51.5 <text:s text:c="2"/>-07:54.3 <text:s text:c="3"/>19 31 44.89 <text:s text:c="2"/>-21 45 45.0 <text:s text:c="3"/>0.983380 <text:s text:c="2"/>1951.7 <text:s text:c="2"/>286.0 <text:s text:c="2"/>-4.2 <text:s text:c="2"/>-3.0</text:p>
          </table:table-cell>
        </table:table-row>
        <table:table-row table:style-name="ro1">
          <table:table-cell/>
          <table:table-cell office:value-type="string">
            <text:p><text:s text:c="2"/>Jan 13 <text:s text:c="3"/>8861.5 <text:s text:c="2"/>07:27:48.1 <text:s text:c="2"/>-08:17.5 <text:s text:c="3"/>19 36 04.66 <text:s text:c="2"/>-21 36 03.9 <text:s text:c="3"/>0.983425 <text:s text:c="2"/>1951.6 <text:s text:c="2"/>272.8 <text:s text:c="2"/>-4.3 <text:s text:c="2"/>-3.5</text:p>
          </table:table-cell>
        </table:table-row>
        <table:table-row table:style-name="ro1">
          <table:table-cell/>
          <table:table-cell office:value-type="string">
            <text:p><text:s text:c="2"/>Jan 14 <text:s text:c="3"/>8862.5 <text:s text:c="2"/>07:31:44.6 <text:s text:c="2"/>-08:40.1 <text:s text:c="3"/>19 40 23.82 <text:s text:c="2"/>-21 25 57.7 <text:s text:c="3"/>0.983476 <text:s text:c="2"/>1951.5 <text:s text:c="2"/>259.7 <text:s text:c="2"/>-4.4 <text:s text:c="2"/>-3.9</text:p>
          </table:table-cell>
        </table:table-row>
        <table:table-row table:style-name="ro1">
          <table:table-cell/>
          <table:table-cell office:value-type="string">
            <text:p><text:s text:c="2"/>Jan 15 <text:s text:c="3"/>8863.5 <text:s text:c="2"/>07:35:41.2 <text:s text:c="2"/>-09:02.1 <text:s text:c="3"/>19 44 42.35 <text:s text:c="2"/>-21 15 26.7 <text:s text:c="3"/>0.983534 <text:s text:c="2"/>1951.4 <text:s text:c="2"/>246.5 <text:s text:c="2"/>-4.5 <text:s text:c="2"/>-4.4</text:p>
          </table:table-cell>
        </table:table-row>
        <table:table-row table:style-name="ro1">
          <table:table-cell/>
          <table:table-cell office:value-type="string">
            <text:p><text:s text:c="2"/>Jan 16 <text:s text:c="3"/>8864.5 <text:s text:c="2"/>07:39:37.8 <text:s text:c="2"/>-09:23.5 <text:s text:c="3"/>19 49 00.25 <text:s text:c="2"/>-21 04 31.1 <text:s text:c="3"/>0.983598 <text:s text:c="2"/>1951.3 <text:s text:c="2"/>233.3 <text:s text:c="2"/>-4.6 <text:s text:c="2"/>-4.9</text:p>
          </table:table-cell>
        </table:table-row>
        <table:table-row table:style-name="ro1">
          <table:table-cell/>
          <table:table-cell office:value-type="string">
            <text:p><text:s text:c="2"/>Jan 17 <text:s text:c="3"/>8865.5 <text:s text:c="2"/>07:43:34.3 <text:s text:c="2"/>-09:44.2 <text:s text:c="3"/>19 53 17.50 <text:s text:c="2"/>-20 53 11.3 <text:s text:c="3"/>0.983667 <text:s text:c="2"/>1951.1 <text:s text:c="2"/>220.2 <text:s text:c="2"/>-4.7 <text:s text:c="2"/>-5.3</text:p>
          </table:table-cell>
        </table:table-row>
        <table:table-row table:style-name="ro1">
          <table:table-cell/>
          <table:table-cell office:value-type="string">
            <text:p><text:s text:c="2"/>Jan 18 <text:s text:c="3"/>8866.5 <text:s text:c="2"/>07:47:30.9 <text:s text:c="2"/>-10:04.2 <text:s text:c="3"/>19 57 34.07 <text:s text:c="2"/>-20 41 27.6 <text:s text:c="3"/>0.983741 <text:s text:c="2"/>1951.0 <text:s text:c="2"/>207.0 <text:s text:c="2"/>-4.8 <text:s text:c="2"/>-5.8</text:p>
          </table:table-cell>
        </table:table-row>
        <table:table-row table:style-name="ro1">
          <table:table-cell/>
          <table:table-cell office:value-type="string">
            <text:p><text:s text:c="2"/>Jan 19 <text:s text:c="3"/>8867.5 <text:s text:c="2"/>07:51:27.4 <text:s text:c="2"/>-10:23.5 <text:s text:c="3"/>20 01 49.97 <text:s text:c="2"/>-20 29 20.3 <text:s text:c="3"/>0.983820 <text:s text:c="2"/>1950.8 <text:s text:c="2"/>193.8 <text:s text:c="2"/>-4.9 <text:s text:c="2"/>-6.3</text:p>
          </table:table-cell>
        </table:table-row>
        <table:table-row table:style-name="ro1">
          <table:table-cell/>
          <table:table-cell office:value-type="string">
            <text:p><text:s text:c="2"/>Jan 20 <text:s text:c="3"/>8868.5 <text:s text:c="2"/>07:55:24.0 <text:s text:c="2"/>-10:42.2 <text:s text:c="3"/>20 06 05.16 <text:s text:c="2"/>-20 16 49.6 <text:s text:c="3"/>0.983904 <text:s text:c="2"/>1950.7 <text:s text:c="2"/>180.7 <text:s text:c="2"/>-5.0 <text:s text:c="2"/>-6.7</text:p>
          </table:table-cell>
        </table:table-row>
        <table:table-row table:style-name="ro1">
          <table:table-cell/>
          <table:table-cell office:value-type="string">
            <text:p><text:s text:c="2"/>Jan 21 <text:s text:c="3"/>8869.5 <text:s text:c="2"/>07:59:20.5 <text:s text:c="2"/>-11:00.1 <text:s text:c="3"/>20 10 19.64 <text:s text:c="2"/>-20 03 56.0 <text:s text:c="3"/>0.983992 <text:s text:c="2"/>1950.5 <text:s text:c="2"/>167.5 <text:s text:c="2"/>-5.1 <text:s text:c="2"/>-7.2</text:p>
          </table:table-cell>
        </table:table-row>
        <table:table-row table:style-name="ro1">
          <table:table-cell/>
          <table:table-cell office:value-type="string">
            <text:p><text:s text:c="2"/>Jan 22 <text:s text:c="3"/>8870.5 <text:s text:c="2"/>08:03:17.1 <text:s text:c="2"/>-11:17.3 <text:s text:c="3"/>20 14 33.39 <text:s text:c="2"/>-19 50 39.9 <text:s text:c="3"/>0.984084 <text:s text:c="2"/>1950.3 <text:s text:c="2"/>154.3 <text:s text:c="2"/>-5.2 <text:s text:c="2"/>-7.6</text:p>
          </table:table-cell>
        </table:table-row>
        <table:table-row table:style-name="ro1">
          <table:table-cell/>
          <table:table-cell office:value-type="string">
            <text:p><text:s text:c="2"/>Jan 23 <text:s text:c="3"/>8871.5 <text:s text:c="2"/>08:07:13.6 <text:s text:c="2"/>-11:33.7 <text:s text:c="3"/>20 18 46.39 <text:s text:c="2"/>-19 37 01.5 <text:s text:c="3"/>0.984179 <text:s text:c="2"/>1950.1 <text:s text:c="2"/>141.2 <text:s text:c="2"/>-5.2 <text:s text:c="2"/>-8.1</text:p>
          </table:table-cell>
        </table:table-row>
        <table:table-row table:style-name="ro1">
          <table:table-cell/>
          <table:table-cell office:value-type="string">
            <text:p><text:s text:c="2"/>Jan 24 <text:s text:c="3"/>8872.5 <text:s text:c="2"/>08:11:10.2 <text:s text:c="2"/>-11:49.4 <text:s text:c="3"/>20 22 58.62 <text:s text:c="2"/>-19 23 01.2 <text:s text:c="3"/>0.984278 <text:s text:c="2"/>1949.9 <text:s text:c="2"/>128.0 <text:s text:c="2"/>-5.3 <text:s text:c="2"/>-8.5</text:p>
          </table:table-cell>
        </table:table-row>
        <table:table-row table:style-name="ro1">
          <table:table-cell/>
          <table:table-cell office:value-type="string">
            <text:p><text:s text:c="2"/>Jan 25 <text:s text:c="3"/>8873.5 <text:s text:c="2"/>08:15:06.8 <text:s text:c="2"/>-12:04.3 <text:s text:c="3"/>20 27 10.07 <text:s text:c="2"/>-19 08 39.4 <text:s text:c="3"/>0.984381 <text:s text:c="2"/>1949.7 <text:s text:c="2"/>114.8 <text:s text:c="2"/>-5.4 <text:s text:c="2"/>-9.0</text:p>
          </table:table-cell>
        </table:table-row>
        <table:table-row table:style-name="ro1">
          <table:table-cell/>
          <table:table-cell office:value-type="string">
            <text:p><text:s text:c="2"/>Jan 26 <text:s text:c="3"/>8874.5 <text:s text:c="2"/>08:19:03.3 <text:s text:c="2"/>-12:18.4 <text:s text:c="3"/>20 31 20.72 <text:s text:c="2"/>-18 53 56.6 <text:s text:c="3"/>0.984487 <text:s text:c="2"/>1949.5 <text:s text:c="2"/>101.7 <text:s text:c="2"/>-5.5 <text:s text:c="2"/>-9.4</text:p>
          </table:table-cell>
        </table:table-row>
        <table:table-row table:style-name="ro1">
          <table:table-cell/>
          <table:table-cell office:value-type="string">
            <text:p><text:s text:c="2"/>Jan 27 <text:s text:c="3"/>8875.5 <text:s text:c="2"/>08:22:59.9 <text:s text:c="2"/>-12:31.6 <text:s text:c="3"/>20 35 30.58 <text:s text:c="2"/>-18 38 53.0 <text:s text:c="3"/>0.984596 <text:s text:c="2"/>1949.3 <text:s text:c="3"/>88.5 <text:s text:c="2"/>-5.6 <text:s text:c="2"/>-9.8</text:p>
          </table:table-cell>
        </table:table-row>
        <table:table-row table:style-name="ro1">
          <table:table-cell/>
          <table:table-cell office:value-type="string">
            <text:p><text:s text:c="2"/>Jan 28 <text:s text:c="3"/>8876.5 <text:s text:c="2"/>08:26:56.4 <text:s text:c="2"/>-12:44.1 <text:s text:c="3"/>20 39 39.62 <text:s text:c="2"/>-18 23 29.0 <text:s text:c="3"/>0.984709 <text:s text:c="2"/>1949.1 <text:s text:c="3"/>75.3 <text:s text:c="2"/>-5.7 <text:s/>-10.3</text:p>
          </table:table-cell>
        </table:table-row>
        <table:table-row table:style-name="ro1">
          <table:table-cell/>
          <table:table-cell office:value-type="string">
            <text:p><text:s text:c="2"/>Jan 29 <text:s text:c="3"/>8877.5 <text:s text:c="2"/>08:30:53.0 <text:s text:c="2"/>-12:55.8 <text:s text:c="3"/>20 43 47.83 <text:s text:c="2"/>-18 07 45.2 <text:s text:c="3"/>0.984826 <text:s text:c="2"/>1948.8 <text:s text:c="3"/>62.2 <text:s text:c="2"/>-5.7 <text:s/>-10.7</text:p>
          </table:table-cell>
        </table:table-row>
        <table:table-row table:style-name="ro1">
          <table:table-cell/>
          <table:table-cell office:value-type="string">
            <text:p><text:s text:c="2"/>Jan 30 <text:s text:c="3"/>8878.5 <text:s text:c="2"/>08:34:49.5 <text:s text:c="2"/>-13:06.6 <text:s text:c="3"/>20 47 55.23 <text:s text:c="2"/>-17 51 41.7 <text:s text:c="3"/>0.984946 <text:s text:c="2"/>1948.6 <text:s text:c="3"/>49.0 <text:s text:c="2"/>-5.8 <text:s/>-11.1</text:p>
          </table:table-cell>
        </table:table-row>
        <table:table-row table:style-name="ro1">
          <table:table-cell/>
          <table:table-cell office:value-type="string">
            <text:p><text:s text:c="2"/>Jan 31 <text:s text:c="3"/>8879.5 <text:s text:c="2"/>08:38:46.1 <text:s text:c="2"/>-13:16.7 <text:s text:c="3"/>20 52 01.79 <text:s text:c="2"/>-17 35 19.1 <text:s text:c="3"/>0.985071 <text:s text:c="2"/>1948.4 <text:s text:c="3"/>35.8 <text:s text:c="2"/>-5.9 <text:s/>-11.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<text:s text:c="2"/>Feb 01 <text:s text:c="3"/>8880.5 <text:s text:c="2"/>08:42:42.6 <text:s text:c="2"/>-13:25.8 <text:s text:c="3"/>20 56 07.51 <text:s text:c="2"/>-17 18 37.8 <text:s text:c="3"/>0.985199 <text:s text:c="2"/>1948.1 <text:s text:c="3"/>22.7 <text:s text:c="2"/>-6.0 <text:s/>-11.9</text:p>
          </table:table-cell>
        </table:table-row>
        <table:table-row table:style-name="ro1">
          <table:table-cell/>
          <table:table-cell office:value-type="string">
            <text:p><text:s text:c="2"/>Feb 02 <text:s text:c="3"/>8881.5 <text:s text:c="2"/>08:46:39.2 <text:s text:c="2"/>-13:34.2 <text:s text:c="3"/>21 00 12.41 <text:s text:c="2"/>-17 01 38.1 <text:s text:c="3"/>0.985332 <text:s text:c="2"/>1947.8 <text:s text:c="4"/>9.5 <text:s text:c="2"/>-6.0 <text:s/>-12.3</text:p>
          </table:table-cell>
        </table:table-row>
        <table:table-row table:style-name="ro1">
          <table:table-cell/>
          <table:table-cell office:value-type="string">
            <text:p><text:s text:c="2"/>Feb 03 <text:s text:c="3"/>8882.5 <text:s text:c="2"/>08:50:35.8 <text:s text:c="2"/>-13:41.7 <text:s text:c="3"/>21 04 16.47 <text:s text:c="2"/>-16 44 20.5 <text:s text:c="3"/>0.985469 <text:s text:c="2"/>1947.6 <text:s text:c="2"/>356.3 <text:s text:c="2"/>-6.1 <text:s/>-12.7</text:p>
          </table:table-cell>
        </table:table-row>
        <table:table-row table:style-name="ro1">
          <table:table-cell/>
          <table:table-cell office:value-type="string">
            <text:p><text:s text:c="2"/>Feb 04 <text:s text:c="3"/>8883.5 <text:s text:c="2"/>08:54:32.3 <text:s text:c="2"/>-13:48.3 <text:s text:c="3"/>21 08 19.69 <text:s text:c="2"/>-16 26 45.4 <text:s text:c="3"/>0.985611 <text:s text:c="2"/>1947.3 <text:s text:c="2"/>343.2 <text:s text:c="2"/>-6.2 <text:s/>-13.1</text:p>
          </table:table-cell>
        </table:table-row>
        <table:table-row table:style-name="ro1">
          <table:table-cell/>
          <table:table-cell office:value-type="string">
            <text:p><text:s text:c="2"/>Feb 05 <text:s text:c="3"/>8884.5 <text:s text:c="2"/>08:58:28.9 <text:s text:c="2"/>-13:54.2 <text:s text:c="3"/>21 12 22.10 <text:s text:c="2"/>-16 08 53.2 <text:s text:c="3"/>0.985757 <text:s text:c="2"/>1947.0 <text:s text:c="2"/>330.0 <text:s text:c="2"/>-6.2 <text:s/>-13.5</text:p>
          </table:table-cell>
        </table:table-row>
        <table:table-row table:style-name="ro1">
          <table:table-cell/>
          <table:table-cell office:value-type="string">
            <text:p><text:s text:c="2"/>Feb 06 <text:s text:c="3"/>8885.5 <text:s text:c="2"/>09:02:25.4 <text:s text:c="2"/>-13:59.2 <text:s text:c="3"/>21 16 23.67 <text:s text:c="2"/>-15 50 44.3 <text:s text:c="3"/>0.985909 <text:s text:c="2"/>1946.7 <text:s text:c="2"/>316.8 <text:s text:c="2"/>-6.3 <text:s/>-13.9</text:p>
          </table:table-cell>
        </table:table-row>
        <table:table-row table:style-name="ro1">
          <table:table-cell/>
          <table:table-cell office:value-type="string">
            <text:p><text:s text:c="2"/>Feb 07 <text:s text:c="3"/>8886.5 <text:s text:c="2"/>09:06:22.0 <text:s text:c="2"/>-14:03.4 <text:s text:c="3"/>21 20 24.43 <text:s text:c="2"/>-15 32 19.3 <text:s text:c="3"/>0.986066 <text:s text:c="2"/>1946.4 <text:s text:c="2"/>303.7 <text:s text:c="2"/>-6.4 <text:s/>-14.3</text:p>
          </table:table-cell>
        </table:table-row>
        <table:table-row table:style-name="ro1">
          <table:table-cell/>
          <table:table-cell office:value-type="string">
            <text:p><text:s text:c="2"/>Feb 08 <text:s text:c="3"/>8887.5 <text:s text:c="2"/>09:10:18.5 <text:s text:c="2"/>-14:06.8 <text:s text:c="3"/>21 24 24.37 <text:s text:c="2"/>-15 13 38.3 <text:s text:c="3"/>0.986228 <text:s text:c="2"/>1946.1 <text:s text:c="2"/>290.5 <text:s text:c="2"/>-6.4 <text:s/>-14.7</text:p>
          </table:table-cell>
        </table:table-row>
        <table:table-row table:style-name="ro1">
          <table:table-cell/>
          <table:table-cell office:value-type="string">
            <text:p><text:s text:c="2"/>Feb 09 <text:s text:c="3"/>8888.5 <text:s text:c="2"/>09:14:15.1 <text:s text:c="2"/>-14:09.4 <text:s text:c="3"/>21 28 23.52 <text:s text:c="2"/>-14 54 42.0 <text:s text:c="3"/>0.986396 <text:s text:c="2"/>1945.7 <text:s text:c="2"/>277.3 <text:s text:c="2"/>-6.5 <text:s/>-15.1</text:p>
          </table:table-cell>
        </table:table-row>
        <table:table-row table:style-name="ro1">
          <table:table-cell/>
          <table:table-cell office:value-type="string">
            <text:p><text:s text:c="2"/>Feb 10 <text:s text:c="3"/>8889.5 <text:s text:c="2"/>09:18:11.6 <text:s text:c="2"/>-14:11.2 <text:s text:c="3"/>21 32 21.87 <text:s text:c="2"/>-14 35 30.7 <text:s text:c="3"/>0.986570 <text:s text:c="2"/>1945.4 <text:s text:c="2"/>264.2 <text:s text:c="2"/>-6.5 <text:s/>-15.4</text:p>
          </table:table-cell>
        </table:table-row>
        <table:table-row table:style-name="ro1">
          <table:table-cell/>
          <table:table-cell office:value-type="string">
            <text:p><text:s text:c="2"/>Feb 11 <text:s text:c="3"/>8890.5 <text:s text:c="2"/>09:22:08.2 <text:s text:c="2"/>-14:12.2 <text:s text:c="3"/>21 36 19.44 <text:s text:c="2"/>-14 16 04.7 <text:s text:c="3"/>0.986749 <text:s text:c="2"/>1945.0 <text:s text:c="2"/>251.0 <text:s text:c="2"/>-6.6 <text:s/>-15.8</text:p>
          </table:table-cell>
        </table:table-row>
        <table:table-row table:style-name="ro1">
          <table:table-cell/>
          <table:table-cell office:value-type="string">
            <text:p><text:s text:c="2"/>Feb 12 <text:s text:c="3"/>8891.5 <text:s text:c="2"/>09:26:04.7 <text:s text:c="2"/>-14:12.4 <text:s text:c="3"/>21 40 16.24 <text:s text:c="2"/>-13 56 24.5 <text:s text:c="3"/>0.986934 <text:s text:c="2"/>1944.7 <text:s text:c="2"/>237.8 <text:s text:c="2"/>-6.7 <text:s/>-16.1</text:p>
          </table:table-cell>
        </table:table-row>
        <table:table-row table:style-name="ro1">
          <table:table-cell/>
          <table:table-cell office:value-type="string">
            <text:p><text:s text:c="2"/>Feb 13 <text:s text:c="3"/>8892.5 <text:s text:c="2"/>09:30:01.3 <text:s text:c="2"/>-14:11.9 <text:s text:c="3"/>21 44 12.29 <text:s text:c="2"/>-13 36 30.4 <text:s text:c="3"/>0.987124 <text:s text:c="2"/>1944.3 <text:s text:c="2"/>224.7 <text:s text:c="2"/>-6.7 <text:s/>-16.5</text:p>
          </table:table-cell>
        </table:table-row>
        <table:table-row table:style-name="ro1">
          <table:table-cell/>
          <table:table-cell office:value-type="string">
            <text:p><text:s text:c="2"/>Feb 14 <text:s text:c="3"/>8893.5 <text:s text:c="2"/>09:33:57.9 <text:s text:c="2"/>-14:10.7 <text:s text:c="3"/>21 48 07.61 <text:s text:c="2"/>-13 16 22.9 <text:s text:c="3"/>0.987319 <text:s text:c="2"/>1943.9 <text:s text:c="2"/>211.5 <text:s text:c="2"/>-6.8 <text:s/>-16.8</text:p>
          </table:table-cell>
        </table:table-row>
        <table:table-row table:style-name="ro1">
          <table:table-cell/>
          <table:table-cell office:value-type="string">
            <text:p><text:s text:c="2"/>Feb 15 <text:s text:c="3"/>8894.5 <text:s text:c="2"/>09:37:54.4 <text:s text:c="2"/>-14:08.8 <text:s text:c="3"/>21 52 02.20 <text:s text:c="2"/>-12 56 02.3 <text:s text:c="3"/>0.987518 <text:s text:c="2"/>1943.5 <text:s text:c="2"/>198.3 <text:s text:c="2"/>-6.8 <text:s/>-17.2</text:p>
          </table:table-cell>
        </table:table-row>
        <table:table-row table:style-name="ro1">
          <table:table-cell/>
          <table:table-cell office:value-type="string">
            <text:p><text:s text:c="2"/>Feb 16 <text:s text:c="3"/>8895.5 <text:s text:c="2"/>09:41:51.0 <text:s text:c="2"/>-14:06.1 <text:s text:c="3"/>21 55 56.10 <text:s text:c="2"/>-12 35 29.0 <text:s text:c="3"/>0.987721 <text:s text:c="2"/>1943.1 <text:s text:c="2"/>185.2 <text:s text:c="2"/>-6.8 <text:s/>-17.5</text:p>
          </table:table-cell>
        </table:table-row>
        <table:table-row table:style-name="ro1">
          <table:table-cell/>
          <table:table-cell office:value-type="string">
            <text:p><text:s text:c="2"/>Feb 17 <text:s text:c="3"/>8896.5 <text:s text:c="2"/>09:45:47.5 <text:s text:c="2"/>-14:02.7 <text:s text:c="3"/>21 59 49.28 <text:s text:c="2"/>-12 14 43.4 <text:s text:c="3"/>0.987928 <text:s text:c="2"/>1942.7 <text:s text:c="2"/>172.0 <text:s text:c="2"/>-6.9 <text:s/>-17.9</text:p>
          </table:table-cell>
        </table:table-row>
        <table:table-row table:style-name="ro1">
          <table:table-cell/>
          <table:table-cell office:value-type="string">
            <text:p><text:s text:c="2"/>Feb 18 <text:s text:c="3"/>8897.5 <text:s text:c="2"/>09:49:44.1 <text:s text:c="2"/>-13:58.7 <text:s text:c="3"/>22 03 41.79 <text:s text:c="2"/>-11 53 46.0 <text:s text:c="3"/>0.988138 <text:s text:c="2"/>1942.3 <text:s text:c="2"/>158.8 <text:s text:c="2"/>-6.9 <text:s/>-18.2</text:p>
          </table:table-cell>
        </table:table-row>
        <table:table-row table:style-name="ro1">
          <table:table-cell/>
          <table:table-cell office:value-type="string">
            <text:p><text:s text:c="2"/>Feb 19 <text:s text:c="3"/>8898.5 <text:s text:c="2"/>09:53:40.6 <text:s text:c="2"/>-13:53.9 <text:s text:c="3"/>22 07 33.61 <text:s text:c="2"/>-11 32 37.2 <text:s text:c="3"/>0.988352 <text:s text:c="2"/>1941.9 <text:s text:c="2"/>145.7 <text:s text:c="2"/>-7.0 <text:s/>-18.5</text:p>
          </table:table-cell>
        </table:table-row>
        <table:table-row table:style-name="ro1">
          <table:table-cell/>
          <table:table-cell office:value-type="string">
            <text:p><text:s text:c="2"/>Feb 20 <text:s text:c="3"/>8899.5 <text:s text:c="2"/>09:57:37.2 <text:s text:c="2"/>-13:48.5 <text:s text:c="3"/>22 11 24.77 <text:s text:c="2"/>-11 11 17.4 <text:s text:c="3"/>0.988567 <text:s text:c="2"/>1941.5 <text:s text:c="2"/>132.5 <text:s text:c="2"/>-7.0 <text:s/>-18.8</text:p>
          </table:table-cell>
        </table:table-row>
        <table:table-row table:style-name="ro1">
          <table:table-cell/>
          <table:table-cell office:value-type="string">
            <text:p><text:s text:c="2"/>Feb 21 <text:s text:c="3"/>8900.5 <text:s text:c="2"/>10:01:33.7 <text:s text:c="2"/>-13:42.5 <text:s text:c="3"/>22 15 15.26 <text:s text:c="2"/>-10 49 47.1 <text:s text:c="3"/>0.988786 <text:s text:c="2"/>1941.0 <text:s text:c="2"/>119.3 <text:s text:c="2"/>-7.0 <text:s/>-19.1</text:p>
          </table:table-cell>
        </table:table-row>
        <table:table-row table:style-name="ro1">
          <table:table-cell/>
          <table:table-cell office:value-type="string">
            <text:p><text:s text:c="2"/>Feb 22 <text:s text:c="3"/>8901.5 <text:s text:c="2"/>10:05:30.3 <text:s text:c="2"/>-13:35.8 <text:s text:c="3"/>22 19 05.12 <text:s text:c="2"/>-10 28 06.6 <text:s text:c="3"/>0.989006 <text:s text:c="2"/>1940.6 <text:s text:c="2"/>106.2 <text:s text:c="2"/>-7.1 <text:s/>-19.4</text:p>
          </table:table-cell>
        </table:table-row>
        <table:table-row table:style-name="ro1">
          <table:table-cell/>
          <table:table-cell office:value-type="string">
            <text:p><text:s text:c="2"/>Feb 23 <text:s text:c="3"/>8902.5 <text:s text:c="2"/>10:09:26.9 <text:s text:c="2"/>-13:28.4 <text:s text:c="3"/>22 22 54.33 <text:s text:c="2"/>-10 06 16.3 <text:s text:c="3"/>0.989229 <text:s text:c="2"/>1940.2 <text:s text:c="3"/>93.0 <text:s text:c="2"/>-7.1 <text:s/>-19.7</text:p>
          </table:table-cell>
        </table:table-row>
        <table:table-row table:style-name="ro1">
          <table:table-cell/>
          <table:table-cell office:value-type="string">
            <text:p><text:s text:c="2"/>Feb 24 <text:s text:c="3"/>8903.5 <text:s text:c="2"/>10:13:23.4 <text:s text:c="2"/>-13:20.5 <text:s text:c="3"/>22 26 42.93 <text:s text:c="2"/>-09 44 16.8 <text:s text:c="3"/>0.989453 <text:s text:c="2"/>1939.7 <text:s text:c="3"/>79.8 <text:s text:c="2"/>-7.1 <text:s/>-20.0</text:p>
          </table:table-cell>
        </table:table-row>
        <table:table-row table:style-name="ro1">
          <table:table-cell/>
          <table:table-cell office:value-type="string">
            <text:p><text:s text:c="2"/>Feb 25 <text:s text:c="3"/>8904.5 <text:s text:c="2"/>10:17:20.0 <text:s text:c="2"/>-13:11.9 <text:s text:c="3"/>22 30 30.90 <text:s text:c="2"/>-09 22 08.4 <text:s text:c="3"/>0.989680 <text:s text:c="2"/>1939.3 <text:s text:c="3"/>66.7 <text:s text:c="2"/>-7.1 <text:s/>-20.3</text:p>
          </table:table-cell>
        </table:table-row>
        <table:table-row table:style-name="ro1">
          <table:table-cell/>
          <table:table-cell office:value-type="string">
            <text:p><text:s text:c="2"/>Feb 26 <text:s text:c="3"/>8905.5 <text:s text:c="2"/>10:21:16.5 <text:s text:c="2"/>-13:02.7 <text:s text:c="3"/>22 34 18.28 <text:s text:c="2"/>-08 59 51.5 <text:s text:c="3"/>0.989908 <text:s text:c="2"/>1938.8 <text:s text:c="3"/>53.5 <text:s text:c="2"/>-7.2 <text:s/>-20.6</text:p>
          </table:table-cell>
        </table:table-row>
        <table:table-row table:style-name="ro1">
          <table:table-cell/>
          <table:table-cell office:value-type="string">
            <text:p><text:s text:c="2"/>Feb 27 <text:s text:c="3"/>8906.5 <text:s text:c="2"/>10:25:13.1 <text:s text:c="2"/>-12:53.0 <text:s text:c="3"/>22 38 05.09 <text:s text:c="2"/>-08 37 26.6 <text:s text:c="3"/>0.990138 <text:s text:c="2"/>1938.4 <text:s text:c="3"/>40.3 <text:s text:c="2"/>-7.2 <text:s/>-20.8</text:p>
          </table:table-cell>
        </table:table-row>
        <table:table-row table:style-name="ro1">
          <table:table-cell/>
          <table:table-cell office:value-type="string">
            <text:p><text:s text:c="2"/>Feb 28 <text:s text:c="3"/>8907.5 <text:s text:c="2"/>10:29:09.6 <text:s text:c="2"/>-12:42.7 <text:s text:c="3"/>22 41 51.32 <text:s text:c="2"/>-08 14 54.1 <text:s text:c="3"/>0.990370 <text:s text:c="2"/>1937.9 <text:s text:c="3"/>27.1 <text:s text:c="2"/>-7.2 <text:s/>-21.1</text:p>
          </table:table-cell>
        </table:table-row>
        <table:table-row table:style-name="ro1">
          <table:table-cell/>
          <table:table-cell office:value-type="string">
            <text:p><text:s text:c="2"/>Feb 29 <text:s text:c="3"/>8908.5 <text:s text:c="2"/>10:33:06.2 <text:s text:c="2"/>-12:31.8 <text:s text:c="3"/>22 45 37.00 <text:s text:c="2"/>-07 52 14.3 <text:s text:c="3"/>0.990605 <text:s text:c="2"/>1937.5 <text:s text:c="3"/>14.0 <text:s text:c="2"/>-7.2 <text:s/>-21.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>
            <text:p>Geocentric Ephemeris for Sun : 2020</text:p>
          </table:table-cell>
        </table:table-row>
        <table:table-row table:style-name="ro1">
          <table:table-cell/>
          <table:table-cell office:value-type="string">
            <text:p>00:00 UTC (Coordinated Universal Tim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<text:s text:c="3"/>Date <text:s text:c="6"/>JD <text:s text:c="5"/>App. GST <text:s text:c="4"/>Equation <text:s text:c="4"/>Apparent <text:s text:c="4"/>Apparent <text:s text:c="5"/>Distance <text:s text:c="3"/>Ang. <text:s text:c="3"/>Hel. <text:s text:c="3"/>Hel. <text:s text:c="2"/>P.A.</text:p>
          </table:table-cell>
        </table:table-row>
        <table:table-row table:style-name="ro1">
          <table:table-cell/>
          <table:table-cell office:value-type="string">
            <text:p><text:s text:c="2"/>(0 UT) <text:s/>(2450000+) <text:s text:c="2"/>(0 UT) <text:s text:c="5"/>of Time <text:s text:c="7"/>R.A. <text:s text:c="5"/>Declination <text:s text:c="15"/>Diam. <text:s text:c="2"/>Long <text:s text:c="3"/>Lat <text:s text:c="3"/>Axis</text:p>
          </table:table-cell>
        </table:table-row>
        <table:table-row table:style-name="ro1">
          <table:table-cell/>
          <table:table-cell office:value-type="string">
            <text:p><text:s text:c="22"/>h <text:s/>m <text:s/>s <text:s text:c="6"/>m <text:s/>s <text:s text:c="6"/>h <text:s/>m <text:s/>s <text:s text:c="7"/>° <text:s/>' <text:s/>" <text:s text:c="8"/>a.u. <text:s text:c="6"/>" <text:s text:c="6"/>° <text:s text:c="5"/>° <text:s text:c="5"/>°</text:p>
          </table:table-cell>
        </table:table-row>
        <table:table-row table:style-name="ro1">
          <table:table-cell/>
          <table:table-cell office:value-type="string">
            <text:p><text:s text:c="2"/>Mar 01 <text:s text:c="3"/>8909.5 <text:s text:c="2"/>10:37:02.7 <text:s text:c="2"/>-12:20.4 <text:s text:c="3"/>22 49 22.15 <text:s text:c="2"/>-07 29 27.7 <text:s text:c="3"/>0.990841 <text:s text:c="2"/>1937.0 <text:s text:c="4"/>0.8 <text:s text:c="2"/>-7.2 <text:s/>-21.6</text:p>
          </table:table-cell>
        </table:table-row>
        <table:table-row table:style-name="ro1">
          <table:table-cell/>
          <table:table-cell office:value-type="string">
            <text:p><text:s text:c="2"/>Mar 02 <text:s text:c="3"/>8910.5 <text:s text:c="2"/>10:40:59.3 <text:s text:c="2"/>-12:08.5 <text:s text:c="3"/>22 53 06.78 <text:s text:c="2"/>-07 06 34.7 <text:s text:c="3"/>0.991079 <text:s text:c="2"/>1936.5 <text:s text:c="2"/>347.6 <text:s text:c="2"/>-7.2 <text:s/>-21.9</text:p>
          </table:table-cell>
        </table:table-row>
        <table:table-row table:style-name="ro1">
          <table:table-cell/>
          <table:table-cell office:value-type="string">
            <text:p><text:s text:c="2"/>Mar 03 <text:s text:c="3"/>8911.5 <text:s text:c="2"/>10:44:55.9 <text:s text:c="2"/>-11:56.1 <text:s text:c="3"/>22 56 50.92 <text:s text:c="2"/>-06 43 35.8 <text:s text:c="3"/>0.991320 <text:s text:c="2"/>1936.1 <text:s text:c="2"/>334.4 <text:s text:c="2"/>-7.2 <text:s/>-22.1</text:p>
          </table:table-cell>
        </table:table-row>
        <table:table-row table:style-name="ro1">
          <table:table-cell/>
          <table:table-cell office:value-type="string">
            <text:p><text:s text:c="2"/>Mar 04 <text:s text:c="3"/>8912.5 <text:s text:c="2"/>10:48:52.4 <text:s text:c="2"/>-11:43.1 <text:s text:c="3"/>23 00 34.57 <text:s text:c="2"/>-06 20 31.2 <text:s text:c="3"/>0.991564 <text:s text:c="2"/>1935.6 <text:s text:c="2"/>321.3 <text:s text:c="2"/>-7.2 <text:s/>-22.3</text:p>
          </table:table-cell>
        </table:table-row>
        <table:table-row table:style-name="ro1">
          <table:table-cell/>
          <table:table-cell office:value-type="string">
            <text:p><text:s text:c="2"/>Mar 05 <text:s text:c="3"/>8913.5 <text:s text:c="2"/>10:52:49.0 <text:s text:c="2"/>-11:29.8 <text:s text:c="3"/>23 04 17.75 <text:s text:c="2"/>-05 57 21.5 <text:s text:c="3"/>0.991810 <text:s text:c="2"/>1935.1 <text:s text:c="2"/>308.1 <text:s text:c="2"/>-7.2 <text:s/>-22.6</text:p>
          </table:table-cell>
        </table:table-row>
        <table:table-row table:style-name="ro1">
          <table:table-cell/>
          <table:table-cell office:value-type="string">
            <text:p><text:s text:c="2"/>Mar 06 <text:s text:c="3"/>8914.5 <text:s text:c="2"/>10:56:45.5 <text:s text:c="2"/>-11:16.0 <text:s text:c="3"/>23 08 00.49 <text:s text:c="2"/>-05 34 07.0 <text:s text:c="3"/>0.992060 <text:s text:c="2"/>1934.6 <text:s text:c="2"/>294.9 <text:s text:c="2"/>-7.2 <text:s/>-22.8</text:p>
          </table:table-cell>
        </table:table-row>
        <table:table-row table:style-name="ro1">
          <table:table-cell/>
          <table:table-cell office:value-type="string">
            <text:p><text:s text:c="2"/>Mar 07 <text:s text:c="3"/>8915.5 <text:s text:c="2"/>11:00:42.1 <text:s text:c="2"/>-11:01.7 <text:s text:c="3"/>23 11 42.81 <text:s text:c="2"/>-05 10 48.1 <text:s text:c="3"/>0.992312 <text:s text:c="2"/>1934.1 <text:s text:c="2"/>281.7 <text:s text:c="2"/>-7.2 <text:s/>-23.0</text:p>
          </table:table-cell>
        </table:table-row>
        <table:table-row table:style-name="ro1">
          <table:table-cell/>
          <table:table-cell office:value-type="string">
            <text:p><text:s text:c="2"/>Mar 08 <text:s text:c="3"/>8916.5 <text:s text:c="2"/>11:04:38.6 <text:s text:c="2"/>-10:47.1 <text:s text:c="3"/>23 15 24.73 <text:s text:c="2"/>-04 47 25.3 <text:s text:c="3"/>0.992568 <text:s text:c="2"/>1933.6 <text:s text:c="2"/>268.6 <text:s text:c="2"/>-7.2 <text:s/>-23.2</text:p>
          </table:table-cell>
        </table:table-row>
        <table:table-row table:style-name="ro1">
          <table:table-cell/>
          <table:table-cell office:value-type="string">
            <text:p><text:s text:c="2"/>Mar 09 <text:s text:c="3"/>8917.5 <text:s text:c="2"/>11:08:35.2 <text:s text:c="2"/>-10:32.1 <text:s text:c="3"/>23 19 06.26 <text:s text:c="2"/>-04 23 58.8 <text:s text:c="3"/>0.992828 <text:s text:c="2"/>1933.1 <text:s text:c="2"/>255.4 <text:s text:c="2"/>-7.2 <text:s/>-23.4</text:p>
          </table:table-cell>
        </table:table-row>
        <table:table-row table:style-name="ro1">
          <table:table-cell/>
          <table:table-cell office:value-type="string">
            <text:p><text:s text:c="2"/>Mar 10 <text:s text:c="3"/>8918.5 <text:s text:c="2"/>11:12:31.7 <text:s text:c="2"/>-10:16.7 <text:s text:c="3"/>23 22 47.43 <text:s text:c="2"/>-04 00 29.0 <text:s text:c="3"/>0.993091 <text:s text:c="2"/>1932.6 <text:s text:c="2"/>242.2 <text:s text:c="2"/>-7.2 <text:s/>-23.6</text:p>
          </table:table-cell>
        </table:table-row>
        <table:table-row table:style-name="ro1">
          <table:table-cell/>
          <table:table-cell office:value-type="string">
            <text:p><text:s text:c="2"/>Mar 11 <text:s text:c="3"/>8919.5 <text:s text:c="2"/>11:16:28.3 <text:s text:c="2"/>-10:01.0 <text:s text:c="3"/>23 26 28.28 <text:s text:c="2"/>-03 36 56.4 <text:s text:c="3"/>0.993358 <text:s text:c="2"/>1932.1 <text:s text:c="2"/>229.0 <text:s text:c="2"/>-7.2 <text:s/>-23.8</text:p>
          </table:table-cell>
        </table:table-row>
        <table:table-row table:style-name="ro1">
          <table:table-cell/>
          <table:table-cell office:value-type="string">
            <text:p><text:s text:c="2"/>Mar 12 <text:s text:c="3"/>8920.5 <text:s text:c="2"/>11:20:24.9 <text:s text:c="2"/>-09:45.0 <text:s text:c="3"/>23 30 08.82 <text:s text:c="2"/>-03 13 21.1 <text:s text:c="3"/>0.993628 <text:s text:c="2"/>1931.6 <text:s text:c="2"/>215.9 <text:s text:c="2"/>-7.2 <text:s/>-24.0</text:p>
          </table:table-cell>
        </table:table-row>
        <table:table-row table:style-name="ro1">
          <table:table-cell/>
          <table:table-cell office:value-type="string">
            <text:p><text:s text:c="2"/>Mar 13 <text:s text:c="3"/>8921.5 <text:s text:c="2"/>11:24:21.4 <text:s text:c="2"/>-09:28.7 <text:s text:c="3"/>23 33 49.09 <text:s text:c="2"/>-02 49 43.5 <text:s text:c="3"/>0.993902 <text:s text:c="2"/>1931.0 <text:s text:c="2"/>202.7 <text:s text:c="2"/>-7.2 <text:s/>-24.1</text:p>
          </table:table-cell>
        </table:table-row>
        <table:table-row table:style-name="ro1">
          <table:table-cell/>
          <table:table-cell office:value-type="string">
            <text:p><text:s text:c="2"/>Mar 14 <text:s text:c="3"/>8922.5 <text:s text:c="2"/>11:28:18.0 <text:s text:c="2"/>-09:12.2 <text:s text:c="3"/>23 37 29.11 <text:s text:c="2"/>-02 26 04.0 <text:s text:c="3"/>0.994178 <text:s text:c="2"/>1930.5 <text:s text:c="2"/>189.5 <text:s text:c="2"/>-7.2 <text:s/>-24.3</text:p>
          </table:table-cell>
        </table:table-row>
        <table:table-row table:style-name="ro1">
          <table:table-cell/>
          <table:table-cell office:value-type="string">
            <text:p><text:s text:c="2"/>Mar 15 <text:s text:c="3"/>8923.5 <text:s text:c="2"/>11:32:14.5 <text:s text:c="2"/>-08:55.4 <text:s text:c="3"/>23 41 08.90 <text:s text:c="2"/>-02 02 22.9 <text:s text:c="3"/>0.994457 <text:s text:c="2"/>1930.0 <text:s text:c="2"/>176.3 <text:s text:c="2"/>-7.2 <text:s/>-24.5</text:p>
          </table:table-cell>
        </table:table-row>
        <table:table-row table:style-name="ro1">
          <table:table-cell/>
          <table:table-cell office:value-type="string">
            <text:p><text:s text:c="2"/>Mar 16 <text:s text:c="3"/>8924.5 <text:s text:c="2"/>11:36:11.1 <text:s text:c="2"/>-08:38.4 <text:s text:c="3"/>23 44 48.48 <text:s text:c="2"/>-01 38 40.7 <text:s text:c="3"/>0.994737 <text:s text:c="2"/>1929.4 <text:s text:c="2"/>163.1 <text:s text:c="2"/>-7.1 <text:s/>-24.6</text:p>
          </table:table-cell>
        </table:table-row>
        <table:table-row table:style-name="ro1">
          <table:table-cell/>
          <table:table-cell office:value-type="string">
            <text:p><text:s text:c="2"/>Mar 17 <text:s text:c="3"/>8925.5 <text:s text:c="2"/>11:40:07.6 <text:s text:c="2"/>-08:21.3 <text:s text:c="3"/>23 48 27.88 <text:s text:c="2"/>-01 14 57.6 <text:s text:c="3"/>0.995020 <text:s text:c="2"/>1928.9 <text:s text:c="2"/>150.0 <text:s text:c="2"/>-7.1 <text:s/>-24.8</text:p>
          </table:table-cell>
        </table:table-row>
        <table:table-row table:style-name="ro1">
          <table:table-cell/>
          <table:table-cell office:value-type="string">
            <text:p><text:s text:c="2"/>Mar 18 <text:s text:c="3"/>8926.5 <text:s text:c="2"/>11:44:04.2 <text:s text:c="2"/>-08:03.9 <text:s text:c="3"/>23 52 07.10 <text:s text:c="2"/>-00 51 14.0 <text:s text:c="3"/>0.995303 <text:s text:c="2"/>1928.3 <text:s text:c="2"/>136.8 <text:s text:c="2"/>-7.1 <text:s/>-24.9</text:p>
          </table:table-cell>
        </table:table-row>
        <table:table-row table:style-name="ro1">
          <table:table-cell/>
          <table:table-cell office:value-type="string">
            <text:p><text:s text:c="2"/>Mar 19 <text:s text:c="3"/>8927.5 <text:s text:c="2"/>11:48:00.7 <text:s text:c="2"/>-07:46.4 <text:s text:c="3"/>23 55 46.17 <text:s text:c="2"/>-00 27 30.3 <text:s text:c="3"/>0.995588 <text:s text:c="2"/>1927.8 <text:s text:c="2"/>123.6 <text:s text:c="2"/>-7.1 <text:s/>-25.0</text:p>
          </table:table-cell>
        </table:table-row>
        <table:table-row table:style-name="ro1">
          <table:table-cell/>
          <table:table-cell office:value-type="string">
            <text:p><text:s text:c="2"/>Mar 20 <text:s text:c="3"/>8928.5 <text:s text:c="2"/>11:51:57.3 <text:s text:c="2"/>-07:28.8 <text:s text:c="3"/>23 59 25.10 <text:s text:c="2"/>-00 03 47.0 <text:s text:c="3"/>0.995873 <text:s text:c="2"/>1927.2 <text:s text:c="2"/>110.4 <text:s text:c="2"/>-7.0 <text:s/>-25.2</text:p>
          </table:table-cell>
        </table:table-row>
        <table:table-row table:style-name="ro1">
          <table:table-cell/>
          <table:table-cell office:value-type="string">
            <text:p><text:s text:c="2"/>Mar 21 <text:s text:c="3"/>8929.5 <text:s text:c="2"/>11:55:53.9 <text:s text:c="2"/>-07:11.1 <text:s text:c="3"/>00 03 03.92 <text:s text:c="2"/>+00 19 55.8 <text:s text:c="3"/>0.996158 <text:s text:c="2"/>1926.7 <text:s text:c="3"/>97.2 <text:s text:c="2"/>-7.0 <text:s/>-25.3</text:p>
          </table:table-cell>
        </table:table-row>
        <table:table-row table:style-name="ro1">
          <table:table-cell/>
          <table:table-cell office:value-type="string">
            <text:p><text:s text:c="2"/>Mar 22 <text:s text:c="3"/>8930.5 <text:s text:c="2"/>11:59:50.4 <text:s text:c="2"/>-06:53.2 <text:s text:c="3"/>00 06 42.64 <text:s text:c="2"/>+00 43 37.4 <text:s text:c="3"/>0.996443 <text:s text:c="2"/>1926.1 <text:s text:c="3"/>84.0 <text:s text:c="2"/>-7.0 <text:s/>-25.4</text:p>
          </table:table-cell>
        </table:table-row>
        <table:table-row table:style-name="ro1">
          <table:table-cell/>
          <table:table-cell office:value-type="string">
            <text:p><text:s text:c="2"/>Mar 23 <text:s text:c="3"/>8931.5 <text:s text:c="2"/>12:03:47.0 <text:s text:c="2"/>-06:35.3 <text:s text:c="3"/>00 10 21.28 <text:s text:c="2"/>+01 07 17.7 <text:s text:c="3"/>0.996728 <text:s text:c="2"/>1925.6 <text:s text:c="3"/>70.9 <text:s text:c="2"/>-6.9 <text:s/>-25.5</text:p>
          </table:table-cell>
        </table:table-row>
        <table:table-row table:style-name="ro1">
          <table:table-cell/>
          <table:table-cell office:value-type="string">
            <text:p><text:s text:c="2"/>Mar 24 <text:s text:c="3"/>8932.5 <text:s text:c="2"/>12:07:43.5 <text:s text:c="2"/>-06:17.4 <text:s text:c="3"/>00 13 59.85 <text:s text:c="2"/>+01 30 56.2 <text:s text:c="3"/>0.997013 <text:s text:c="2"/>1925.0 <text:s text:c="3"/>57.7 <text:s text:c="2"/>-6.9 <text:s/>-25.6</text:p>
          </table:table-cell>
        </table:table-row>
        <table:table-row table:style-name="ro1">
          <table:table-cell/>
          <table:table-cell office:value-type="string">
            <text:p><text:s text:c="2"/>Mar 25 <text:s text:c="3"/>8933.5 <text:s text:c="2"/>12:11:40.1 <text:s text:c="2"/>-05:59.3 <text:s text:c="3"/>00 17 38.38 <text:s text:c="2"/>+01 54 32.5 <text:s text:c="3"/>0.997298 <text:s text:c="2"/>1924.5 <text:s text:c="3"/>44.5 <text:s text:c="2"/>-6.9 <text:s/>-25.7</text:p>
          </table:table-cell>
        </table:table-row>
        <table:table-row table:style-name="ro1">
          <table:table-cell/>
          <table:table-cell office:value-type="string">
            <text:p><text:s text:c="2"/>Mar 26 <text:s text:c="3"/>8934.5 <text:s text:c="2"/>12:15:36.6 <text:s text:c="2"/>-05:41.3 <text:s text:c="3"/>00 21 16.88 <text:s text:c="2"/>+02 18 06.3 <text:s text:c="3"/>0.997582 <text:s text:c="2"/>1923.9 <text:s text:c="3"/>31.3 <text:s text:c="2"/>-6.8 <text:s/>-25.8</text:p>
          </table:table-cell>
        </table:table-row>
        <table:table-row table:style-name="ro1">
          <table:table-cell/>
          <table:table-cell office:value-type="string">
            <text:p><text:s text:c="2"/>Mar 27 <text:s text:c="3"/>8935.5 <text:s text:c="2"/>12:19:33.2 <text:s text:c="2"/>-05:23.3 <text:s text:c="3"/>00 24 55.38 <text:s text:c="2"/>+02 41 37.2 <text:s text:c="3"/>0.997865 <text:s text:c="2"/>1923.4 <text:s text:c="3"/>18.1 <text:s text:c="2"/>-6.8 <text:s/>-25.9</text:p>
          </table:table-cell>
        </table:table-row>
        <table:table-row table:style-name="ro1">
          <table:table-cell/>
          <table:table-cell office:value-type="string">
            <text:p><text:s text:c="2"/>Mar 28 <text:s text:c="3"/>8936.5 <text:s text:c="2"/>12:23:29.7 <text:s text:c="2"/>-05:05.2 <text:s text:c="3"/>00 28 33.88 <text:s text:c="2"/>+03 05 04.8 <text:s text:c="3"/>0.998148 <text:s text:c="2"/>1922.8 <text:s text:c="4"/>4.9 <text:s text:c="2"/>-6.7 <text:s/>-25.9</text:p>
          </table:table-cell>
        </table:table-row>
        <table:table-row table:style-name="ro1">
          <table:table-cell/>
          <table:table-cell office:value-type="string">
            <text:p><text:s text:c="2"/>Mar 29 <text:s text:c="3"/>8937.5 <text:s text:c="2"/>12:27:26.3 <text:s text:c="2"/>-04:47.2 <text:s text:c="3"/>00 32 12.41 <text:s text:c="2"/>+03 28 28.8 <text:s text:c="3"/>0.998431 <text:s text:c="2"/>1922.3 <text:s text:c="2"/>351.7 <text:s text:c="2"/>-6.7 <text:s/>-26.0</text:p>
          </table:table-cell>
        </table:table-row>
        <table:table-row table:style-name="ro1">
          <table:table-cell/>
          <table:table-cell office:value-type="string">
            <text:p><text:s text:c="2"/>Mar 30 <text:s text:c="3"/>8938.5 <text:s text:c="2"/>12:31:22.9 <text:s text:c="2"/>-04:29.2 <text:s text:c="3"/>00 35 50.98 <text:s text:c="2"/>+03 51 48.7 <text:s text:c="3"/>0.998713 <text:s text:c="2"/>1921.7 <text:s text:c="2"/>338.5 <text:s text:c="2"/>-6.6 <text:s/>-26.1</text:p>
          </table:table-cell>
        </table:table-row>
        <table:table-row table:style-name="ro1">
          <table:table-cell/>
          <table:table-cell office:value-type="string">
            <text:p><text:s text:c="2"/>Mar 31 <text:s text:c="3"/>8939.5 <text:s text:c="2"/>12:35:19.4 <text:s text:c="2"/>-04:11.3 <text:s text:c="3"/>00 39 29.62 <text:s text:c="2"/>+04 15 04.3 <text:s text:c="3"/>0.998995 <text:s text:c="2"/>1921.2 <text:s text:c="2"/>325.4 <text:s text:c="2"/>-6.6 <text:s/>-26.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<text:s text:c="2"/>Apr 01 <text:s text:c="3"/>8940.5 <text:s text:c="2"/>12:39:16.0 <text:s text:c="2"/>-03:53.4 <text:s text:c="3"/>00 43 08.33 <text:s text:c="2"/>+04 38 15.2 <text:s text:c="3"/>0.999276 <text:s text:c="2"/>1920.7 <text:s text:c="2"/>312.2 <text:s text:c="2"/>-6.5 <text:s/>-26.2</text:p>
          </table:table-cell>
        </table:table-row>
        <table:table-row table:style-name="ro1">
          <table:table-cell/>
          <table:table-cell office:value-type="string">
            <text:p><text:s text:c="2"/>Apr 02 <text:s text:c="3"/>8941.5 <text:s text:c="2"/>12:43:12.5 <text:s text:c="2"/>-03:35.7 <text:s text:c="3"/>00 46 47.14 <text:s text:c="2"/>+05 01 20.9 <text:s text:c="3"/>0.999558 <text:s text:c="2"/>1920.1 <text:s text:c="2"/>299.0 <text:s text:c="2"/>-6.5 <text:s/>-26.2</text:p>
          </table:table-cell>
        </table:table-row>
        <table:table-row table:style-name="ro1">
          <table:table-cell/>
          <table:table-cell office:value-type="string">
            <text:p><text:s text:c="2"/>Apr 03 <text:s text:c="3"/>8942.5 <text:s text:c="2"/>12:47:09.1 <text:s text:c="2"/>-03:18.0 <text:s text:c="3"/>00 50 26.06 <text:s text:c="2"/>+05 24 21.1 <text:s text:c="3"/>0.999839 <text:s text:c="2"/>1919.6 <text:s text:c="2"/>285.8 <text:s text:c="2"/>-6.4 <text:s/>-26.2</text:p>
          </table:table-cell>
        </table:table-row>
        <table:table-row table:style-name="ro1">
          <table:table-cell/>
          <table:table-cell office:value-type="string">
            <text:p><text:s text:c="2"/>Apr 04 <text:s text:c="3"/>8943.5 <text:s text:c="2"/>12:51:05.6 <text:s text:c="2"/>-03:00.5 <text:s text:c="3"/>00 54 05.11 <text:s text:c="2"/>+05 47 15.5 <text:s text:c="3"/>1.000121 <text:s text:c="2"/>1919.0 <text:s text:c="2"/>272.6 <text:s text:c="2"/>-6.4 <text:s/>-26.2</text:p>
          </table:table-cell>
        </table:table-row>
        <table:table-row table:style-name="ro1">
          <table:table-cell/>
          <table:table-cell office:value-type="string">
            <text:p><text:s text:c="2"/>Apr 05 <text:s text:c="3"/>8944.5 <text:s text:c="2"/>12:55:02.2 <text:s text:c="2"/>-02:43.2 <text:s text:c="3"/>00 57 44.31 <text:s text:c="2"/>+06 10 03.8 <text:s text:c="3"/>1.000404 <text:s text:c="2"/>1918.5 <text:s text:c="2"/>259.4 <text:s text:c="2"/>-6.3 <text:s/>-26.3</text:p>
          </table:table-cell>
        </table:table-row>
        <table:table-row table:style-name="ro1">
          <table:table-cell/>
          <table:table-cell office:value-type="string">
            <text:p><text:s text:c="2"/>Apr 06 <text:s text:c="3"/>8945.5 <text:s text:c="2"/>12:58:58.7 <text:s text:c="2"/>-02:26.0 <text:s text:c="3"/>01 01 23.68 <text:s text:c="2"/>+06 32 45.5 <text:s text:c="3"/>1.000688 <text:s text:c="2"/>1917.9 <text:s text:c="2"/>246.2 <text:s text:c="2"/>-6.2 <text:s/>-26.3</text:p>
          </table:table-cell>
        </table:table-row>
        <table:table-row table:style-name="ro1">
          <table:table-cell/>
          <table:table-cell office:value-type="string">
            <text:p><text:s text:c="2"/>Apr 07 <text:s text:c="3"/>8946.5 <text:s text:c="2"/>13:02:55.3 <text:s text:c="2"/>-02:09.0 <text:s text:c="3"/>01 05 03.24 <text:s text:c="2"/>+06 55 20.3 <text:s text:c="3"/>1.000973 <text:s text:c="2"/>1917.4 <text:s text:c="2"/>233.0 <text:s text:c="2"/>-6.2 <text:s/>-26.3</text:p>
          </table:table-cell>
        </table:table-row>
        <table:table-row table:style-name="ro1">
          <table:table-cell/>
          <table:table-cell office:value-type="string">
            <text:p><text:s text:c="2"/>Apr 08 <text:s text:c="3"/>8947.5 <text:s text:c="2"/>13:06:51.8 <text:s text:c="2"/>-01:52.3 <text:s text:c="3"/>01 08 43.03 <text:s text:c="2"/>+07 17 48.0 <text:s text:c="3"/>1.001259 <text:s text:c="2"/>1916.8 <text:s text:c="2"/>219.8 <text:s text:c="2"/>-6.1 <text:s/>-26.3</text:p>
          </table:table-cell>
        </table:table-row>
        <table:table-row table:style-name="ro1">
          <table:table-cell/>
          <table:table-cell office:value-type="string">
            <text:p><text:s text:c="2"/>Apr 09 <text:s text:c="3"/>8948.5 <text:s text:c="2"/>13:10:48.4 <text:s text:c="2"/>-01:35.7 <text:s text:c="3"/>01 12 23.05 <text:s text:c="2"/>+07 40 08.2 <text:s text:c="3"/>1.001546 <text:s text:c="2"/>1916.3 <text:s text:c="2"/>206.6 <text:s text:c="2"/>-6.0 <text:s/>-26.2</text:p>
          </table:table-cell>
        </table:table-row>
        <table:table-row table:style-name="ro1">
          <table:table-cell/>
          <table:table-cell office:value-type="string">
            <text:p><text:s text:c="2"/>Apr 10 <text:s text:c="3"/>8949.5 <text:s text:c="2"/>13:14:45.0 <text:s text:c="2"/>-01:19.5 <text:s text:c="3"/>01 16 03.35 <text:s text:c="2"/>+08 02 20.7 <text:s text:c="3"/>1.001834 <text:s text:c="2"/>1915.7 <text:s text:c="2"/>193.4 <text:s text:c="2"/>-6.0 <text:s/>-26.2</text:p>
          </table:table-cell>
        </table:table-row>
        <table:table-row table:style-name="ro1">
          <table:table-cell/>
          <table:table-cell office:value-type="string">
            <text:p><text:s text:c="2"/>Apr 11 <text:s text:c="3"/>8950.5 <text:s text:c="2"/>13:18:41.5 <text:s text:c="2"/>-01:03.5 <text:s text:c="3"/>01 19 43.93 <text:s text:c="2"/>+08 24 25.2 <text:s text:c="3"/>1.002123 <text:s text:c="2"/>1915.2 <text:s text:c="2"/>180.2 <text:s text:c="2"/>-5.9 <text:s/>-26.2</text:p>
          </table:table-cell>
        </table:table-row>
        <table:table-row table:style-name="ro1">
          <table:table-cell/>
          <table:table-cell office:value-type="string">
            <text:p><text:s text:c="2"/>Apr 12 <text:s text:c="3"/>8951.5 <text:s text:c="2"/>13:22:38.1 <text:s text:c="2"/>-00:47.8 <text:s text:c="3"/>01 23 24.82 <text:s text:c="2"/>+08 46 21.3 <text:s text:c="3"/>1.002412 <text:s text:c="2"/>1914.6 <text:s text:c="2"/>167.0 <text:s text:c="2"/>-5.8 <text:s/>-26.1</text:p>
          </table:table-cell>
        </table:table-row>
        <table:table-row table:style-name="ro1">
          <table:table-cell/>
          <table:table-cell office:value-type="string">
            <text:p><text:s text:c="2"/>Apr 13 <text:s text:c="3"/>8952.5 <text:s text:c="2"/>13:26:34.6 <text:s text:c="2"/>-00:32.5 <text:s text:c="3"/>01 27 06.04 <text:s text:c="2"/>+09 08 08.8 <text:s text:c="3"/>1.002702 <text:s text:c="2"/>1914.1 <text:s text:c="2"/>153.8 <text:s text:c="2"/>-5.7 <text:s/>-26.1</text:p>
          </table:table-cell>
        </table:table-row>
        <table:table-row table:style-name="ro1">
          <table:table-cell/>
          <table:table-cell office:value-type="string">
            <text:p><text:s text:c="2"/>Apr 14 <text:s text:c="3"/>8953.5 <text:s text:c="2"/>13:30:31.2 <text:s text:c="2"/>-00:17.5 <text:s text:c="3"/>01 30 47.60 <text:s text:c="2"/>+09 29 47.2 <text:s text:c="3"/>1.002991 <text:s text:c="2"/>1913.5 <text:s text:c="2"/>140.6 <text:s text:c="2"/>-5.7 <text:s/>-26.1</text:p>
          </table:table-cell>
        </table:table-row>
        <table:table-row table:style-name="ro1">
          <table:table-cell/>
          <table:table-cell office:value-type="string">
            <text:p><text:s text:c="2"/>Apr 15 <text:s text:c="3"/>8954.5 <text:s text:c="2"/>13:34:27.7 <text:s text:c="2"/>-00:02.9 <text:s text:c="3"/>01 34 29.51 <text:s text:c="2"/>+09 51 16.3 <text:s text:c="3"/>1.003279 <text:s text:c="2"/>1913.0 <text:s text:c="2"/>127.4 <text:s text:c="2"/>-5.6 <text:s/>-26.0</text:p>
          </table:table-cell>
        </table:table-row>
        <table:table-row table:style-name="ro1">
          <table:table-cell/>
          <table:table-cell office:value-type="string">
            <text:p><text:s text:c="2"/>Apr 16 <text:s text:c="3"/>8955.5 <text:s text:c="2"/>13:38:24.3 <text:s text:c="2"/>+00:11.4 <text:s text:c="3"/>01 38 11.80 <text:s text:c="2"/>+10 12 35.7 <text:s text:c="3"/>1.003567 <text:s text:c="2"/>1912.4 <text:s text:c="2"/>114.2 <text:s text:c="2"/>-5.5 <text:s/>-25.9</text:p>
          </table:table-cell>
        </table:table-row>
        <table:table-row table:style-name="ro1">
          <table:table-cell/>
          <table:table-cell office:value-type="string">
            <text:p><text:s text:c="2"/>Apr 17 <text:s text:c="3"/>8956.5 <text:s text:c="2"/>13:42:20.8 <text:s text:c="2"/>+00:25.3 <text:s text:c="3"/>01 41 54.47 <text:s text:c="2"/>+10 33 45.0 <text:s text:c="3"/>1.003853 <text:s text:c="2"/>1911.9 <text:s text:c="2"/>101.0 <text:s text:c="2"/>-5.4 <text:s/>-25.9</text:p>
          </table:table-cell>
        </table:table-row>
        <table:table-row table:style-name="ro1">
          <table:table-cell/>
          <table:table-cell office:value-type="string">
            <text:p><text:s text:c="2"/>Apr 18 <text:s text:c="3"/>8957.5 <text:s text:c="2"/>13:46:17.4 <text:s text:c="2"/>+00:38.8 <text:s text:c="3"/>01 45 37.54 <text:s text:c="2"/>+10 54 44.0 <text:s text:c="3"/>1.004137 <text:s text:c="2"/>1911.4 <text:s text:c="3"/>87.8 <text:s text:c="2"/>-5.3 <text:s/>-25.8</text:p>
          </table:table-cell>
        </table:table-row>
        <table:table-row table:style-name="ro1">
          <table:table-cell/>
          <table:table-cell office:value-type="string">
            <text:p><text:s text:c="2"/>Apr 19 <text:s text:c="3"/>8958.5 <text:s text:c="2"/>13:50:14.0 <text:s text:c="2"/>+00:51.9 <text:s text:c="3"/>01 49 21.02 <text:s text:c="2"/>+11 15 32.3 <text:s text:c="3"/>1.004419 <text:s text:c="2"/>1910.8 <text:s text:c="3"/>74.6 <text:s text:c="2"/>-5.3 <text:s/>-25.7</text:p>
          </table:table-cell>
        </table:table-row>
        <table:table-row table:style-name="ro1">
          <table:table-cell/>
          <table:table-cell office:value-type="string">
            <text:p><text:s text:c="2"/>Apr 20 <text:s text:c="3"/>8959.5 <text:s text:c="2"/>13:54:10.5 <text:s text:c="2"/>+01:04.5 <text:s text:c="3"/>01 53 04.92 <text:s text:c="2"/>+11 36 09.5 <text:s text:c="3"/>1.004699 <text:s text:c="2"/>1910.3 <text:s text:c="3"/>61.4 <text:s text:c="2"/>-5.2 <text:s/>-25.6</text:p>
          </table:table-cell>
        </table:table-row>
        <table:table-row table:style-name="ro1">
          <table:table-cell/>
          <table:table-cell office:value-type="string">
            <text:p><text:s text:c="2"/>Apr 21 <text:s text:c="3"/>8960.5 <text:s text:c="2"/>13:58:07.1 <text:s text:c="2"/>+01:16.7 <text:s text:c="3"/>01 56 49.26 <text:s text:c="2"/>+11 56 35.3 <text:s text:c="3"/>1.004977 <text:s text:c="2"/>1909.8 <text:s text:c="3"/>48.1 <text:s text:c="2"/>-5.1 <text:s/>-25.5</text:p>
          </table:table-cell>
        </table:table-row>
        <table:table-row table:style-name="ro1">
          <table:table-cell/>
          <table:table-cell office:value-type="string">
            <text:p><text:s text:c="2"/>Apr 22 <text:s text:c="3"/>8961.5 <text:s text:c="2"/>14:02:03.6 <text:s text:c="2"/>+01:28.5 <text:s text:c="3"/>02 00 34.05 <text:s text:c="2"/>+12 16 49.4 <text:s text:c="3"/>1.005251 <text:s text:c="2"/>1909.2 <text:s text:c="3"/>34.9 <text:s text:c="2"/>-5.0 <text:s/>-25.4</text:p>
          </table:table-cell>
        </table:table-row>
        <table:table-row table:style-name="ro1">
          <table:table-cell/>
          <table:table-cell office:value-type="string">
            <text:p><text:s text:c="2"/>Apr 23 <text:s text:c="3"/>8962.5 <text:s text:c="2"/>14:06:00.2 <text:s text:c="2"/>+01:39.8 <text:s text:c="3"/>02 04 19.29 <text:s text:c="2"/>+12 36 51.4 <text:s text:c="3"/>1.005523 <text:s text:c="2"/>1908.7 <text:s text:c="3"/>21.7 <text:s text:c="2"/>-4.9 <text:s/>-25.3</text:p>
          </table:table-cell>
        </table:table-row>
        <table:table-row table:style-name="ro1">
          <table:table-cell/>
          <table:table-cell office:value-type="string">
            <text:p><text:s text:c="2"/>Apr 24 <text:s text:c="3"/>8963.5 <text:s text:c="2"/>14:09:56.7 <text:s text:c="2"/>+01:50.6 <text:s text:c="3"/>02 08 04.99 <text:s text:c="2"/>+12 56 40.9 <text:s text:c="3"/>1.005792 <text:s text:c="2"/>1908.2 <text:s text:c="4"/>8.5 <text:s text:c="2"/>-4.8 <text:s/>-25.1</text:p>
          </table:table-cell>
        </table:table-row>
        <table:table-row table:style-name="ro1">
          <table:table-cell/>
          <table:table-cell office:value-type="string">
            <text:p><text:s text:c="2"/>Apr 25 <text:s text:c="3"/>8964.5 <text:s text:c="2"/>14:13:53.3 <text:s text:c="2"/>+02:01.0 <text:s text:c="3"/>02 11 51.17 <text:s text:c="2"/>+13 16 17.7 <text:s text:c="3"/>1.006059 <text:s text:c="2"/>1907.7 <text:s text:c="2"/>355.3 <text:s text:c="2"/>-4.7 <text:s/>-25.0</text:p>
          </table:table-cell>
        </table:table-row>
        <table:table-row table:style-name="ro1">
          <table:table-cell/>
          <table:table-cell office:value-type="string">
            <text:p><text:s text:c="2"/>Apr 26 <text:s text:c="3"/>8965.5 <text:s text:c="2"/>14:17:49.8 <text:s text:c="2"/>+02:10.9 <text:s text:c="3"/>02 15 37.84 <text:s text:c="2"/>+13 35 41.3 <text:s text:c="3"/>1.006322 <text:s text:c="2"/>1907.2 <text:s text:c="2"/>342.1 <text:s text:c="2"/>-4.6 <text:s/>-24.9</text:p>
          </table:table-cell>
        </table:table-row>
        <table:table-row table:style-name="ro1">
          <table:table-cell/>
          <table:table-cell office:value-type="string">
            <text:p><text:s text:c="2"/>Apr 27 <text:s text:c="3"/>8966.5 <text:s text:c="2"/>14:21:46.4 <text:s text:c="2"/>+02:20.3 <text:s text:c="3"/>02 19 24.99 <text:s text:c="2"/>+13 54 51.5 <text:s text:c="3"/>1.006582 <text:s text:c="2"/>1906.7 <text:s text:c="2"/>328.9 <text:s text:c="2"/>-4.5 <text:s/>-24.7</text:p>
          </table:table-cell>
        </table:table-row>
        <table:table-row table:style-name="ro1">
          <table:table-cell/>
          <table:table-cell office:value-type="string">
            <text:p><text:s text:c="2"/>Apr 28 <text:s text:c="3"/>8967.5 <text:s text:c="2"/>14:25:43.0 <text:s text:c="2"/>+02:29.2 <text:s text:c="3"/>02 23 12.63 <text:s text:c="2"/>+14 13 47.9 <text:s text:c="3"/>1.006839 <text:s text:c="2"/>1906.2 <text:s text:c="2"/>315.7 <text:s text:c="2"/>-4.4 <text:s/>-24.6</text:p>
          </table:table-cell>
        </table:table-row>
        <table:table-row table:style-name="ro1">
          <table:table-cell/>
          <table:table-cell office:value-type="string">
            <text:p><text:s text:c="2"/>Apr 29 <text:s text:c="3"/>8968.5 <text:s text:c="2"/>14:29:39.5 <text:s text:c="2"/>+02:37.6 <text:s text:c="3"/>02 27 00.78 <text:s text:c="2"/>+14 32 30.1 <text:s text:c="3"/>1.007093 <text:s text:c="2"/>1905.7 <text:s text:c="2"/>302.5 <text:s text:c="2"/>-4.3 <text:s/>-24.4</text:p>
          </table:table-cell>
        </table:table-row>
        <table:table-row table:style-name="ro1">
          <table:table-cell/>
          <table:table-cell office:value-type="string">
            <text:p><text:s text:c="2"/>Apr 30 <text:s text:c="3"/>8969.5 <text:s text:c="2"/>14:33:36.1 <text:s text:c="2"/>+02:45.5 <text:s text:c="3"/>02 30 49.43 <text:s text:c="2"/>+14 50 57.8 <text:s text:c="3"/>1.007344 <text:s text:c="2"/>1905.3 <text:s text:c="2"/>289.2 <text:s text:c="2"/>-4.2 <text:s/>-24.2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>
            <text:p>Geocentric Ephemeris for Sun : 2020</text:p>
          </table:table-cell>
        </table:table-row>
        <table:table-row table:style-name="ro1">
          <table:table-cell/>
          <table:table-cell office:value-type="string">
            <text:p>00:00 UTC (Coordinated Universal Tim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<text:s text:c="3"/>Date <text:s text:c="6"/>JD <text:s text:c="5"/>App. GST <text:s text:c="4"/>Equation <text:s text:c="4"/>Apparent <text:s text:c="4"/>Apparent <text:s text:c="5"/>Distance <text:s text:c="3"/>Ang. <text:s text:c="3"/>Hel. <text:s text:c="3"/>Hel. <text:s text:c="2"/>P.A.</text:p>
          </table:table-cell>
        </table:table-row>
        <table:table-row table:style-name="ro1">
          <table:table-cell/>
          <table:table-cell office:value-type="string">
            <text:p><text:s text:c="2"/>(0 UT) <text:s/>(2450000+) <text:s text:c="2"/>(0 UT) <text:s text:c="5"/>of Time <text:s text:c="7"/>R.A. <text:s text:c="5"/>Declination <text:s text:c="15"/>Diam. <text:s text:c="2"/>Long <text:s text:c="3"/>Lat <text:s text:c="3"/>Axis</text:p>
          </table:table-cell>
        </table:table-row>
        <table:table-row table:style-name="ro1">
          <table:table-cell/>
          <table:table-cell office:value-type="string">
            <text:p><text:s text:c="22"/>h <text:s/>m <text:s/>s <text:s text:c="6"/>m <text:s/>s <text:s text:c="6"/>h <text:s/>m <text:s/>s <text:s text:c="7"/>° <text:s/>' <text:s/>" <text:s text:c="8"/>a.u. <text:s text:c="6"/>" <text:s text:c="6"/>° <text:s text:c="5"/>° <text:s text:c="5"/>°</text:p>
          </table:table-cell>
        </table:table-row>
        <table:table-row table:style-name="ro1">
          <table:table-cell/>
          <table:table-cell office:value-type="string">
            <text:p><text:s text:c="2"/>May 01 <text:s text:c="3"/>8970.5 <text:s text:c="2"/>14:37:32.6 <text:s text:c="2"/>+02:52.9 <text:s text:c="3"/>02 34 38.59 <text:s text:c="2"/>+15 09 10.7 <text:s text:c="3"/>1.007594 <text:s text:c="2"/>1904.8 <text:s text:c="2"/>276.0 <text:s text:c="2"/>-4.1 <text:s/>-24.0</text:p>
          </table:table-cell>
        </table:table-row>
        <table:table-row table:style-name="ro1">
          <table:table-cell/>
          <table:table-cell office:value-type="string">
            <text:p><text:s text:c="2"/>May 02 <text:s text:c="3"/>8971.5 <text:s text:c="2"/>14:41:29.2 <text:s text:c="2"/>+02:59.8 <text:s text:c="3"/>02 38 28.27 <text:s text:c="2"/>+15 27 08.5 <text:s text:c="3"/>1.007840 <text:s text:c="2"/>1904.3 <text:s text:c="2"/>262.8 <text:s text:c="2"/>-4.0 <text:s/>-23.9</text:p>
          </table:table-cell>
        </table:table-row>
        <table:table-row table:style-name="ro1">
          <table:table-cell/>
          <table:table-cell office:value-type="string">
            <text:p><text:s text:c="2"/>May 03 <text:s text:c="3"/>8972.5 <text:s text:c="2"/>14:45:25.7 <text:s text:c="2"/>+03:06.2 <text:s text:c="3"/>02 42 18.47 <text:s text:c="2"/>+15 44 50.8 <text:s text:c="3"/>1.008085 <text:s text:c="2"/>1903.9 <text:s text:c="2"/>249.6 <text:s text:c="2"/>-3.9 <text:s/>-23.7</text:p>
          </table:table-cell>
        </table:table-row>
        <table:table-row table:style-name="ro1">
          <table:table-cell/>
          <table:table-cell office:value-type="string">
            <text:p><text:s text:c="2"/>May 04 <text:s text:c="3"/>8973.5 <text:s text:c="2"/>14:49:22.3 <text:s text:c="2"/>+03:12.0 <text:s text:c="3"/>02 46 09.19 <text:s text:c="2"/>+16 02 17.3 <text:s text:c="3"/>1.008328 <text:s text:c="2"/>1903.4 <text:s text:c="2"/>236.4 <text:s text:c="2"/>-3.8 <text:s/>-23.5</text:p>
          </table:table-cell>
        </table:table-row>
        <table:table-row table:style-name="ro1">
          <table:table-cell/>
          <table:table-cell office:value-type="string">
            <text:p><text:s text:c="2"/>May 05 <text:s text:c="3"/>8974.5 <text:s text:c="2"/>14:53:18.8 <text:s text:c="2"/>+03:17.3 <text:s text:c="3"/>02 50 00.46 <text:s text:c="2"/>+16 19 27.7 <text:s text:c="3"/>1.008570 <text:s text:c="2"/>1903.0 <text:s text:c="2"/>223.1 <text:s text:c="2"/>-3.7 <text:s/>-23.3</text:p>
          </table:table-cell>
        </table:table-row>
        <table:table-row table:style-name="ro1">
          <table:table-cell/>
          <table:table-cell office:value-type="string">
            <text:p><text:s text:c="2"/>May 06 <text:s text:c="3"/>8975.5 <text:s text:c="2"/>14:57:15.4 <text:s text:c="2"/>+03:22.0 <text:s text:c="3"/>02 53 52.27 <text:s text:c="2"/>+16 36 21.7 <text:s text:c="3"/>1.008810 <text:s text:c="2"/>1902.5 <text:s text:c="2"/>209.9 <text:s text:c="2"/>-3.6 <text:s/>-23.1</text:p>
          </table:table-cell>
        </table:table-row>
        <table:table-row table:style-name="ro1">
          <table:table-cell/>
          <table:table-cell office:value-type="string">
            <text:p><text:s text:c="2"/>May 07 <text:s text:c="3"/>8976.5 <text:s text:c="2"/>15:01:12.0 <text:s text:c="2"/>+03:26.2 <text:s text:c="3"/>02 57 44.65 <text:s text:c="2"/>+16 52 59.1 <text:s text:c="3"/>1.009050 <text:s text:c="2"/>1902.0 <text:s text:c="2"/>196.7 <text:s text:c="2"/>-3.5 <text:s/>-22.8</text:p>
          </table:table-cell>
        </table:table-row>
        <table:table-row table:style-name="ro1">
          <table:table-cell/>
          <table:table-cell office:value-type="string">
            <text:p><text:s text:c="2"/>May 08 <text:s text:c="3"/>8977.5 <text:s text:c="2"/>15:05:08.5 <text:s text:c="2"/>+03:29.8 <text:s text:c="3"/>03 01 37.59 <text:s text:c="2"/>+17 09 19.5 <text:s text:c="3"/>1.009288 <text:s text:c="2"/>1901.6 <text:s text:c="2"/>183.5 <text:s text:c="2"/>-3.4 <text:s/>-22.6</text:p>
          </table:table-cell>
        </table:table-row>
        <table:table-row table:style-name="ro1">
          <table:table-cell/>
          <table:table-cell office:value-type="string">
            <text:p><text:s text:c="2"/>May 09 <text:s text:c="3"/>8978.5 <text:s text:c="2"/>15:09:05.1 <text:s text:c="2"/>+03:32.8 <text:s text:c="3"/>03 05 31.11 <text:s text:c="2"/>+17 25 22.8 <text:s text:c="3"/>1.009525 <text:s text:c="2"/>1901.2 <text:s text:c="2"/>170.3 <text:s text:c="2"/>-3.3 <text:s/>-22.4</text:p>
          </table:table-cell>
        </table:table-row>
        <table:table-row table:style-name="ro1">
          <table:table-cell/>
          <table:table-cell office:value-type="string">
            <text:p><text:s text:c="2"/>May 10 <text:s text:c="3"/>8979.5 <text:s text:c="2"/>15:13:01.6 <text:s text:c="2"/>+03:35.3 <text:s text:c="3"/>03 09 25.21 <text:s text:c="2"/>+17 41 08.7 <text:s text:c="3"/>1.009760 <text:s text:c="2"/>1900.7 <text:s text:c="2"/>157.0 <text:s text:c="2"/>-3.2 <text:s/>-22.1</text:p>
          </table:table-cell>
        </table:table-row>
        <table:table-row table:style-name="ro1">
          <table:table-cell/>
          <table:table-cell office:value-type="string">
            <text:p><text:s text:c="2"/>May 11 <text:s text:c="3"/>8980.5 <text:s text:c="2"/>15:16:58.2 <text:s text:c="2"/>+03:37.2 <text:s text:c="3"/>03 13 19.90 <text:s text:c="2"/>+17 56 36.9 <text:s text:c="3"/>1.009994 <text:s text:c="2"/>1900.3 <text:s text:c="2"/>143.8 <text:s text:c="2"/>-3.1 <text:s/>-21.9</text:p>
          </table:table-cell>
        </table:table-row>
        <table:table-row table:style-name="ro1">
          <table:table-cell/>
          <table:table-cell office:value-type="string">
            <text:p><text:s text:c="2"/>May 12 <text:s text:c="3"/>8981.5 <text:s text:c="2"/>15:20:54.7 <text:s text:c="2"/>+03:38.5 <text:s text:c="3"/>03 17 15.17 <text:s text:c="2"/>+18 11 47.0 <text:s text:c="3"/>1.010226 <text:s text:c="2"/>1899.8 <text:s text:c="2"/>130.6 <text:s text:c="2"/>-3.0 <text:s/>-21.6</text:p>
          </table:table-cell>
        </table:table-row>
        <table:table-row table:style-name="ro1">
          <table:table-cell/>
          <table:table-cell office:value-type="string">
            <text:p><text:s text:c="2"/>May 13 <text:s text:c="3"/>8982.5 <text:s text:c="2"/>15:24:51.3 <text:s text:c="2"/>+03:39.2 <text:s text:c="3"/>03 21 11.03 <text:s text:c="2"/>+18 26 38.9 <text:s text:c="3"/>1.010456 <text:s text:c="2"/>1899.4 <text:s text:c="2"/>117.4 <text:s text:c="2"/>-2.9 <text:s/>-21.4</text:p>
          </table:table-cell>
        </table:table-row>
        <table:table-row table:style-name="ro1">
          <table:table-cell/>
          <table:table-cell office:value-type="string">
            <text:p><text:s text:c="2"/>May 14 <text:s text:c="3"/>8983.5 <text:s text:c="2"/>15:28:47.8 <text:s text:c="2"/>+03:39.3 <text:s text:c="3"/>03 25 07.47 <text:s text:c="2"/>+18 41 12.3 <text:s text:c="3"/>1.010682 <text:s text:c="2"/>1899.0 <text:s text:c="2"/>104.1 <text:s text:c="2"/>-2.8 <text:s/>-21.1</text:p>
          </table:table-cell>
        </table:table-row>
        <table:table-row table:style-name="ro1">
          <table:table-cell/>
          <table:table-cell office:value-type="string">
            <text:p><text:s text:c="2"/>May 15 <text:s text:c="3"/>8984.5 <text:s text:c="2"/>15:32:44.4 <text:s text:c="2"/>+03:38.8 <text:s text:c="3"/>03 29 04.50 <text:s text:c="2"/>+18 55 26.7 <text:s text:c="3"/>1.010906 <text:s text:c="2"/>1898.6 <text:s text:c="3"/>90.9 <text:s text:c="2"/>-2.6 <text:s/>-20.8</text:p>
          </table:table-cell>
        </table:table-row>
        <table:table-row table:style-name="ro1">
          <table:table-cell/>
          <table:table-cell office:value-type="string">
            <text:p><text:s text:c="2"/>May 16 <text:s text:c="3"/>8985.5 <text:s text:c="2"/>15:36:41.0 <text:s text:c="2"/>+03:37.8 <text:s text:c="3"/>03 33 02.10 <text:s text:c="2"/>+19 09 22.1 <text:s text:c="3"/>1.011127 <text:s text:c="2"/>1898.1 <text:s text:c="3"/>77.7 <text:s text:c="2"/>-2.5 <text:s/>-20.6</text:p>
          </table:table-cell>
        </table:table-row>
        <table:table-row table:style-name="ro1">
          <table:table-cell/>
          <table:table-cell office:value-type="string">
            <text:p><text:s text:c="2"/>May 17 <text:s text:c="3"/>8986.5 <text:s text:c="2"/>15:40:37.5 <text:s text:c="2"/>+03:36.1 <text:s text:c="3"/>03 37 00.28 <text:s text:c="2"/>+19 22 58.0 <text:s text:c="3"/>1.011344 <text:s text:c="2"/>1897.7 <text:s text:c="3"/>64.5 <text:s text:c="2"/>-2.4 <text:s/>-20.3</text:p>
          </table:table-cell>
        </table:table-row>
        <table:table-row table:style-name="ro1">
          <table:table-cell/>
          <table:table-cell office:value-type="string">
            <text:p><text:s text:c="2"/>May 18 <text:s text:c="3"/>8987.5 <text:s text:c="2"/>15:44:34.1 <text:s text:c="2"/>+03:33.9 <text:s text:c="3"/>03 40 59.04 <text:s text:c="2"/>+19 36 14.3 <text:s text:c="3"/>1.011557 <text:s text:c="2"/>1897.3 <text:s text:c="3"/>51.2 <text:s text:c="2"/>-2.3 <text:s/>-20.0</text:p>
          </table:table-cell>
        </table:table-row>
        <table:table-row table:style-name="ro1">
          <table:table-cell/>
          <table:table-cell office:value-type="string">
            <text:p><text:s text:c="2"/>May 19 <text:s text:c="3"/>8988.5 <text:s text:c="2"/>15:48:30.6 <text:s text:c="2"/>+03:31.2 <text:s text:c="3"/>03 44 58.36 <text:s text:c="2"/>+19 49 10.5 <text:s text:c="3"/>1.011766 <text:s text:c="2"/>1896.9 <text:s text:c="3"/>38.0 <text:s text:c="2"/>-2.2 <text:s/>-19.7</text:p>
          </table:table-cell>
        </table:table-row>
        <table:table-row table:style-name="ro1">
          <table:table-cell/>
          <table:table-cell office:value-type="string">
            <text:p><text:s text:c="2"/>May 20 <text:s text:c="3"/>8989.5 <text:s text:c="2"/>15:52:27.2 <text:s text:c="2"/>+03:27.8 <text:s text:c="3"/>03 48 58.24 <text:s text:c="2"/>+20 01 46.6 <text:s text:c="3"/>1.011970 <text:s text:c="2"/>1896.6 <text:s text:c="3"/>24.8 <text:s text:c="2"/>-2.1 <text:s/>-19.4</text:p>
          </table:table-cell>
        </table:table-row>
        <table:table-row table:style-name="ro1">
          <table:table-cell/>
          <table:table-cell office:value-type="string">
            <text:p><text:s text:c="2"/>May 21 <text:s text:c="3"/>8990.5 <text:s text:c="2"/>15:56:23.7 <text:s text:c="2"/>+03:24.0 <text:s text:c="3"/>03 52 58.67 <text:s text:c="2"/>+20 14 02.2 <text:s text:c="3"/>1.012170 <text:s text:c="2"/>1896.2 <text:s text:c="3"/>11.6 <text:s text:c="2"/>-2.0 <text:s/>-19.1</text:p>
          </table:table-cell>
        </table:table-row>
        <table:table-row table:style-name="ro1">
          <table:table-cell/>
          <table:table-cell office:value-type="string">
            <text:p><text:s text:c="2"/>May 22 <text:s text:c="3"/>8991.5 <text:s text:c="2"/>16:00:20.3 <text:s text:c="2"/>+03:19.5 <text:s text:c="3"/>03 56 59.63 <text:s text:c="2"/>+20 25 57.0 <text:s text:c="3"/>1.012366 <text:s text:c="2"/>1895.8 <text:s text:c="2"/>358.3 <text:s text:c="2"/>-1.8 <text:s/>-18.8</text:p>
          </table:table-cell>
        </table:table-row>
        <table:table-row table:style-name="ro1">
          <table:table-cell/>
          <table:table-cell office:value-type="string">
            <text:p><text:s text:c="2"/>May 23 <text:s text:c="3"/>8992.5 <text:s text:c="2"/>16:04:16.8 <text:s text:c="2"/>+03:14.6 <text:s text:c="3"/>04 01 01.13 <text:s text:c="2"/>+20 37 30.8 <text:s text:c="3"/>1.012556 <text:s text:c="2"/>1895.5 <text:s text:c="2"/>345.1 <text:s text:c="2"/>-1.7 <text:s/>-18.4</text:p>
          </table:table-cell>
        </table:table-row>
        <table:table-row table:style-name="ro1">
          <table:table-cell/>
          <table:table-cell office:value-type="string">
            <text:p><text:s text:c="2"/>May 24 <text:s text:c="3"/>8993.5 <text:s text:c="2"/>16:08:13.4 <text:s text:c="2"/>+03:09.2 <text:s text:c="3"/>04 05 03.14 <text:s text:c="2"/>+20 48 43.4 <text:s text:c="3"/>1.012741 <text:s text:c="2"/>1895.1 <text:s text:c="2"/>331.9 <text:s text:c="2"/>-1.6 <text:s/>-18.1</text:p>
          </table:table-cell>
        </table:table-row>
        <table:table-row table:style-name="ro1">
          <table:table-cell/>
          <table:table-cell office:value-type="string">
            <text:p><text:s text:c="2"/>May 25 <text:s text:c="3"/>8994.5 <text:s text:c="2"/>16:12:10.0 <text:s text:c="2"/>+03:03.2 <text:s text:c="3"/>04 09 05.65 <text:s text:c="2"/>+20 59 34.5 <text:s text:c="3"/>1.012922 <text:s text:c="2"/>1894.8 <text:s text:c="2"/>318.6 <text:s text:c="2"/>-1.5 <text:s/>-17.8</text:p>
          </table:table-cell>
        </table:table-row>
        <table:table-row table:style-name="ro1">
          <table:table-cell/>
          <table:table-cell office:value-type="string">
            <text:p><text:s text:c="2"/>May 26 <text:s text:c="3"/>8995.5 <text:s text:c="2"/>16:16:06.5 <text:s text:c="2"/>+02:56.8 <text:s text:c="3"/>04 13 08.64 <text:s text:c="2"/>+21 10 03.8 <text:s text:c="3"/>1.013097 <text:s text:c="2"/>1894.4 <text:s text:c="2"/>305.4 <text:s text:c="2"/>-1.4 <text:s/>-17.4</text:p>
          </table:table-cell>
        </table:table-row>
        <table:table-row table:style-name="ro1">
          <table:table-cell/>
          <table:table-cell office:value-type="string">
            <text:p><text:s text:c="2"/>May 27 <text:s text:c="3"/>8996.5 <text:s text:c="2"/>16:20:03.1 <text:s text:c="2"/>+02:49.9 <text:s text:c="3"/>04 17 12.10 <text:s text:c="2"/>+21 20 11.2 <text:s text:c="3"/>1.013268 <text:s text:c="2"/>1894.1 <text:s text:c="2"/>292.2 <text:s text:c="2"/>-1.2 <text:s/>-17.1</text:p>
          </table:table-cell>
        </table:table-row>
        <table:table-row table:style-name="ro1">
          <table:table-cell/>
          <table:table-cell office:value-type="string">
            <text:p><text:s text:c="2"/>May 28 <text:s text:c="3"/>8997.5 <text:s text:c="2"/>16:23:59.6 <text:s text:c="2"/>+02:42.5 <text:s text:c="3"/>04 21 16.01 <text:s text:c="2"/>+21 29 56.4 <text:s text:c="3"/>1.013433 <text:s text:c="2"/>1893.8 <text:s text:c="2"/>278.9 <text:s text:c="2"/>-1.1 <text:s/>-16.7</text:p>
          </table:table-cell>
        </table:table-row>
        <table:table-row table:style-name="ro1">
          <table:table-cell/>
          <table:table-cell office:value-type="string">
            <text:p><text:s text:c="2"/>May 29 <text:s text:c="3"/>8998.5 <text:s text:c="2"/>16:27:56.2 <text:s text:c="2"/>+02:34.7 <text:s text:c="3"/>04 25 20.35 <text:s text:c="2"/>+21 39 19.1 <text:s text:c="3"/>1.013594 <text:s text:c="2"/>1893.5 <text:s text:c="2"/>265.7 <text:s text:c="2"/>-1.0 <text:s/>-16.4</text:p>
          </table:table-cell>
        </table:table-row>
        <table:table-row table:style-name="ro1">
          <table:table-cell/>
          <table:table-cell office:value-type="string">
            <text:p><text:s text:c="2"/>May 30 <text:s text:c="3"/>8999.5 <text:s text:c="2"/>16:31:52.7 <text:s text:c="2"/>+02:26.5 <text:s text:c="3"/>04 29 25.11 <text:s text:c="2"/>+21 48 19.3 <text:s text:c="3"/>1.013751 <text:s text:c="2"/>1893.2 <text:s text:c="2"/>252.5 <text:s text:c="2"/>-0.9 <text:s/>-16.0</text:p>
          </table:table-cell>
        </table:table-row>
        <table:table-row table:style-name="ro1">
          <table:table-cell/>
          <table:table-cell office:value-type="string">
            <text:p><text:s text:c="2"/>May 31 <text:s text:c="3"/>9000.5 <text:s text:c="2"/>16:35:49.3 <text:s text:c="2"/>+02:17.9 <text:s text:c="3"/>04 33 30.26 <text:s text:c="2"/>+21 56 56.5 <text:s text:c="3"/>1.013904 <text:s text:c="2"/>1892.9 <text:s text:c="2"/>239.2 <text:s text:c="2"/>-0.8 <text:s/>-15.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<text:s text:c="2"/>Jun 01 <text:s text:c="3"/>9001.5 <text:s text:c="2"/>16:39:45.8 <text:s text:c="2"/>+02:09.0 <text:s text:c="3"/>04 37 35.80 <text:s text:c="2"/>+22 05 10.8 <text:s text:c="3"/>1.014053 <text:s text:c="2"/>1892.7 <text:s text:c="2"/>226.0 <text:s text:c="2"/>-0.6 <text:s/>-15.3</text:p>
          </table:table-cell>
        </table:table-row>
        <table:table-row table:style-name="ro1">
          <table:table-cell/>
          <table:table-cell office:value-type="string">
            <text:p><text:s text:c="2"/>Jun 02 <text:s text:c="3"/>9002.5 <text:s text:c="2"/>16:43:42.4 <text:s text:c="2"/>+01:59.6 <text:s text:c="3"/>04 41 41.72 <text:s text:c="2"/>+22 13 01.9 <text:s text:c="3"/>1.014199 <text:s text:c="2"/>1892.4 <text:s text:c="2"/>212.8 <text:s text:c="2"/>-0.5 <text:s/>-14.9</text:p>
          </table:table-cell>
        </table:table-row>
        <table:table-row table:style-name="ro1">
          <table:table-cell/>
          <table:table-cell office:value-type="string">
            <text:p><text:s text:c="2"/>Jun 03 <text:s text:c="3"/>9003.5 <text:s text:c="2"/>16:47:39.0 <text:s text:c="2"/>+01:49.9 <text:s text:c="3"/>04 45 47.99 <text:s text:c="2"/>+22 20 29.6 <text:s text:c="3"/>1.014341 <text:s text:c="2"/>1892.1 <text:s text:c="2"/>199.5 <text:s text:c="2"/>-0.4 <text:s/>-14.5</text:p>
          </table:table-cell>
        </table:table-row>
        <table:table-row table:style-name="ro1">
          <table:table-cell/>
          <table:table-cell office:value-type="string">
            <text:p><text:s text:c="2"/>Jun 04 <text:s text:c="3"/>9004.5 <text:s text:c="2"/>16:51:35.5 <text:s text:c="2"/>+01:39.8 <text:s text:c="3"/>04 49 54.61 <text:s text:c="2"/>+22 27 33.9 <text:s text:c="3"/>1.014481 <text:s text:c="2"/>1891.9 <text:s text:c="2"/>186.3 <text:s text:c="2"/>-0.3 <text:s/>-14.1</text:p>
          </table:table-cell>
        </table:table-row>
        <table:table-row table:style-name="ro1">
          <table:table-cell/>
          <table:table-cell office:value-type="string">
            <text:p><text:s text:c="2"/>Jun 05 <text:s text:c="3"/>9005.5 <text:s text:c="2"/>16:55:32.1 <text:s text:c="2"/>+01:29.4 <text:s text:c="3"/>04 54 01.57 <text:s text:c="2"/>+22 34 14.5 <text:s text:c="3"/>1.014617 <text:s text:c="2"/>1891.6 <text:s text:c="2"/>173.1 <text:s text:c="2"/>-0.2 <text:s/>-13.7</text:p>
          </table:table-cell>
        </table:table-row>
        <table:table-row table:style-name="ro1">
          <table:table-cell/>
          <table:table-cell office:value-type="string">
            <text:p><text:s text:c="2"/>Jun 06 <text:s text:c="3"/>9006.5 <text:s text:c="2"/>16:59:28.6 <text:s text:c="2"/>+01:18.7 <text:s text:c="3"/>04 58 08.85 <text:s text:c="2"/>+22 40 31.5 <text:s text:c="3"/>1.014751 <text:s text:c="2"/>1891.4 <text:s text:c="2"/>159.8 <text:s text:c="2"/>-0.0 <text:s/>-13.3</text:p>
          </table:table-cell>
        </table:table-row>
        <table:table-row table:style-name="ro1">
          <table:table-cell/>
          <table:table-cell office:value-type="string">
            <text:p><text:s text:c="2"/>Jun 07 <text:s text:c="3"/>9007.5 <text:s text:c="2"/>17:03:25.2 <text:s text:c="2"/>+01:07.7 <text:s text:c="3"/>05 02 16.43 <text:s text:c="2"/>+22 46 24.6 <text:s text:c="3"/>1.014883 <text:s text:c="2"/>1891.1 <text:s text:c="2"/>146.6 <text:s text:c="3"/>0.1 <text:s/>-12.9</text:p>
          </table:table-cell>
        </table:table-row>
        <table:table-row table:style-name="ro1">
          <table:table-cell/>
          <table:table-cell office:value-type="string">
            <text:p><text:s text:c="2"/>Jun 08 <text:s text:c="3"/>9008.5 <text:s text:c="2"/>17:07:21.7 <text:s text:c="2"/>+00:56.4 <text:s text:c="3"/>05 06 24.29 <text:s text:c="2"/>+22 51 53.7 <text:s text:c="3"/>1.015011 <text:s text:c="2"/>1890.9 <text:s text:c="2"/>133.4 <text:s text:c="3"/>0.2 <text:s/>-12.5</text:p>
          </table:table-cell>
        </table:table-row>
        <table:table-row table:style-name="ro1">
          <table:table-cell/>
          <table:table-cell office:value-type="string">
            <text:p><text:s text:c="2"/>Jun 09 <text:s text:c="3"/>9009.5 <text:s text:c="2"/>17:11:18.3 <text:s text:c="2"/>+00:44.8 <text:s text:c="3"/>05 10 32.43 <text:s text:c="2"/>+22 56 58.8 <text:s text:c="3"/>1.015136 <text:s text:c="2"/>1890.6 <text:s text:c="2"/>120.1 <text:s text:c="3"/>0.3 <text:s/>-12.1</text:p>
          </table:table-cell>
        </table:table-row>
        <table:table-row table:style-name="ro1">
          <table:table-cell/>
          <table:table-cell office:value-type="string">
            <text:p><text:s text:c="2"/>Jun 10 <text:s text:c="3"/>9010.5 <text:s text:c="2"/>17:15:14.8 <text:s text:c="2"/>+00:33.0 <text:s text:c="3"/>05 14 40.82 <text:s text:c="2"/>+23 01 39.8 <text:s text:c="3"/>1.015259 <text:s text:c="2"/>1890.4 <text:s text:c="2"/>106.9 <text:s text:c="3"/>0.4 <text:s/>-11.7</text:p>
          </table:table-cell>
        </table:table-row>
        <table:table-row table:style-name="ro1">
          <table:table-cell/>
          <table:table-cell office:value-type="string">
            <text:p><text:s text:c="2"/>Jun 11 <text:s text:c="3"/>9011.5 <text:s text:c="2"/>17:19:11.4 <text:s text:c="2"/>+00:20.9 <text:s text:c="3"/>05 18 49.44 <text:s text:c="2"/>+23 05 56.4 <text:s text:c="3"/>1.015377 <text:s text:c="2"/>1890.2 <text:s text:c="3"/>93.7 <text:s text:c="3"/>0.6 <text:s/>-11.3</text:p>
          </table:table-cell>
        </table:table-row>
        <table:table-row table:style-name="ro1">
          <table:table-cell/>
          <table:table-cell office:value-type="string">
            <text:p><text:s text:c="2"/>Jun 12 <text:s text:c="3"/>9012.5 <text:s text:c="2"/>17:23:08.0 <text:s text:c="2"/>+00:08.6 <text:s text:c="3"/>05 22 58.27 <text:s text:c="2"/>+23 09 48.7 <text:s text:c="3"/>1.015491 <text:s text:c="2"/>1890.0 <text:s text:c="3"/>80.4 <text:s text:c="3"/>0.7 <text:s/>-10.9</text:p>
          </table:table-cell>
        </table:table-row>
        <table:table-row table:style-name="ro1">
          <table:table-cell/>
          <table:table-cell office:value-type="string">
            <text:p><text:s text:c="2"/>Jun 13 <text:s text:c="3"/>9013.5 <text:s text:c="2"/>17:27:04.5 <text:s text:c="2"/>-00:03.8 <text:s text:c="3"/>05 27 07.29 <text:s text:c="2"/>+23 13 16.5 <text:s text:c="3"/>1.015602 <text:s text:c="2"/>1889.8 <text:s text:c="3"/>67.2 <text:s text:c="3"/>0.8 <text:s/>-10.5</text:p>
          </table:table-cell>
        </table:table-row>
        <table:table-row table:style-name="ro1">
          <table:table-cell/>
          <table:table-cell office:value-type="string">
            <text:p><text:s text:c="2"/>Jun 14 <text:s text:c="3"/>9014.5 <text:s text:c="2"/>17:31:01.1 <text:s text:c="2"/>-00:16.5 <text:s text:c="3"/>05 31 16.48 <text:s text:c="2"/>+23 16 19.8 <text:s text:c="3"/>1.015708 <text:s text:c="2"/>1889.6 <text:s text:c="3"/>54.0 <text:s text:c="3"/>0.9 <text:s/>-10.0</text:p>
          </table:table-cell>
        </table:table-row>
        <table:table-row table:style-name="ro1">
          <table:table-cell/>
          <table:table-cell office:value-type="string">
            <text:p><text:s text:c="2"/>Jun 15 <text:s text:c="3"/>9015.5 <text:s text:c="2"/>17:34:57.6 <text:s text:c="2"/>-00:29.3 <text:s text:c="3"/>05 35 25.82 <text:s text:c="2"/>+23 18 58.5 <text:s text:c="3"/>1.015809 <text:s text:c="2"/>1889.4 <text:s text:c="3"/>40.7 <text:s text:c="3"/>1.0 <text:s text:c="2"/>-9.6</text:p>
          </table:table-cell>
        </table:table-row>
        <table:table-row table:style-name="ro1">
          <table:table-cell/>
          <table:table-cell office:value-type="string">
            <text:p><text:s text:c="2"/>Jun 16 <text:s text:c="3"/>9016.5 <text:s text:c="2"/>17:38:54.2 <text:s text:c="2"/>-00:42.2 <text:s text:c="3"/>05 39 35.29 <text:s text:c="2"/>+23 21 12.5 <text:s text:c="3"/>1.015905 <text:s text:c="2"/>1889.2 <text:s text:c="3"/>27.5 <text:s text:c="3"/>1.2 <text:s text:c="2"/>-9.2</text:p>
          </table:table-cell>
        </table:table-row>
        <table:table-row table:style-name="ro1">
          <table:table-cell/>
          <table:table-cell office:value-type="string">
            <text:p><text:s text:c="2"/>Jun 17 <text:s text:c="3"/>9017.5 <text:s text:c="2"/>17:42:50.7 <text:s text:c="2"/>-00:55.2 <text:s text:c="3"/>05 43 44.86 <text:s text:c="2"/>+23 23 01.8 <text:s text:c="3"/>1.015997 <text:s text:c="2"/>1889.0 <text:s text:c="3"/>14.2 <text:s text:c="3"/>1.3 <text:s text:c="2"/>-8.8</text:p>
          </table:table-cell>
        </table:table-row>
        <table:table-row table:style-name="ro1">
          <table:table-cell/>
          <table:table-cell office:value-type="string">
            <text:p><text:s text:c="2"/>Jun 18 <text:s text:c="3"/>9018.5 <text:s text:c="2"/>17:46:47.3 <text:s text:c="2"/>-01:08.3 <text:s text:c="3"/>05 47 54.50 <text:s text:c="2"/>+23 24 26.4 <text:s text:c="3"/>1.016082 <text:s text:c="2"/>1888.9 <text:s text:c="4"/>1.0 <text:s text:c="3"/>1.4 <text:s text:c="2"/>-8.3</text:p>
          </table:table-cell>
        </table:table-row>
        <table:table-row table:style-name="ro1">
          <table:table-cell/>
          <table:table-cell office:value-type="string">
            <text:p><text:s text:c="2"/>Jun 19 <text:s text:c="3"/>9019.5 <text:s text:c="2"/>17:50:43.8 <text:s text:c="2"/>-01:21.4 <text:s text:c="3"/>05 52 04.20 <text:s text:c="2"/>+23 25 26.2 <text:s text:c="3"/>1.016162 <text:s text:c="2"/>1888.7 <text:s text:c="2"/>347.8 <text:s text:c="3"/>1.5 <text:s text:c="2"/>-7.9</text:p>
          </table:table-cell>
        </table:table-row>
        <table:table-row table:style-name="ro1">
          <table:table-cell/>
          <table:table-cell office:value-type="string">
            <text:p><text:s text:c="2"/>Jun 20 <text:s text:c="3"/>9020.5 <text:s text:c="2"/>17:54:40.4 <text:s text:c="2"/>-01:34.6 <text:s text:c="3"/>05 56 13.92 <text:s text:c="2"/>+23 26 01.1 <text:s text:c="3"/>1.016237 <text:s text:c="2"/>1888.6 <text:s text:c="2"/>334.5 <text:s text:c="3"/>1.6 <text:s text:c="2"/>-7.4</text:p>
          </table:table-cell>
        </table:table-row>
        <table:table-row table:style-name="ro1">
          <table:table-cell/>
          <table:table-cell office:value-type="string">
            <text:p><text:s text:c="2"/>Jun 21 <text:s text:c="3"/>9021.5 <text:s text:c="2"/>17:58:37.0 <text:s text:c="2"/>-01:47.7 <text:s text:c="3"/>06 00 23.64 <text:s text:c="2"/>+23 26 11.3 <text:s text:c="3"/>1.016305 <text:s text:c="2"/>1888.5 <text:s text:c="2"/>321.3 <text:s text:c="3"/>1.8 <text:s text:c="2"/>-7.0</text:p>
          </table:table-cell>
        </table:table-row>
        <table:table-row table:style-name="ro1">
          <table:table-cell/>
          <table:table-cell office:value-type="string">
            <text:p><text:s text:c="2"/>Jun 22 <text:s text:c="3"/>9022.5 <text:s text:c="2"/>18:02:33.5 <text:s text:c="2"/>-02:00.9 <text:s text:c="3"/>06 04 33.33 <text:s text:c="2"/>+23 25 56.7 <text:s text:c="3"/>1.016367 <text:s text:c="2"/>1888.4 <text:s text:c="2"/>308.1 <text:s text:c="3"/>1.9 <text:s text:c="2"/>-6.6</text:p>
          </table:table-cell>
        </table:table-row>
        <table:table-row table:style-name="ro1">
          <table:table-cell/>
          <table:table-cell office:value-type="string">
            <text:p><text:s text:c="2"/>Jun 23 <text:s text:c="3"/>9023.5 <text:s text:c="2"/>18:06:30.1 <text:s text:c="2"/>-02:13.9 <text:s text:c="3"/>06 08 42.96 <text:s text:c="2"/>+23 25 17.3 <text:s text:c="3"/>1.016424 <text:s text:c="2"/>1888.2 <text:s text:c="2"/>294.8 <text:s text:c="3"/>2.0 <text:s text:c="2"/>-6.1</text:p>
          </table:table-cell>
        </table:table-row>
        <table:table-row table:style-name="ro1">
          <table:table-cell/>
          <table:table-cell office:value-type="string">
            <text:p><text:s text:c="2"/>Jun 24 <text:s text:c="3"/>9024.5 <text:s text:c="2"/>18:10:26.6 <text:s text:c="2"/>-02:26.9 <text:s text:c="3"/>06 12 52.49 <text:s text:c="2"/>+23 24 13.1 <text:s text:c="3"/>1.016474 <text:s text:c="2"/>1888.2 <text:s text:c="2"/>281.6 <text:s text:c="3"/>2.1 <text:s text:c="2"/>-5.7</text:p>
          </table:table-cell>
        </table:table-row>
        <table:table-row table:style-name="ro1">
          <table:table-cell/>
          <table:table-cell office:value-type="string">
            <text:p><text:s text:c="2"/>Jun 25 <text:s text:c="3"/>9025.5 <text:s text:c="2"/>18:14:23.2 <text:s text:c="2"/>-02:39.7 <text:s text:c="3"/>06 17 01.91 <text:s text:c="2"/>+23 22 44.1 <text:s text:c="3"/>1.016518 <text:s text:c="2"/>1888.1 <text:s text:c="2"/>268.3 <text:s text:c="3"/>2.2 <text:s text:c="2"/>-5.2</text:p>
          </table:table-cell>
        </table:table-row>
        <table:table-row table:style-name="ro1">
          <table:table-cell/>
          <table:table-cell office:value-type="string">
            <text:p><text:s text:c="2"/>Jun 26 <text:s text:c="3"/>9026.5 <text:s text:c="2"/>18:18:19.7 <text:s text:c="2"/>-02:52.5 <text:s text:c="3"/>06 21 11.17 <text:s text:c="2"/>+23 20 50.5 <text:s text:c="3"/>1.016557 <text:s text:c="2"/>1888.0 <text:s text:c="2"/>255.1 <text:s text:c="3"/>2.3 <text:s text:c="2"/>-4.8</text:p>
          </table:table-cell>
        </table:table-row>
        <table:table-row table:style-name="ro1">
          <table:table-cell/>
          <table:table-cell office:value-type="string">
            <text:p><text:s text:c="2"/>Jun 27 <text:s text:c="3"/>9027.5 <text:s text:c="2"/>18:22:16.3 <text:s text:c="2"/>-03:05.0 <text:s text:c="3"/>06 25 20.27 <text:s text:c="2"/>+23 18 32.2 <text:s text:c="3"/>1.016590 <text:s text:c="2"/>1887.9 <text:s text:c="2"/>241.9 <text:s text:c="3"/>2.4 <text:s text:c="2"/>-4.3</text:p>
          </table:table-cell>
        </table:table-row>
        <table:table-row table:style-name="ro1">
          <table:table-cell/>
          <table:table-cell office:value-type="string">
            <text:p><text:s text:c="2"/>Jun 28 <text:s text:c="3"/>9028.5 <text:s text:c="2"/>18:26:12.8 <text:s text:c="2"/>-03:17.3 <text:s text:c="3"/>06 29 29.16 <text:s text:c="2"/>+23 15 49.3 <text:s text:c="3"/>1.016618 <text:s text:c="2"/>1887.9 <text:s text:c="2"/>228.6 <text:s text:c="3"/>2.6 <text:s text:c="2"/>-3.9</text:p>
          </table:table-cell>
        </table:table-row>
        <table:table-row table:style-name="ro1">
          <table:table-cell/>
          <table:table-cell office:value-type="string">
            <text:p><text:s text:c="2"/>Jun 29 <text:s text:c="3"/>9029.5 <text:s text:c="2"/>18:30:09.4 <text:s text:c="2"/>-03:29.5 <text:s text:c="3"/>06 33 37.83 <text:s text:c="2"/>+23 12 41.9 <text:s text:c="3"/>1.016641 <text:s text:c="2"/>1887.8 <text:s text:c="2"/>215.4 <text:s text:c="3"/>2.7 <text:s text:c="2"/>-3.4</text:p>
          </table:table-cell>
        </table:table-row>
        <table:table-row table:style-name="ro1">
          <table:table-cell/>
          <table:table-cell office:value-type="string">
            <text:p><text:s text:c="2"/>Jun 30 <text:s text:c="3"/>9030.5 <text:s text:c="2"/>18:34:05.9 <text:s text:c="2"/>-03:41.3 <text:s text:c="3"/>06 37 46.27 <text:s text:c="2"/>+23 09 10.0 <text:s text:c="3"/>1.016659 <text:s text:c="2"/>1887.8 <text:s text:c="2"/>202.2 <text:s text:c="3"/>2.8 <text:s text:c="2"/>-3.0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>
            <text:p>Geocentric Ephemeris for Sun : 2020</text:p>
          </table:table-cell>
        </table:table-row>
        <table:table-row table:style-name="ro1">
          <table:table-cell/>
          <table:table-cell office:value-type="string">
            <text:p>00:00 UTC (Coordinated Universal Tim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<text:s text:c="3"/>Date <text:s text:c="6"/>JD <text:s text:c="5"/>App. GST <text:s text:c="4"/>Equation <text:s text:c="4"/>Apparent <text:s text:c="4"/>Apparent <text:s text:c="5"/>Distance <text:s text:c="3"/>Ang. <text:s text:c="3"/>Hel. <text:s text:c="3"/>Hel. <text:s text:c="2"/>P.A.</text:p>
          </table:table-cell>
        </table:table-row>
        <table:table-row table:style-name="ro1">
          <table:table-cell/>
          <table:table-cell office:value-type="string">
            <text:p><text:s text:c="2"/>(0 UT) <text:s/>(2450000+) <text:s text:c="2"/>(0 UT) <text:s text:c="5"/>of Time <text:s text:c="7"/>R.A. <text:s text:c="5"/>Declination <text:s text:c="15"/>Diam. <text:s text:c="2"/>Long <text:s text:c="3"/>Lat <text:s text:c="3"/>Axis</text:p>
          </table:table-cell>
        </table:table-row>
        <table:table-row table:style-name="ro1">
          <table:table-cell/>
          <table:table-cell office:value-type="string">
            <text:p><text:s text:c="22"/>h <text:s/>m <text:s/>s <text:s text:c="6"/>m <text:s/>s <text:s text:c="6"/>h <text:s/>m <text:s/>s <text:s text:c="7"/>° <text:s/>' <text:s/>" <text:s text:c="8"/>a.u. <text:s text:c="6"/>" <text:s text:c="6"/>° <text:s text:c="5"/>° <text:s text:c="5"/>°</text:p>
          </table:table-cell>
        </table:table-row>
        <table:table-row table:style-name="ro1">
          <table:table-cell/>
          <table:table-cell office:value-type="string">
            <text:p><text:s text:c="2"/>Jul 01 <text:s text:c="3"/>9031.5 <text:s text:c="2"/>18:38:02.5 <text:s text:c="2"/>-03:53.0 <text:s text:c="3"/>06 41 54.44 <text:s text:c="2"/>+23 05 13.8 <text:s text:c="3"/>1.016673 <text:s text:c="2"/>1887.8 <text:s text:c="2"/>188.9 <text:s text:c="3"/>2.9 <text:s text:c="2"/>-2.5</text:p>
          </table:table-cell>
        </table:table-row>
        <table:table-row table:style-name="ro1">
          <table:table-cell/>
          <table:table-cell office:value-type="string">
            <text:p><text:s text:c="2"/>Jul 02 <text:s text:c="3"/>9032.5 <text:s text:c="2"/>18:41:59.1 <text:s text:c="2"/>-04:04.3 <text:s text:c="3"/>06 46 02.34 <text:s text:c="2"/>+23 00 53.4 <text:s text:c="3"/>1.016684 <text:s text:c="2"/>1887.8 <text:s text:c="2"/>175.7 <text:s text:c="3"/>3.0 <text:s text:c="2"/>-2.1</text:p>
          </table:table-cell>
        </table:table-row>
        <table:table-row table:style-name="ro1">
          <table:table-cell/>
          <table:table-cell office:value-type="string">
            <text:p><text:s text:c="2"/>Jul 03 <text:s text:c="3"/>9033.5 <text:s text:c="2"/>18:45:55.6 <text:s text:c="2"/>-04:15.3 <text:s text:c="3"/>06 50 09.94 <text:s text:c="2"/>+22 56 08.9 <text:s text:c="3"/>1.016691 <text:s text:c="2"/>1887.8 <text:s text:c="2"/>162.5 <text:s text:c="3"/>3.1 <text:s text:c="2"/>-1.6</text:p>
          </table:table-cell>
        </table:table-row>
        <table:table-row table:style-name="ro1">
          <table:table-cell/>
          <table:table-cell office:value-type="string">
            <text:p><text:s text:c="2"/>Jul 04 <text:s text:c="3"/>9034.5 <text:s text:c="2"/>18:49:52.2 <text:s text:c="2"/>-04:26.1 <text:s text:c="3"/>06 54 17.22 <text:s text:c="2"/>+22 51 00.5 <text:s text:c="3"/>1.016694 <text:s text:c="2"/>1887.7 <text:s text:c="2"/>149.2 <text:s text:c="3"/>3.2 <text:s text:c="2"/>-1.1</text:p>
          </table:table-cell>
        </table:table-row>
        <table:table-row table:style-name="ro1">
          <table:table-cell/>
          <table:table-cell office:value-type="string">
            <text:p><text:s text:c="2"/>Jul 05 <text:s text:c="3"/>9035.5 <text:s text:c="2"/>18:53:48.7 <text:s text:c="2"/>-04:36.4 <text:s text:c="3"/>06 58 24.18 <text:s text:c="2"/>+22 45 28.3 <text:s text:c="3"/>1.016694 <text:s text:c="2"/>1887.7 <text:s text:c="2"/>136.0 <text:s text:c="3"/>3.3 <text:s text:c="2"/>-0.7</text:p>
          </table:table-cell>
        </table:table-row>
        <table:table-row table:style-name="ro1">
          <table:table-cell/>
          <table:table-cell office:value-type="string">
            <text:p><text:s text:c="2"/>Jul 06 <text:s text:c="3"/>9036.5 <text:s text:c="2"/>18:57:45.3 <text:s text:c="2"/>-04:46.5 <text:s text:c="3"/>07 02 30.79 <text:s text:c="2"/>+22 39 32.3 <text:s text:c="3"/>1.016690 <text:s text:c="2"/>1887.8 <text:s text:c="2"/>122.7 <text:s text:c="3"/>3.4 <text:s text:c="2"/>-0.2</text:p>
          </table:table-cell>
        </table:table-row>
        <table:table-row table:style-name="ro1">
          <table:table-cell/>
          <table:table-cell office:value-type="string">
            <text:p><text:s text:c="2"/>Jul 07 <text:s text:c="3"/>9037.5 <text:s text:c="2"/>19:01:41.8 <text:s text:c="2"/>-04:56.2 <text:s text:c="3"/>07 06 37.04 <text:s text:c="2"/>+22 33 12.9 <text:s text:c="3"/>1.016684 <text:s text:c="2"/>1887.8 <text:s text:c="2"/>109.5 <text:s text:c="3"/>3.5 <text:s text:c="3"/>0.2</text:p>
          </table:table-cell>
        </table:table-row>
        <table:table-row table:style-name="ro1">
          <table:table-cell/>
          <table:table-cell office:value-type="string">
            <text:p><text:s text:c="2"/>Jul 08 <text:s text:c="3"/>9038.5 <text:s text:c="2"/>19:05:38.4 <text:s text:c="2"/>-05:05.5 <text:s text:c="3"/>07 10 42.91 <text:s text:c="2"/>+22 26 30.1 <text:s text:c="3"/>1.016673 <text:s text:c="2"/>1887.8 <text:s text:c="3"/>96.3 <text:s text:c="3"/>3.6 <text:s text:c="3"/>0.7</text:p>
          </table:table-cell>
        </table:table-row>
        <table:table-row table:style-name="ro1">
          <table:table-cell/>
          <table:table-cell office:value-type="string">
            <text:p><text:s text:c="2"/>Jul 09 <text:s text:c="3"/>9039.5 <text:s text:c="2"/>19:09:34.9 <text:s text:c="2"/>-05:14.4 <text:s text:c="3"/>07 14 48.39 <text:s text:c="2"/>+22 19 24.0 <text:s text:c="3"/>1.016659 <text:s text:c="2"/>1887.8 <text:s text:c="3"/>83.0 <text:s text:c="3"/>3.7 <text:s text:c="3"/>1.1</text:p>
          </table:table-cell>
        </table:table-row>
        <table:table-row table:style-name="ro1">
          <table:table-cell/>
          <table:table-cell office:value-type="string">
            <text:p><text:s text:c="2"/>Jul 10 <text:s text:c="3"/>9040.5 <text:s text:c="2"/>19:13:31.5 <text:s text:c="2"/>-05:22.9 <text:s text:c="3"/>07 18 53.46 <text:s text:c="2"/>+22 11 54.9 <text:s text:c="3"/>1.016642 <text:s text:c="2"/>1887.8 <text:s text:c="3"/>69.8 <text:s text:c="3"/>3.9 <text:s text:c="3"/>1.6</text:p>
          </table:table-cell>
        </table:table-row>
        <table:table-row table:style-name="ro1">
          <table:table-cell/>
          <table:table-cell office:value-type="string">
            <text:p><text:s text:c="2"/>Jul 11 <text:s text:c="3"/>9041.5 <text:s text:c="2"/>19:17:28.1 <text:s text:c="2"/>-05:31.0 <text:s text:c="3"/>07 22 58.11 <text:s text:c="2"/>+22 04 02.8 <text:s text:c="3"/>1.016620 <text:s text:c="2"/>1887.9 <text:s text:c="3"/>56.6 <text:s text:c="3"/>4.0 <text:s text:c="3"/>2.0</text:p>
          </table:table-cell>
        </table:table-row>
        <table:table-row table:style-name="ro1">
          <table:table-cell/>
          <table:table-cell office:value-type="string">
            <text:p><text:s text:c="2"/>Jul 12 <text:s text:c="3"/>9042.5 <text:s text:c="2"/>19:21:24.6 <text:s text:c="2"/>-05:38.7 <text:s text:c="3"/>07 27 02.33 <text:s text:c="2"/>+21 55 48.1 <text:s text:c="3"/>1.016594 <text:s text:c="2"/>1887.9 <text:s text:c="3"/>43.3 <text:s text:c="3"/>4.1 <text:s text:c="3"/>2.5</text:p>
          </table:table-cell>
        </table:table-row>
        <table:table-row table:style-name="ro1">
          <table:table-cell/>
          <table:table-cell office:value-type="string">
            <text:p><text:s text:c="2"/>Jul 13 <text:s text:c="3"/>9043.5 <text:s text:c="2"/>19:25:21.2 <text:s text:c="2"/>-05:45.9 <text:s text:c="3"/>07 31 06.10 <text:s text:c="2"/>+21 47 10.7 <text:s text:c="3"/>1.016563 <text:s text:c="2"/>1888.0 <text:s text:c="3"/>30.1 <text:s text:c="3"/>4.2 <text:s text:c="3"/>2.9</text:p>
          </table:table-cell>
        </table:table-row>
        <table:table-row table:style-name="ro1">
          <table:table-cell/>
          <table:table-cell office:value-type="string">
            <text:p><text:s text:c="2"/>Jul 14 <text:s text:c="3"/>9044.5 <text:s text:c="2"/>19:29:17.7 <text:s text:c="2"/>-05:52.7 <text:s text:c="3"/>07 35 09.41 <text:s text:c="2"/>+21 38 11.0 <text:s text:c="3"/>1.016528 <text:s text:c="2"/>1888.1 <text:s text:c="3"/>16.9 <text:s text:c="3"/>4.3 <text:s text:c="3"/>3.3</text:p>
          </table:table-cell>
        </table:table-row>
        <table:table-row table:style-name="ro1">
          <table:table-cell/>
          <table:table-cell office:value-type="string">
            <text:p><text:s text:c="2"/>Jul 15 <text:s text:c="3"/>9045.5 <text:s text:c="2"/>19:33:14.3 <text:s text:c="2"/>-05:59.0 <text:s text:c="3"/>07 39 12.25 <text:s text:c="2"/>+21 28 49.1 <text:s text:c="3"/>1.016487 <text:s text:c="2"/>1888.1 <text:s text:c="4"/>3.6 <text:s text:c="3"/>4.3 <text:s text:c="3"/>3.8</text:p>
          </table:table-cell>
        </table:table-row>
        <table:table-row table:style-name="ro1">
          <table:table-cell/>
          <table:table-cell office:value-type="string">
            <text:p><text:s text:c="2"/>Jul 16 <text:s text:c="3"/>9046.5 <text:s text:c="2"/>19:37:10.8 <text:s text:c="2"/>-06:04.8 <text:s text:c="3"/>07 43 14.60 <text:s text:c="2"/>+21 19 05.3 <text:s text:c="3"/>1.016442 <text:s text:c="2"/>1888.2 <text:s text:c="2"/>350.4 <text:s text:c="3"/>4.4 <text:s text:c="3"/>4.2</text:p>
          </table:table-cell>
        </table:table-row>
        <table:table-row table:style-name="ro1">
          <table:table-cell/>
          <table:table-cell office:value-type="string">
            <text:p><text:s text:c="2"/>Jul 17 <text:s text:c="3"/>9047.5 <text:s text:c="2"/>19:41:07.4 <text:s text:c="2"/>-06:10.0 <text:s text:c="3"/>07 47 16.45 <text:s text:c="2"/>+21 08 59.7 <text:s text:c="3"/>1.016391 <text:s text:c="2"/>1888.3 <text:s text:c="2"/>337.2 <text:s text:c="3"/>4.5 <text:s text:c="3"/>4.7</text:p>
          </table:table-cell>
        </table:table-row>
        <table:table-row table:style-name="ro1">
          <table:table-cell/>
          <table:table-cell office:value-type="string">
            <text:p><text:s text:c="2"/>Jul 18 <text:s text:c="3"/>9048.5 <text:s text:c="2"/>19:45:03.9 <text:s text:c="2"/>-06:14.8 <text:s text:c="3"/>07 51 17.79 <text:s text:c="2"/>+20 58 32.6 <text:s text:c="3"/>1.016334 <text:s text:c="2"/>1888.4 <text:s text:c="2"/>323.9 <text:s text:c="3"/>4.6 <text:s text:c="3"/>5.1</text:p>
          </table:table-cell>
        </table:table-row>
        <table:table-row table:style-name="ro1">
          <table:table-cell/>
          <table:table-cell office:value-type="string">
            <text:p><text:s text:c="2"/>Jul 19 <text:s text:c="3"/>9049.5 <text:s text:c="2"/>19:49:00.5 <text:s text:c="2"/>-06:19.1 <text:s text:c="3"/>07 55 18.59 <text:s text:c="2"/>+20 47 44.2 <text:s text:c="3"/>1.016272 <text:s text:c="2"/>1888.5 <text:s text:c="2"/>310.7 <text:s text:c="3"/>4.7 <text:s text:c="3"/>5.5</text:p>
          </table:table-cell>
        </table:table-row>
        <table:table-row table:style-name="ro1">
          <table:table-cell/>
          <table:table-cell office:value-type="string">
            <text:p><text:s text:c="2"/>Jul 20 <text:s text:c="3"/>9050.5 <text:s text:c="2"/>19:52:57.1 <text:s text:c="2"/>-06:22.8 <text:s text:c="3"/>07 59 18.86 <text:s text:c="2"/>+20 36 34.7 <text:s text:c="3"/>1.016203 <text:s text:c="2"/>1888.7 <text:s text:c="2"/>297.5 <text:s text:c="3"/>4.8 <text:s text:c="3"/>6.0</text:p>
          </table:table-cell>
        </table:table-row>
        <table:table-row table:style-name="ro1">
          <table:table-cell/>
          <table:table-cell office:value-type="string">
            <text:p><text:s text:c="2"/>Jul 21 <text:s text:c="3"/>9051.5 <text:s text:c="2"/>19:56:53.6 <text:s text:c="2"/>-06:25.9 <text:s text:c="3"/>08 03 18.56 <text:s text:c="2"/>+20 25 04.5 <text:s text:c="3"/>1.016129 <text:s text:c="2"/>1888.8 <text:s text:c="2"/>284.3 <text:s text:c="3"/>4.9 <text:s text:c="3"/>6.4</text:p>
          </table:table-cell>
        </table:table-row>
        <table:table-row table:style-name="ro1">
          <table:table-cell/>
          <table:table-cell office:value-type="string">
            <text:p><text:s text:c="2"/>Jul 22 <text:s text:c="3"/>9052.5 <text:s text:c="2"/>20:00:50.2 <text:s text:c="2"/>-06:28.5 <text:s text:c="3"/>08 07 17.70 <text:s text:c="2"/>+20 13 13.7 <text:s text:c="3"/>1.016048 <text:s text:c="2"/>1888.9 <text:s text:c="2"/>271.0 <text:s text:c="3"/>5.0 <text:s text:c="3"/>6.8</text:p>
          </table:table-cell>
        </table:table-row>
        <table:table-row table:style-name="ro1">
          <table:table-cell/>
          <table:table-cell office:value-type="string">
            <text:p><text:s text:c="2"/>Jul 23 <text:s text:c="3"/>9053.5 <text:s text:c="2"/>20:04:46.7 <text:s text:c="2"/>-06:30.5 <text:s text:c="3"/>08 11 16.24 <text:s text:c="2"/>+20 01 02.7 <text:s text:c="3"/>1.015962 <text:s text:c="2"/>1889.1 <text:s text:c="2"/>257.8 <text:s text:c="3"/>5.1 <text:s text:c="3"/>7.3</text:p>
          </table:table-cell>
        </table:table-row>
        <table:table-row table:style-name="ro1">
          <table:table-cell/>
          <table:table-cell office:value-type="string">
            <text:p><text:s text:c="2"/>Jul 24 <text:s text:c="3"/>9054.5 <text:s text:c="2"/>20:08:43.3 <text:s text:c="2"/>-06:31.9 <text:s text:c="3"/>08 15 14.19 <text:s text:c="2"/>+19 48 31.6 <text:s text:c="3"/>1.015870 <text:s text:c="2"/>1889.3 <text:s text:c="2"/>244.6 <text:s text:c="3"/>5.2 <text:s text:c="3"/>7.7</text:p>
          </table:table-cell>
        </table:table-row>
        <table:table-row table:style-name="ro1">
          <table:table-cell/>
          <table:table-cell office:value-type="string">
            <text:p><text:s text:c="2"/>Jul 25 <text:s text:c="3"/>9055.5 <text:s text:c="2"/>20:12:39.8 <text:s text:c="2"/>-06:32.7 <text:s text:c="3"/>08 19 11.53 <text:s text:c="2"/>+19 35 40.7 <text:s text:c="3"/>1.015772 <text:s text:c="2"/>1889.5 <text:s text:c="2"/>231.3 <text:s text:c="3"/>5.2 <text:s text:c="3"/>8.1</text:p>
          </table:table-cell>
        </table:table-row>
        <table:table-row table:style-name="ro1">
          <table:table-cell/>
          <table:table-cell office:value-type="string">
            <text:p><text:s text:c="2"/>Jul 26 <text:s text:c="3"/>9056.5 <text:s text:c="2"/>20:16:36.4 <text:s text:c="2"/>-06:32.8 <text:s text:c="3"/>08 23 08.26 <text:s text:c="2"/>+19 22 30.4 <text:s text:c="3"/>1.015668 <text:s text:c="2"/>1889.7 <text:s text:c="2"/>218.1 <text:s text:c="3"/>5.3 <text:s text:c="3"/>8.5</text:p>
          </table:table-cell>
        </table:table-row>
        <table:table-row table:style-name="ro1">
          <table:table-cell/>
          <table:table-cell office:value-type="string">
            <text:p><text:s text:c="2"/>Jul 27 <text:s text:c="3"/>9057.5 <text:s text:c="2"/>20:20:32.9 <text:s text:c="2"/>-06:32.4 <text:s text:c="3"/>08 27 04.36 <text:s text:c="2"/>+19 09 00.8 <text:s text:c="3"/>1.015560 <text:s text:c="2"/>1889.9 <text:s text:c="2"/>204.9 <text:s text:c="3"/>5.4 <text:s text:c="3"/>8.9</text:p>
          </table:table-cell>
        </table:table-row>
        <table:table-row table:style-name="ro1">
          <table:table-cell/>
          <table:table-cell office:value-type="string">
            <text:p><text:s text:c="2"/>Jul 28 <text:s text:c="3"/>9058.5 <text:s text:c="2"/>20:24:29.5 <text:s text:c="2"/>-06:31.3 <text:s text:c="3"/>08 30 59.85 <text:s text:c="2"/>+18 55 12.3 <text:s text:c="3"/>1.015447 <text:s text:c="2"/>1890.1 <text:s text:c="2"/>191.7 <text:s text:c="3"/>5.5 <text:s text:c="3"/>9.4</text:p>
          </table:table-cell>
        </table:table-row>
        <table:table-row table:style-name="ro1">
          <table:table-cell/>
          <table:table-cell office:value-type="string">
            <text:p><text:s text:c="2"/>Jul 29 <text:s text:c="3"/>9059.5 <text:s text:c="2"/>20:28:26.1 <text:s text:c="2"/>-06:29.6 <text:s text:c="3"/>08 34 54.71 <text:s text:c="2"/>+18 41 05.1 <text:s text:c="3"/>1.015329 <text:s text:c="2"/>1890.3 <text:s text:c="2"/>178.4 <text:s text:c="3"/>5.6 <text:s text:c="3"/>9.8</text:p>
          </table:table-cell>
        </table:table-row>
        <table:table-row table:style-name="ro1">
          <table:table-cell/>
          <table:table-cell office:value-type="string">
            <text:p><text:s text:c="2"/>Jul 30 <text:s text:c="3"/>9060.5 <text:s text:c="2"/>20:32:22.6 <text:s text:c="2"/>-06:27.3 <text:s text:c="3"/>08 38 48.95 <text:s text:c="2"/>+18 26 39.6 <text:s text:c="3"/>1.015208 <text:s text:c="2"/>1890.5 <text:s text:c="2"/>165.2 <text:s text:c="3"/>5.6 <text:s text:c="2"/>10.2</text:p>
          </table:table-cell>
        </table:table-row>
        <table:table-row table:style-name="ro1">
          <table:table-cell/>
          <table:table-cell office:value-type="string">
            <text:p><text:s text:c="2"/>Jul 31 <text:s text:c="3"/>9061.5 <text:s text:c="2"/>20:36:19.2 <text:s text:c="2"/>-06:24.4 <text:s text:c="3"/>08 42 42.57 <text:s text:c="2"/>+18 11 56.0 <text:s text:c="3"/>1.015083 <text:s text:c="2"/>1890.7 <text:s text:c="2"/>152.0 <text:s text:c="3"/>5.7 <text:s text:c="2"/>10.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<text:s text:c="2"/>Aug 01 <text:s text:c="3"/>9062.5 <text:s text:c="2"/>20:40:15.7 <text:s text:c="2"/>-06:20.8 <text:s text:c="3"/>08 46 35.57 <text:s text:c="2"/>+17 56 54.7 <text:s text:c="3"/>1.014955 <text:s text:c="2"/>1891.0 <text:s text:c="2"/>138.7 <text:s text:c="3"/>5.8 <text:s text:c="2"/>11.0</text:p>
          </table:table-cell>
        </table:table-row>
        <table:table-row table:style-name="ro1">
          <table:table-cell/>
          <table:table-cell office:value-type="string">
            <text:p><text:s text:c="2"/>Aug 02 <text:s text:c="3"/>9063.5 <text:s text:c="2"/>20:44:12.3 <text:s text:c="2"/>-06:16.6 <text:s text:c="3"/>08 50 27.95 <text:s text:c="2"/>+17 41 35.9 <text:s text:c="3"/>1.014824 <text:s text:c="2"/>1891.2 <text:s text:c="2"/>125.5 <text:s text:c="3"/>5.9 <text:s text:c="2"/>11.4</text:p>
          </table:table-cell>
        </table:table-row>
        <table:table-row table:style-name="ro1">
          <table:table-cell/>
          <table:table-cell office:value-type="string">
            <text:p><text:s text:c="2"/>Aug 03 <text:s text:c="3"/>9064.5 <text:s text:c="2"/>20:48:08.8 <text:s text:c="2"/>-06:11.8 <text:s text:c="3"/>08 54 19.71 <text:s text:c="2"/>+17 25 59.8 <text:s text:c="3"/>1.014690 <text:s text:c="2"/>1891.5 <text:s text:c="2"/>112.3 <text:s text:c="3"/>5.9 <text:s text:c="2"/>11.7</text:p>
          </table:table-cell>
        </table:table-row>
        <table:table-row table:style-name="ro1">
          <table:table-cell/>
          <table:table-cell office:value-type="string">
            <text:p><text:s text:c="2"/>Aug 04 <text:s text:c="3"/>9065.5 <text:s text:c="2"/>20:52:05.4 <text:s text:c="2"/>-06:06.4 <text:s text:c="3"/>08 58 10.86 <text:s text:c="2"/>+17 10 06.9 <text:s text:c="3"/>1.014553 <text:s text:c="2"/>1891.7 <text:s text:c="3"/>99.1 <text:s text:c="3"/>6.0 <text:s text:c="2"/>12.1</text:p>
          </table:table-cell>
        </table:table-row>
        <table:table-row table:style-name="ro1">
          <table:table-cell/>
          <table:table-cell office:value-type="string">
            <text:p><text:s text:c="2"/>Aug 05 <text:s text:c="3"/>9066.5 <text:s text:c="2"/>20:56:01.9 <text:s text:c="2"/>-06:00.4 <text:s text:c="3"/>09 02 01.41 <text:s text:c="2"/>+16 53 57.4 <text:s text:c="3"/>1.014413 <text:s text:c="2"/>1892.0 <text:s text:c="3"/>85.8 <text:s text:c="3"/>6.1 <text:s text:c="2"/>12.5</text:p>
          </table:table-cell>
        </table:table-row>
        <table:table-row table:style-name="ro1">
          <table:table-cell/>
          <table:table-cell office:value-type="string">
            <text:p><text:s text:c="2"/>Aug 06 <text:s text:c="3"/>9067.5 <text:s text:c="2"/>20:59:58.5 <text:s text:c="2"/>-05:53.8 <text:s text:c="3"/>09 05 51.37 <text:s text:c="2"/>+16 37 31.5 <text:s text:c="3"/>1.014270 <text:s text:c="2"/>1892.3 <text:s text:c="3"/>72.6 <text:s text:c="3"/>6.1 <text:s text:c="2"/>12.9</text:p>
          </table:table-cell>
        </table:table-row>
        <table:table-row table:style-name="ro1">
          <table:table-cell/>
          <table:table-cell office:value-type="string">
            <text:p><text:s text:c="2"/>Aug 07 <text:s text:c="3"/>9068.5 <text:s text:c="2"/>21:03:55.1 <text:s text:c="2"/>-05:46.6 <text:s text:c="3"/>09 09 40.73 <text:s text:c="2"/>+16 20 49.5 <text:s text:c="3"/>1.014125 <text:s text:c="2"/>1892.5 <text:s text:c="3"/>59.4 <text:s text:c="3"/>6.2 <text:s text:c="2"/>13.3</text:p>
          </table:table-cell>
        </table:table-row>
        <table:table-row table:style-name="ro1">
          <table:table-cell/>
          <table:table-cell office:value-type="string">
            <text:p><text:s text:c="2"/>Aug 08 <text:s text:c="3"/>9069.5 <text:s text:c="2"/>21:07:51.6 <text:s text:c="2"/>-05:38.9 <text:s text:c="3"/>09 13 29.52 <text:s text:c="2"/>+16 03 51.7 <text:s text:c="3"/>1.013976 <text:s text:c="2"/>1892.8 <text:s text:c="3"/>46.2 <text:s text:c="3"/>6.3 <text:s text:c="2"/>13.6</text:p>
          </table:table-cell>
        </table:table-row>
        <table:table-row table:style-name="ro1">
          <table:table-cell/>
          <table:table-cell office:value-type="string">
            <text:p><text:s text:c="2"/>Aug 09 <text:s text:c="3"/>9070.5 <text:s text:c="2"/>21:11:48.2 <text:s text:c="2"/>-05:30.5 <text:s text:c="3"/>09 17 17.74 <text:s text:c="2"/>+15 46 38.5 <text:s text:c="3"/>1.013824 <text:s text:c="2"/>1893.1 <text:s text:c="3"/>33.0 <text:s text:c="3"/>6.3 <text:s text:c="2"/>14.0</text:p>
          </table:table-cell>
        </table:table-row>
        <table:table-row table:style-name="ro1">
          <table:table-cell/>
          <table:table-cell office:value-type="string">
            <text:p><text:s text:c="2"/>Aug 10 <text:s text:c="3"/>9071.5 <text:s text:c="2"/>21:15:44.7 <text:s text:c="2"/>-05:21.6 <text:s text:c="3"/>09 21 05.39 <text:s text:c="2"/>+15 29 10.0 <text:s text:c="3"/>1.013668 <text:s text:c="2"/>1893.4 <text:s text:c="3"/>19.7 <text:s text:c="3"/>6.4 <text:s text:c="2"/>14.4</text:p>
          </table:table-cell>
        </table:table-row>
        <table:table-row table:style-name="ro1">
          <table:table-cell/>
          <table:table-cell office:value-type="string">
            <text:p><text:s text:c="2"/>Aug 11 <text:s text:c="3"/>9072.5 <text:s text:c="2"/>21:19:41.3 <text:s text:c="2"/>-05:12.2 <text:s text:c="3"/>09 24 52.49 <text:s text:c="2"/>+15 11 26.6 <text:s text:c="3"/>1.013509 <text:s text:c="2"/>1893.7 <text:s text:c="4"/>6.5 <text:s text:c="3"/>6.4 <text:s text:c="2"/>14.7</text:p>
          </table:table-cell>
        </table:table-row>
        <table:table-row table:style-name="ro1">
          <table:table-cell/>
          <table:table-cell office:value-type="string">
            <text:p><text:s text:c="2"/>Aug 12 <text:s text:c="3"/>9073.5 <text:s text:c="2"/>21:23:37.8 <text:s text:c="2"/>-05:02.2 <text:s text:c="3"/>09 28 39.05 <text:s text:c="2"/>+14 53 28.6 <text:s text:c="3"/>1.013346 <text:s text:c="2"/>1894.0 <text:s text:c="2"/>353.3 <text:s text:c="3"/>6.5 <text:s text:c="2"/>15.1</text:p>
          </table:table-cell>
        </table:table-row>
        <table:table-row table:style-name="ro1">
          <table:table-cell/>
          <table:table-cell office:value-type="string">
            <text:p><text:s text:c="2"/>Aug 13 <text:s text:c="3"/>9074.5 <text:s text:c="2"/>21:27:34.4 <text:s text:c="2"/>-04:51.7 <text:s text:c="3"/>09 32 25.07 <text:s text:c="2"/>+14 35 16.2 <text:s text:c="3"/>1.013180 <text:s text:c="2"/>1894.3 <text:s text:c="2"/>340.1 <text:s text:c="3"/>6.5 <text:s text:c="2"/>15.4</text:p>
          </table:table-cell>
        </table:table-row>
        <table:table-row table:style-name="ro1">
          <table:table-cell/>
          <table:table-cell office:value-type="string">
            <text:p><text:s text:c="2"/>Aug 14 <text:s text:c="3"/>9075.5 <text:s text:c="2"/>21:31:30.9 <text:s text:c="2"/>-04:40.6 <text:s text:c="3"/>09 36 10.56 <text:s text:c="2"/>+14 16 49.9 <text:s text:c="3"/>1.013009 <text:s text:c="2"/>1894.6 <text:s text:c="2"/>326.8 <text:s text:c="3"/>6.6 <text:s text:c="2"/>15.8</text:p>
          </table:table-cell>
        </table:table-row>
        <table:table-row table:style-name="ro1">
          <table:table-cell/>
          <table:table-cell office:value-type="string">
            <text:p><text:s text:c="2"/>Aug 15 <text:s text:c="3"/>9076.5 <text:s text:c="2"/>21:35:27.5 <text:s text:c="2"/>-04:29.0 <text:s text:c="3"/>09 39 55.53 <text:s text:c="2"/>+13 58 09.8 <text:s text:c="3"/>1.012834 <text:s text:c="2"/>1894.9 <text:s text:c="2"/>313.6 <text:s text:c="3"/>6.6 <text:s text:c="2"/>16.1</text:p>
          </table:table-cell>
        </table:table-row>
        <table:table-row table:style-name="ro1">
          <table:table-cell/>
          <table:table-cell office:value-type="string">
            <text:p><text:s text:c="2"/>Aug 16 <text:s text:c="3"/>9077.5 <text:s text:c="2"/>21:39:24.1 <text:s text:c="2"/>-04:16.9 <text:s text:c="3"/>09 43 39.99 <text:s text:c="2"/>+13 39 16.4 <text:s text:c="3"/>1.012654 <text:s text:c="2"/>1895.3 <text:s text:c="2"/>300.4 <text:s text:c="3"/>6.7 <text:s text:c="2"/>16.4</text:p>
          </table:table-cell>
        </table:table-row>
        <table:table-row table:style-name="ro1">
          <table:table-cell/>
          <table:table-cell office:value-type="string">
            <text:p><text:s text:c="2"/>Aug 17 <text:s text:c="3"/>9078.5 <text:s text:c="2"/>21:43:20.6 <text:s text:c="2"/>-04:04.3 <text:s text:c="3"/>09 47 23.93 <text:s text:c="2"/>+13 20 09.9 <text:s text:c="3"/>1.012469 <text:s text:c="2"/>1895.6 <text:s text:c="2"/>287.2 <text:s text:c="3"/>6.7 <text:s text:c="2"/>16.8</text:p>
          </table:table-cell>
        </table:table-row>
        <table:table-row table:style-name="ro1">
          <table:table-cell/>
          <table:table-cell office:value-type="string">
            <text:p><text:s text:c="2"/>Aug 18 <text:s text:c="3"/>9079.5 <text:s text:c="2"/>21:47:17.2 <text:s text:c="2"/>-03:51.2 <text:s text:c="3"/>09 51 07.38 <text:s text:c="2"/>+13 00 50.7 <text:s text:c="3"/>1.012280 <text:s text:c="2"/>1896.0 <text:s text:c="2"/>274.0 <text:s text:c="3"/>6.8 <text:s text:c="2"/>17.1</text:p>
          </table:table-cell>
        </table:table-row>
        <table:table-row table:style-name="ro1">
          <table:table-cell/>
          <table:table-cell office:value-type="string">
            <text:p><text:s text:c="2"/>Aug 19 <text:s text:c="3"/>9080.5 <text:s text:c="2"/>21:51:13.7 <text:s text:c="2"/>-03:37.6 <text:s text:c="3"/>09 54 50.33 <text:s text:c="2"/>+12 41 19.1 <text:s text:c="3"/>1.012086 <text:s text:c="2"/>1896.3 <text:s text:c="2"/>260.8 <text:s text:c="3"/>6.8 <text:s text:c="2"/>17.4</text:p>
          </table:table-cell>
        </table:table-row>
        <table:table-row table:style-name="ro1">
          <table:table-cell/>
          <table:table-cell office:value-type="string">
            <text:p><text:s text:c="2"/>Aug 20 <text:s text:c="3"/>9081.5 <text:s text:c="2"/>21:55:10.3 <text:s text:c="2"/>-03:23.5 <text:s text:c="3"/>09 58 32.79 <text:s text:c="2"/>+12 21 35.5 <text:s text:c="3"/>1.011886 <text:s text:c="2"/>1896.7 <text:s text:c="2"/>247.5 <text:s text:c="3"/>6.9 <text:s text:c="2"/>17.7</text:p>
          </table:table-cell>
        </table:table-row>
        <table:table-row table:style-name="ro1">
          <table:table-cell/>
          <table:table-cell office:value-type="string">
            <text:p><text:s text:c="2"/>Aug 21 <text:s text:c="3"/>9082.5 <text:s text:c="2"/>21:59:06.8 <text:s text:c="2"/>-03:08.9 <text:s text:c="3"/>10 02 14.77 <text:s text:c="2"/>+12 01 40.1 <text:s text:c="3"/>1.011682 <text:s text:c="2"/>1897.1 <text:s text:c="2"/>234.3 <text:s text:c="3"/>6.9 <text:s text:c="2"/>18.1</text:p>
          </table:table-cell>
        </table:table-row>
        <table:table-row table:style-name="ro1">
          <table:table-cell/>
          <table:table-cell office:value-type="string">
            <text:p><text:s text:c="2"/>Aug 22 <text:s text:c="3"/>9083.5 <text:s text:c="2"/>22:03:03.4 <text:s text:c="2"/>-02:53.9 <text:s text:c="3"/>10 05 56.28 <text:s text:c="2"/>+11 41 33.3 <text:s text:c="3"/>1.011472 <text:s text:c="2"/>1897.5 <text:s text:c="2"/>221.1 <text:s text:c="3"/>6.9 <text:s text:c="2"/>18.4</text:p>
          </table:table-cell>
        </table:table-row>
        <table:table-row table:style-name="ro1">
          <table:table-cell/>
          <table:table-cell office:value-type="string">
            <text:p><text:s text:c="2"/>Aug 23 <text:s text:c="3"/>9084.5 <text:s text:c="2"/>22:06:59.9 <text:s text:c="2"/>-02:38.4 <text:s text:c="3"/>10 09 37.32 <text:s text:c="2"/>+11 21 15.4 <text:s text:c="3"/>1.011259 <text:s text:c="2"/>1897.9 <text:s text:c="2"/>207.9 <text:s text:c="3"/>7.0 <text:s text:c="2"/>18.7</text:p>
          </table:table-cell>
        </table:table-row>
        <table:table-row table:style-name="ro1">
          <table:table-cell/>
          <table:table-cell office:value-type="string">
            <text:p><text:s text:c="2"/>Aug 24 <text:s text:c="3"/>9085.5 <text:s text:c="2"/>22:10:56.5 <text:s text:c="2"/>-02:22.4 <text:s text:c="3"/>10 13 17.92 <text:s text:c="2"/>+11 00 46.8 <text:s text:c="3"/>1.011041 <text:s text:c="2"/>1898.3 <text:s text:c="2"/>194.7 <text:s text:c="3"/>7.0 <text:s text:c="2"/>19.0</text:p>
          </table:table-cell>
        </table:table-row>
        <table:table-row table:style-name="ro1">
          <table:table-cell/>
          <table:table-cell office:value-type="string">
            <text:p><text:s text:c="2"/>Aug 25 <text:s text:c="3"/>9086.5 <text:s text:c="2"/>22:14:53.1 <text:s text:c="2"/>-02:06.0 <text:s text:c="3"/>10 16 58.08 <text:s text:c="2"/>+10 40 07.8 <text:s text:c="3"/>1.010819 <text:s text:c="2"/>1898.7 <text:s text:c="2"/>181.5 <text:s text:c="3"/>7.0 <text:s text:c="2"/>19.3</text:p>
          </table:table-cell>
        </table:table-row>
        <table:table-row table:style-name="ro1">
          <table:table-cell/>
          <table:table-cell office:value-type="string">
            <text:p><text:s text:c="2"/>Aug 26 <text:s text:c="3"/>9087.5 <text:s text:c="2"/>22:18:49.6 <text:s text:c="2"/>-01:49.2 <text:s text:c="3"/>10 20 37.81 <text:s text:c="2"/>+10 19 18.8 <text:s text:c="3"/>1.010593 <text:s text:c="2"/>1899.1 <text:s text:c="2"/>168.3 <text:s text:c="3"/>7.1 <text:s text:c="2"/>19.5</text:p>
          </table:table-cell>
        </table:table-row>
        <table:table-row table:style-name="ro1">
          <table:table-cell/>
          <table:table-cell office:value-type="string">
            <text:p><text:s text:c="2"/>Aug 27 <text:s text:c="3"/>9088.5 <text:s text:c="2"/>22:22:46.2 <text:s text:c="2"/>-01:32.0 <text:s text:c="3"/>10 24 17.14 <text:s text:c="2"/>+09 58 20.0 <text:s text:c="3"/>1.010365 <text:s text:c="2"/>1899.6 <text:s text:c="2"/>155.1 <text:s text:c="3"/>7.1 <text:s text:c="2"/>19.8</text:p>
          </table:table-cell>
        </table:table-row>
        <table:table-row table:style-name="ro1">
          <table:table-cell/>
          <table:table-cell office:value-type="string">
            <text:p><text:s text:c="2"/>Aug 28 <text:s text:c="3"/>9089.5 <text:s text:c="2"/>22:26:42.7 <text:s text:c="2"/>-01:14.3 <text:s text:c="3"/>10 27 56.08 <text:s text:c="2"/>+09 37 11.8 <text:s text:c="3"/>1.010134 <text:s text:c="2"/>1900.0 <text:s text:c="2"/>141.8 <text:s text:c="3"/>7.1 <text:s text:c="2"/>20.1</text:p>
          </table:table-cell>
        </table:table-row>
        <table:table-row table:style-name="ro1">
          <table:table-cell/>
          <table:table-cell office:value-type="string">
            <text:p><text:s text:c="2"/>Aug 29 <text:s text:c="3"/>9090.5 <text:s text:c="2"/>22:30:39.3 <text:s text:c="2"/>-00:56.3 <text:s text:c="3"/>10 31 34.64 <text:s text:c="2"/>+09 15 54.6 <text:s text:c="3"/>1.009901 <text:s text:c="2"/>1900.4 <text:s text:c="2"/>128.6 <text:s text:c="3"/>7.1 <text:s text:c="2"/>20.4</text:p>
          </table:table-cell>
        </table:table-row>
        <table:table-row table:style-name="ro1">
          <table:table-cell/>
          <table:table-cell office:value-type="string">
            <text:p><text:s text:c="2"/>Aug 30 <text:s text:c="3"/>9091.5 <text:s text:c="2"/>22:34:35.8 <text:s text:c="2"/>-00:38.0 <text:s text:c="3"/>10 35 12.84 <text:s text:c="2"/>+08 54 28.6 <text:s text:c="3"/>1.009666 <text:s text:c="2"/>1900.9 <text:s text:c="2"/>115.4 <text:s text:c="3"/>7.2 <text:s text:c="2"/>20.6</text:p>
          </table:table-cell>
        </table:table-row>
        <table:table-row table:style-name="ro1">
          <table:table-cell/>
          <table:table-cell office:value-type="string">
            <text:p><text:s text:c="2"/>Aug 31 <text:s text:c="3"/>9092.5 <text:s text:c="2"/>22:38:32.4 <text:s text:c="2"/>-00:19.3 <text:s text:c="3"/>10 38 50.70 <text:s text:c="2"/>+08 32 54.2 <text:s text:c="3"/>1.009429 <text:s text:c="2"/>1901.3 <text:s text:c="2"/>102.2 <text:s text:c="3"/>7.2 <text:s text:c="2"/>20.9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>
            <text:p>Geocentric Ephemeris for Sun : 2020</text:p>
          </table:table-cell>
        </table:table-row>
        <table:table-row table:style-name="ro1">
          <table:table-cell/>
          <table:table-cell office:value-type="string">
            <text:p>00:00 UTC (Coordinated Universal Tim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<text:s text:c="3"/>Date <text:s text:c="6"/>JD <text:s text:c="5"/>App. GST <text:s text:c="4"/>Equation <text:s text:c="4"/>Apparent <text:s text:c="4"/>Apparent <text:s text:c="5"/>Distance <text:s text:c="3"/>Ang. <text:s text:c="3"/>Hel. <text:s text:c="3"/>Hel. <text:s text:c="2"/>P.A.</text:p>
          </table:table-cell>
        </table:table-row>
        <table:table-row table:style-name="ro1">
          <table:table-cell/>
          <table:table-cell office:value-type="string">
            <text:p><text:s text:c="2"/>(0 UT) <text:s/>(2450000+) <text:s text:c="2"/>(0 UT) <text:s text:c="5"/>of Time <text:s text:c="7"/>R.A. <text:s text:c="5"/>Declination <text:s text:c="15"/>Diam. <text:s text:c="2"/>Long <text:s text:c="3"/>Lat <text:s text:c="3"/>Axis</text:p>
          </table:table-cell>
        </table:table-row>
        <table:table-row table:style-name="ro1">
          <table:table-cell/>
          <table:table-cell office:value-type="string">
            <text:p><text:s text:c="22"/>h <text:s/>m <text:s/>s <text:s text:c="6"/>m <text:s/>s <text:s text:c="6"/>h <text:s/>m <text:s/>s <text:s text:c="7"/>° <text:s/>' <text:s/>" <text:s text:c="8"/>a.u. <text:s text:c="6"/>" <text:s text:c="6"/>° <text:s text:c="5"/>° <text:s text:c="5"/>°</text:p>
          </table:table-cell>
        </table:table-row>
        <table:table-row table:style-name="ro1">
          <table:table-cell/>
          <table:table-cell office:value-type="string">
            <text:p><text:s text:c="2"/>Sep 01 <text:s text:c="3"/>9093.5 <text:s text:c="2"/>22:42:28.9 <text:s text:c="2"/>-00:00.3 <text:s text:c="3"/>10 42 28.25 <text:s text:c="2"/>+08 11 11.7 <text:s text:c="3"/>1.009190 <text:s text:c="2"/>1901.8 <text:s text:c="3"/>89.0 <text:s text:c="3"/>7.2 <text:s text:c="2"/>21.1</text:p>
          </table:table-cell>
        </table:table-row>
        <table:table-row table:style-name="ro1">
          <table:table-cell/>
          <table:table-cell office:value-type="string">
            <text:p><text:s text:c="2"/>Sep 02 <text:s text:c="3"/>9094.5 <text:s text:c="2"/>22:46:25.5 <text:s text:c="2"/>+00:19.0 <text:s text:c="3"/>10 46 05.49 <text:s text:c="2"/>+07 49 21.4 <text:s text:c="3"/>1.008950 <text:s text:c="2"/>1902.2 <text:s text:c="3"/>75.8 <text:s text:c="3"/>7.2 <text:s text:c="2"/>21.4</text:p>
          </table:table-cell>
        </table:table-row>
        <table:table-row table:style-name="ro1">
          <table:table-cell/>
          <table:table-cell office:value-type="string">
            <text:p><text:s text:c="2"/>Sep 03 <text:s text:c="3"/>9095.5 <text:s text:c="2"/>22:50:22.1 <text:s text:c="2"/>+00:38.6 <text:s text:c="3"/>10 49 42.45 <text:s text:c="2"/>+07 27 23.5 <text:s text:c="3"/>1.008708 <text:s text:c="2"/>1902.7 <text:s text:c="3"/>62.6 <text:s text:c="3"/>7.2 <text:s text:c="2"/>21.6</text:p>
          </table:table-cell>
        </table:table-row>
        <table:table-row table:style-name="ro1">
          <table:table-cell/>
          <table:table-cell office:value-type="string">
            <text:p><text:s text:c="2"/>Sep 04 <text:s text:c="3"/>9096.5 <text:s text:c="2"/>22:54:18.6 <text:s text:c="2"/>+00:58.5 <text:s text:c="3"/>10 53 19.16 <text:s text:c="2"/>+07 05 18.4 <text:s text:c="3"/>1.008466 <text:s text:c="2"/>1903.1 <text:s text:c="3"/>49.4 <text:s text:c="3"/>7.2 <text:s text:c="2"/>21.9</text:p>
          </table:table-cell>
        </table:table-row>
        <table:table-row table:style-name="ro1">
          <table:table-cell/>
          <table:table-cell office:value-type="string">
            <text:p><text:s text:c="2"/>Sep 05 <text:s text:c="3"/>9097.5 <text:s text:c="2"/>22:58:15.2 <text:s text:c="2"/>+01:18.5 <text:s text:c="3"/>10 56 55.63 <text:s text:c="2"/>+06 43 06.4 <text:s text:c="3"/>1.008221 <text:s text:c="2"/>1903.6 <text:s text:c="3"/>36.2 <text:s text:c="3"/>7.2 <text:s text:c="2"/>22.1</text:p>
          </table:table-cell>
        </table:table-row>
        <table:table-row table:style-name="ro1">
          <table:table-cell/>
          <table:table-cell office:value-type="string">
            <text:p><text:s text:c="2"/>Sep 06 <text:s text:c="3"/>9098.5 <text:s text:c="2"/>23:02:11.7 <text:s text:c="2"/>+01:38.8 <text:s text:c="3"/>11 00 31.88 <text:s text:c="2"/>+06 20 47.8 <text:s text:c="3"/>1.007976 <text:s text:c="2"/>1904.1 <text:s text:c="3"/>23.0 <text:s text:c="3"/>7.2 <text:s text:c="2"/>22.3</text:p>
          </table:table-cell>
        </table:table-row>
        <table:table-row table:style-name="ro1">
          <table:table-cell/>
          <table:table-cell office:value-type="string">
            <text:p><text:s text:c="2"/>Sep 07 <text:s text:c="3"/>9099.5 <text:s text:c="2"/>23:06:08.3 <text:s text:c="2"/>+01:59.3 <text:s text:c="3"/>11 04 07.94 <text:s text:c="2"/>+05 58 22.8 <text:s text:c="3"/>1.007729 <text:s text:c="2"/>1904.5 <text:s text:c="4"/>9.7 <text:s text:c="3"/>7.2 <text:s text:c="2"/>22.5</text:p>
          </table:table-cell>
        </table:table-row>
        <table:table-row table:style-name="ro1">
          <table:table-cell/>
          <table:table-cell office:value-type="string">
            <text:p><text:s text:c="2"/>Sep 08 <text:s text:c="3"/>9100.5 <text:s text:c="2"/>23:10:04.8 <text:s text:c="2"/>+02:20.0 <text:s text:c="3"/>11 07 43.83 <text:s text:c="2"/>+05 35 51.8 <text:s text:c="3"/>1.007480 <text:s text:c="2"/>1905.0 <text:s text:c="2"/>356.5 <text:s text:c="3"/>7.2 <text:s text:c="2"/>22.8</text:p>
          </table:table-cell>
        </table:table-row>
        <table:table-row table:style-name="ro1">
          <table:table-cell/>
          <table:table-cell office:value-type="string">
            <text:p><text:s text:c="2"/>Sep 09 <text:s text:c="3"/>9101.5 <text:s text:c="2"/>23:14:01.4 <text:s text:c="2"/>+02:40.8 <text:s text:c="3"/>11 11 19.57 <text:s text:c="2"/>+05 13 15.1 <text:s text:c="3"/>1.007230 <text:s text:c="2"/>1905.5 <text:s text:c="2"/>343.3 <text:s text:c="3"/>7.2 <text:s text:c="2"/>23.0</text:p>
          </table:table-cell>
        </table:table-row>
        <table:table-row table:style-name="ro1">
          <table:table-cell/>
          <table:table-cell office:value-type="string">
            <text:p><text:s text:c="2"/>Sep 10 <text:s text:c="3"/>9102.5 <text:s text:c="2"/>23:17:57.9 <text:s text:c="2"/>+03:01.7 <text:s text:c="3"/>11 14 55.18 <text:s text:c="2"/>+04 50 33.0 <text:s text:c="3"/>1.006978 <text:s text:c="2"/>1906.0 <text:s text:c="2"/>330.1 <text:s text:c="3"/>7.2 <text:s text:c="2"/>23.2</text:p>
          </table:table-cell>
        </table:table-row>
        <table:table-row table:style-name="ro1">
          <table:table-cell/>
          <table:table-cell office:value-type="string">
            <text:p><text:s text:c="2"/>Sep 11 <text:s text:c="3"/>9103.5 <text:s text:c="2"/>23:21:54.5 <text:s text:c="2"/>+03:22.8 <text:s text:c="3"/>11 18 30.68 <text:s text:c="2"/>+04 27 45.9 <text:s text:c="3"/>1.006724 <text:s text:c="2"/>1906.4 <text:s text:c="2"/>316.9 <text:s text:c="3"/>7.2 <text:s text:c="2"/>23.4</text:p>
          </table:table-cell>
        </table:table-row>
        <table:table-row table:style-name="ro1">
          <table:table-cell/>
          <table:table-cell office:value-type="string">
            <text:p><text:s text:c="2"/>Sep 12 <text:s text:c="3"/>9104.5 <text:s text:c="2"/>23:25:51.0 <text:s text:c="2"/>+03:44.0 <text:s text:c="3"/>11 22 06.08 <text:s text:c="2"/>+04 04 54.0 <text:s text:c="3"/>1.006467 <text:s text:c="2"/>1906.9 <text:s text:c="2"/>303.7 <text:s text:c="3"/>7.2 <text:s text:c="2"/>23.6</text:p>
          </table:table-cell>
        </table:table-row>
        <table:table-row table:style-name="ro1">
          <table:table-cell/>
          <table:table-cell office:value-type="string">
            <text:p><text:s text:c="2"/>Sep 13 <text:s text:c="3"/>9105.5 <text:s text:c="2"/>23:29:47.6 <text:s text:c="2"/>+04:05.2 <text:s text:c="3"/>11 25 41.41 <text:s text:c="2"/>+03 41 57.6 <text:s text:c="3"/>1.006209 <text:s text:c="2"/>1907.4 <text:s text:c="2"/>290.5 <text:s text:c="3"/>7.2 <text:s text:c="2"/>23.7</text:p>
          </table:table-cell>
        </table:table-row>
        <table:table-row table:style-name="ro1">
          <table:table-cell/>
          <table:table-cell office:value-type="string">
            <text:p><text:s text:c="2"/>Sep 14 <text:s text:c="3"/>9106.5 <text:s text:c="2"/>23:33:44.2 <text:s text:c="2"/>+04:26.5 <text:s text:c="3"/>11 29 16.68 <text:s text:c="2"/>+03 18 57.2 <text:s text:c="3"/>1.005947 <text:s text:c="2"/>1907.9 <text:s text:c="2"/>277.3 <text:s text:c="3"/>7.2 <text:s text:c="2"/>23.9</text:p>
          </table:table-cell>
        </table:table-row>
        <table:table-row table:style-name="ro1">
          <table:table-cell/>
          <table:table-cell office:value-type="string">
            <text:p><text:s text:c="2"/>Sep 15 <text:s text:c="3"/>9107.5 <text:s text:c="2"/>23:37:40.7 <text:s text:c="2"/>+04:47.8 <text:s text:c="3"/>11 32 51.91 <text:s text:c="2"/>+02 55 53.1 <text:s text:c="3"/>1.005683 <text:s text:c="2"/>1908.4 <text:s text:c="2"/>264.1 <text:s text:c="3"/>7.2 <text:s text:c="2"/>24.1</text:p>
          </table:table-cell>
        </table:table-row>
        <table:table-row table:style-name="ro1">
          <table:table-cell/>
          <table:table-cell office:value-type="string">
            <text:p><text:s text:c="2"/>Sep 16 <text:s text:c="3"/>9108.5 <text:s text:c="2"/>23:41:37.3 <text:s text:c="2"/>+05:09.1 <text:s text:c="3"/>11 36 27.11 <text:s text:c="2"/>+02 32 45.5 <text:s text:c="3"/>1.005416 <text:s text:c="2"/>1908.9 <text:s text:c="2"/>250.9 <text:s text:c="3"/>7.2 <text:s text:c="2"/>24.3</text:p>
          </table:table-cell>
        </table:table-row>
        <table:table-row table:style-name="ro1">
          <table:table-cell/>
          <table:table-cell office:value-type="string">
            <text:p><text:s text:c="2"/>Sep 17 <text:s text:c="3"/>9109.5 <text:s text:c="2"/>23:45:33.8 <text:s text:c="2"/>+05:30.5 <text:s text:c="3"/>11 40 02.30 <text:s text:c="2"/>+02 09 34.9 <text:s text:c="3"/>1.005146 <text:s text:c="2"/>1909.4 <text:s text:c="2"/>237.7 <text:s text:c="3"/>7.2 <text:s text:c="2"/>24.4</text:p>
          </table:table-cell>
        </table:table-row>
        <table:table-row table:style-name="ro1">
          <table:table-cell/>
          <table:table-cell office:value-type="string">
            <text:p><text:s text:c="2"/>Sep 18 <text:s text:c="3"/>9110.5 <text:s text:c="2"/>23:49:30.4 <text:s text:c="2"/>+05:51.9 <text:s text:c="3"/>11 43 37.50 <text:s text:c="2"/>+01 46 21.6 <text:s text:c="3"/>1.004873 <text:s text:c="2"/>1909.9 <text:s text:c="2"/>224.5 <text:s text:c="3"/>7.2 <text:s text:c="2"/>24.6</text:p>
          </table:table-cell>
        </table:table-row>
        <table:table-row table:style-name="ro1">
          <table:table-cell/>
          <table:table-cell office:value-type="string">
            <text:p><text:s text:c="2"/>Sep 19 <text:s text:c="3"/>9111.5 <text:s text:c="2"/>23:53:26.9 <text:s text:c="2"/>+06:13.2 <text:s text:c="3"/>11 47 12.72 <text:s text:c="2"/>+01 23 06.0 <text:s text:c="3"/>1.004597 <text:s text:c="2"/>1910.5 <text:s text:c="2"/>211.3 <text:s text:c="3"/>7.1 <text:s text:c="2"/>24.7</text:p>
          </table:table-cell>
        </table:table-row>
        <table:table-row table:style-name="ro1">
          <table:table-cell/>
          <table:table-cell office:value-type="string">
            <text:p><text:s text:c="2"/>Sep 20 <text:s text:c="3"/>9112.5 <text:s text:c="2"/>23:57:23.5 <text:s text:c="2"/>+06:34.5 <text:s text:c="3"/>11 50 47.99 <text:s text:c="2"/>+00 59 48.4 <text:s text:c="3"/>1.004317 <text:s text:c="2"/>1911.0 <text:s text:c="2"/>198.1 <text:s text:c="3"/>7.1 <text:s text:c="2"/>24.9</text:p>
          </table:table-cell>
        </table:table-row>
        <table:table-row table:style-name="ro1">
          <table:table-cell/>
          <table:table-cell office:value-type="string">
            <text:p><text:s text:c="2"/>Sep 21 <text:s text:c="3"/>9113.5 <text:s text:c="2"/>00:01:20.0 <text:s text:c="2"/>+06:55.7 <text:s text:c="3"/>11 54 23.30 <text:s text:c="2"/>+00 36 29.1 <text:s text:c="3"/>1.004035 <text:s text:c="2"/>1911.5 <text:s text:c="2"/>184.9 <text:s text:c="3"/>7.1 <text:s text:c="2"/>25.0</text:p>
          </table:table-cell>
        </table:table-row>
        <table:table-row table:style-name="ro1">
          <table:table-cell/>
          <table:table-cell office:value-type="string">
            <text:p><text:s text:c="2"/>Sep 22 <text:s text:c="3"/>9114.5 <text:s text:c="2"/>00:05:16.6 <text:s text:c="2"/>+07:16.9 <text:s text:c="3"/>11 57 58.70 <text:s text:c="2"/>+00 13 08.6 <text:s text:c="3"/>1.003751 <text:s text:c="2"/>1912.1 <text:s text:c="2"/>171.7 <text:s text:c="3"/>7.1 <text:s text:c="2"/>25.1</text:p>
          </table:table-cell>
        </table:table-row>
        <table:table-row table:style-name="ro1">
          <table:table-cell/>
          <table:table-cell office:value-type="string">
            <text:p><text:s text:c="2"/>Sep 23 <text:s text:c="3"/>9115.5 <text:s text:c="2"/>00:09:13.2 <text:s text:c="2"/>+07:37.9 <text:s text:c="3"/>12 01 34.19 <text:s text:c="2"/>-00 10 12.7 <text:s text:c="3"/>1.003465 <text:s text:c="2"/>1912.6 <text:s text:c="2"/>158.5 <text:s text:c="3"/>7.0 <text:s text:c="2"/>25.2</text:p>
          </table:table-cell>
        </table:table-row>
        <table:table-row table:style-name="ro1">
          <table:table-cell/>
          <table:table-cell office:value-type="string">
            <text:p><text:s text:c="2"/>Sep 24 <text:s text:c="3"/>9116.5 <text:s text:c="2"/>00:13:09.7 <text:s text:c="2"/>+07:58.9 <text:s text:c="3"/>12 05 09.79 <text:s text:c="2"/>-00 33 34.6 <text:s text:c="3"/>1.003178 <text:s text:c="2"/>1913.2 <text:s text:c="2"/>145.3 <text:s text:c="3"/>7.0 <text:s text:c="2"/>25.4</text:p>
          </table:table-cell>
        </table:table-row>
        <table:table-row table:style-name="ro1">
          <table:table-cell/>
          <table:table-cell office:value-type="string">
            <text:p><text:s text:c="2"/>Sep 25 <text:s text:c="3"/>9117.5 <text:s text:c="2"/>00:17:06.3 <text:s text:c="2"/>+08:19.7 <text:s text:c="3"/>12 08 45.53 <text:s text:c="2"/>-00 56 56.7 <text:s text:c="3"/>1.002889 <text:s text:c="2"/>1913.7 <text:s text:c="2"/>132.1 <text:s text:c="3"/>7.0 <text:s text:c="2"/>25.5</text:p>
          </table:table-cell>
        </table:table-row>
        <table:table-row table:style-name="ro1">
          <table:table-cell/>
          <table:table-cell office:value-type="string">
            <text:p><text:s text:c="2"/>Sep 26 <text:s text:c="3"/>9118.5 <text:s text:c="2"/>00:21:02.8 <text:s text:c="2"/>+08:40.4 <text:s text:c="3"/>12 12 21.41 <text:s text:c="2"/>-01 20 18.5 <text:s text:c="3"/>1.002600 <text:s text:c="2"/>1914.3 <text:s text:c="2"/>118.9 <text:s text:c="3"/>6.9 <text:s text:c="2"/>25.6</text:p>
          </table:table-cell>
        </table:table-row>
        <table:table-row table:style-name="ro1">
          <table:table-cell/>
          <table:table-cell office:value-type="string">
            <text:p><text:s text:c="2"/>Sep 27 <text:s text:c="3"/>9119.5 <text:s text:c="2"/>00:24:59.4 <text:s text:c="2"/>+09:00.9 <text:s text:c="3"/>12 15 57.47 <text:s text:c="2"/>-01 43 39.9 <text:s text:c="3"/>1.002311 <text:s text:c="2"/>1914.8 <text:s text:c="2"/>105.7 <text:s text:c="3"/>6.9 <text:s text:c="2"/>25.7</text:p>
          </table:table-cell>
        </table:table-row>
        <table:table-row table:style-name="ro1">
          <table:table-cell/>
          <table:table-cell office:value-type="string">
            <text:p><text:s text:c="2"/>Sep 28 <text:s text:c="3"/>9120.5 <text:s text:c="2"/>00:28:55.9 <text:s text:c="2"/>+09:21.2 <text:s text:c="3"/>12 19 33.72 <text:s text:c="2"/>-02 07 00.4 <text:s text:c="3"/>1.002021 <text:s text:c="2"/>1915.4 <text:s text:c="3"/>92.5 <text:s text:c="3"/>6.8 <text:s text:c="2"/>25.8</text:p>
          </table:table-cell>
        </table:table-row>
        <table:table-row table:style-name="ro1">
          <table:table-cell/>
          <table:table-cell office:value-type="string">
            <text:p><text:s text:c="2"/>Sep 29 <text:s text:c="3"/>9121.5 <text:s text:c="2"/>00:32:52.5 <text:s text:c="2"/>+09:41.3 <text:s text:c="3"/>12 23 10.19 <text:s text:c="2"/>-02 30 19.6 <text:s text:c="3"/>1.001732 <text:s text:c="2"/>1915.9 <text:s text:c="3"/>79.3 <text:s text:c="3"/>6.8 <text:s text:c="2"/>25.8</text:p>
          </table:table-cell>
        </table:table-row>
        <table:table-row table:style-name="ro1">
          <table:table-cell/>
          <table:table-cell office:value-type="string">
            <text:p><text:s text:c="2"/>Sep 30 <text:s text:c="3"/>9122.5 <text:s text:c="2"/>00:36:49.0 <text:s text:c="2"/>+10:01.1 <text:s text:c="3"/>12 26 46.90 <text:s text:c="2"/>-02 53 37.4 <text:s text:c="3"/>1.001443 <text:s text:c="2"/>1916.5 <text:s text:c="3"/>66.1 <text:s text:c="3"/>6.8 <text:s text:c="2"/>25.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<text:s text:c="2"/>Oct 01 <text:s text:c="3"/>9123.5 <text:s text:c="2"/>00:40:45.6 <text:s text:c="2"/>+10:20.7 <text:s text:c="3"/>12 30 23.88 <text:s text:c="2"/>-03 16 53.3 <text:s text:c="3"/>1.001155 <text:s text:c="2"/>1917.0 <text:s text:c="3"/>52.9 <text:s text:c="3"/>6.7 <text:s text:c="2"/>26.0</text:p>
          </table:table-cell>
        </table:table-row>
        <table:table-row table:style-name="ro1">
          <table:table-cell/>
          <table:table-cell office:value-type="string">
            <text:p><text:s text:c="2"/>Oct 02 <text:s text:c="3"/>9124.5 <text:s text:c="2"/>00:44:42.2 <text:s text:c="2"/>+10:39.9 <text:s text:c="3"/>12 34 01.15 <text:s text:c="2"/>-03 40 06.9 <text:s text:c="3"/>1.000868 <text:s text:c="2"/>1917.6 <text:s text:c="3"/>39.7 <text:s text:c="3"/>6.7 <text:s text:c="2"/>26.0</text:p>
          </table:table-cell>
        </table:table-row>
        <table:table-row table:style-name="ro1">
          <table:table-cell/>
          <table:table-cell office:value-type="string">
            <text:p><text:s text:c="2"/>Oct 03 <text:s text:c="3"/>9125.5 <text:s text:c="2"/>00:48:38.7 <text:s text:c="2"/>+10:58.9 <text:s text:c="3"/>12 37 38.73 <text:s text:c="2"/>-04 03 18.1 <text:s text:c="3"/>1.000582 <text:s text:c="2"/>1918.1 <text:s text:c="3"/>26.5 <text:s text:c="3"/>6.6 <text:s text:c="2"/>26.1</text:p>
          </table:table-cell>
        </table:table-row>
        <table:table-row table:style-name="ro1">
          <table:table-cell/>
          <table:table-cell office:value-type="string">
            <text:p><text:s text:c="2"/>Oct 04 <text:s text:c="3"/>9126.5 <text:s text:c="2"/>00:52:35.3 <text:s text:c="2"/>+11:17.5 <text:s text:c="3"/>12 41 16.65 <text:s text:c="2"/>-04 26 26.5 <text:s text:c="3"/>1.000296 <text:s text:c="2"/>1918.7 <text:s text:c="3"/>13.3 <text:s text:c="3"/>6.6 <text:s text:c="2"/>26.1</text:p>
          </table:table-cell>
        </table:table-row>
        <table:table-row table:style-name="ro1">
          <table:table-cell/>
          <table:table-cell office:value-type="string">
            <text:p><text:s text:c="2"/>Oct 05 <text:s text:c="3"/>9127.5 <text:s text:c="2"/>00:56:31.8 <text:s text:c="2"/>+11:35.8 <text:s text:c="3"/>12 44 54.93 <text:s text:c="2"/>-04 49 31.6 <text:s text:c="3"/>1.000012 <text:s text:c="2"/>1919.2 <text:s text:c="4"/>0.2 <text:s text:c="3"/>6.5 <text:s text:c="2"/>26.2</text:p>
          </table:table-cell>
        </table:table-row>
        <table:table-row table:style-name="ro1">
          <table:table-cell/>
          <table:table-cell office:value-type="string">
            <text:p><text:s text:c="2"/>Oct 06 <text:s text:c="3"/>9128.5 <text:s text:c="2"/>01:00:28.4 <text:s text:c="2"/>+11:53.7 <text:s text:c="3"/>12 48 33.60 <text:s text:c="2"/>-05 12 33.3 <text:s text:c="3"/>0.999728 <text:s text:c="2"/>1919.8 <text:s text:c="2"/>347.0 <text:s text:c="3"/>6.4 <text:s text:c="2"/>26.2</text:p>
          </table:table-cell>
        </table:table-row>
        <table:table-row table:style-name="ro1">
          <table:table-cell/>
          <table:table-cell office:value-type="string">
            <text:p><text:s text:c="2"/>Oct 07 <text:s text:c="3"/>9129.5 <text:s text:c="2"/>01:04:24.9 <text:s text:c="2"/>+12:11.2 <text:s text:c="3"/>12 52 12.67 <text:s text:c="2"/>-05 35 31.0 <text:s text:c="3"/>0.999446 <text:s text:c="2"/>1920.3 <text:s text:c="2"/>333.8 <text:s text:c="3"/>6.4 <text:s text:c="2"/>26.2</text:p>
          </table:table-cell>
        </table:table-row>
        <table:table-row table:style-name="ro1">
          <table:table-cell/>
          <table:table-cell office:value-type="string">
            <text:p><text:s text:c="2"/>Oct 08 <text:s text:c="3"/>9130.5 <text:s text:c="2"/>01:08:21.5 <text:s text:c="2"/>+12:28.2 <text:s text:c="3"/>12 55 52.18 <text:s text:c="2"/>-05 58 24.6 <text:s text:c="3"/>0.999164 <text:s text:c="2"/>1920.9 <text:s text:c="2"/>320.6 <text:s text:c="3"/>6.3 <text:s text:c="2"/>26.2</text:p>
          </table:table-cell>
        </table:table-row>
        <table:table-row table:style-name="ro1">
          <table:table-cell/>
          <table:table-cell office:value-type="string">
            <text:p><text:s text:c="2"/>Oct 09 <text:s text:c="3"/>9131.5 <text:s text:c="2"/>01:12:18.0 <text:s text:c="2"/>+12:44.8 <text:s text:c="3"/>12 59 32.13 <text:s text:c="2"/>-06 21 13.7 <text:s text:c="3"/>0.998883 <text:s text:c="2"/>1921.4 <text:s text:c="2"/>307.4 <text:s text:c="3"/>6.3 <text:s text:c="2"/>26.3</text:p>
          </table:table-cell>
        </table:table-row>
        <table:table-row table:style-name="ro1">
          <table:table-cell/>
          <table:table-cell office:value-type="string">
            <text:p><text:s text:c="2"/>Oct 10 <text:s text:c="3"/>9132.5 <text:s text:c="2"/>01:16:14.6 <text:s text:c="2"/>+13:01.0 <text:s text:c="3"/>13 03 12.55 <text:s text:c="2"/>-06 43 57.8 <text:s text:c="3"/>0.998602 <text:s text:c="2"/>1921.9 <text:s text:c="2"/>294.2 <text:s text:c="3"/>6.2 <text:s text:c="2"/>26.3</text:p>
          </table:table-cell>
        </table:table-row>
        <table:table-row table:style-name="ro1">
          <table:table-cell/>
          <table:table-cell office:value-type="string">
            <text:p><text:s text:c="2"/>Oct 11 <text:s text:c="3"/>9133.5 <text:s text:c="2"/>01:20:11.2 <text:s text:c="2"/>+13:16.6 <text:s text:c="3"/>13 06 53.45 <text:s text:c="2"/>-07 06 36.6 <text:s text:c="3"/>0.998322 <text:s text:c="2"/>1922.5 <text:s text:c="2"/>281.0 <text:s text:c="3"/>6.1 <text:s text:c="2"/>26.3</text:p>
          </table:table-cell>
        </table:table-row>
        <table:table-row table:style-name="ro1">
          <table:table-cell/>
          <table:table-cell office:value-type="string">
            <text:p><text:s text:c="2"/>Oct 12 <text:s text:c="3"/>9134.5 <text:s text:c="2"/>01:24:07.7 <text:s text:c="2"/>+13:31.8 <text:s text:c="3"/>13 10 34.87 <text:s text:c="2"/>-07 29 09.8 <text:s text:c="3"/>0.998042 <text:s text:c="2"/>1923.0 <text:s text:c="2"/>267.8 <text:s text:c="3"/>6.1 <text:s text:c="2"/>26.2</text:p>
          </table:table-cell>
        </table:table-row>
        <table:table-row table:style-name="ro1">
          <table:table-cell/>
          <table:table-cell office:value-type="string">
            <text:p><text:s text:c="2"/>Oct 13 <text:s text:c="3"/>9135.5 <text:s text:c="2"/>01:28:04.3 <text:s text:c="2"/>+13:46.4 <text:s text:c="3"/>13 14 16.80 <text:s text:c="2"/>-07 51 37.0 <text:s text:c="3"/>0.997761 <text:s text:c="2"/>1923.6 <text:s text:c="2"/>254.6 <text:s text:c="3"/>6.0 <text:s text:c="2"/>26.2</text:p>
          </table:table-cell>
        </table:table-row>
        <table:table-row table:style-name="ro1">
          <table:table-cell/>
          <table:table-cell office:value-type="string">
            <text:p><text:s text:c="2"/>Oct 14 <text:s text:c="3"/>9136.5 <text:s text:c="2"/>01:32:00.8 <text:s text:c="2"/>+14:00.5 <text:s text:c="3"/>13 17 59.28 <text:s text:c="2"/>-08 13 57.7 <text:s text:c="3"/>0.997481 <text:s text:c="2"/>1924.1 <text:s text:c="2"/>241.4 <text:s text:c="3"/>5.9 <text:s text:c="2"/>26.2</text:p>
          </table:table-cell>
        </table:table-row>
        <table:table-row table:style-name="ro1">
          <table:table-cell/>
          <table:table-cell office:value-type="string">
            <text:p><text:s text:c="2"/>Oct 15 <text:s text:c="3"/>9137.5 <text:s text:c="2"/>01:35:57.4 <text:s text:c="2"/>+14:14.0 <text:s text:c="3"/>13 21 42.30 <text:s text:c="2"/>-08 36 11.6 <text:s text:c="3"/>0.997200 <text:s text:c="2"/>1924.6 <text:s text:c="2"/>228.2 <text:s text:c="3"/>5.9 <text:s text:c="2"/>26.2</text:p>
          </table:table-cell>
        </table:table-row>
        <table:table-row table:style-name="ro1">
          <table:table-cell/>
          <table:table-cell office:value-type="string">
            <text:p><text:s text:c="2"/>Oct 16 <text:s text:c="3"/>9138.5 <text:s text:c="2"/>01:39:53.9 <text:s text:c="2"/>+14:26.9 <text:s text:c="3"/>13 25 25.90 <text:s text:c="2"/>-08 58 18.3 <text:s text:c="3"/>0.996918 <text:s text:c="2"/>1925.2 <text:s text:c="2"/>215.0 <text:s text:c="3"/>5.8 <text:s text:c="2"/>26.1</text:p>
          </table:table-cell>
        </table:table-row>
        <table:table-row table:style-name="ro1">
          <table:table-cell/>
          <table:table-cell office:value-type="string">
            <text:p><text:s text:c="2"/>Oct 17 <text:s text:c="3"/>9139.5 <text:s text:c="2"/>01:43:50.5 <text:s text:c="2"/>+14:39.3 <text:s text:c="3"/>13 29 10.09 <text:s text:c="2"/>-09 20 17.4 <text:s text:c="3"/>0.996635 <text:s text:c="2"/>1925.7 <text:s text:c="2"/>201.8 <text:s text:c="3"/>5.7 <text:s text:c="2"/>26.1</text:p>
          </table:table-cell>
        </table:table-row>
        <table:table-row table:style-name="ro1">
          <table:table-cell/>
          <table:table-cell office:value-type="string">
            <text:p><text:s text:c="2"/>Oct 18 <text:s text:c="3"/>9140.5 <text:s text:c="2"/>01:47:47.0 <text:s text:c="2"/>+14:51.1 <text:s text:c="3"/>13 32 54.87 <text:s text:c="2"/>-09 42 08.4 <text:s text:c="3"/>0.996352 <text:s text:c="2"/>1926.3 <text:s text:c="2"/>188.7 <text:s text:c="3"/>5.6 <text:s text:c="2"/>26.0</text:p>
          </table:table-cell>
        </table:table-row>
        <table:table-row table:style-name="ro1">
          <table:table-cell/>
          <table:table-cell office:value-type="string">
            <text:p><text:s text:c="2"/>Oct 19 <text:s text:c="3"/>9141.5 <text:s text:c="2"/>01:51:43.6 <text:s text:c="2"/>+15:02.2 <text:s text:c="3"/>13 36 40.27 <text:s text:c="2"/>-10 03 51.0 <text:s text:c="3"/>0.996069 <text:s text:c="2"/>1926.8 <text:s text:c="2"/>175.5 <text:s text:c="3"/>5.5 <text:s text:c="2"/>26.0</text:p>
          </table:table-cell>
        </table:table-row>
        <table:table-row table:style-name="ro1">
          <table:table-cell/>
          <table:table-cell office:value-type="string">
            <text:p><text:s text:c="2"/>Oct 20 <text:s text:c="3"/>9142.5 <text:s text:c="2"/>01:55:40.1 <text:s text:c="2"/>+15:12.8 <text:s text:c="3"/>13 40 26.29 <text:s text:c="2"/>-10 25 24.8 <text:s text:c="3"/>0.995785 <text:s text:c="2"/>1927.4 <text:s text:c="2"/>162.3 <text:s text:c="3"/>5.5 <text:s text:c="2"/>25.9</text:p>
          </table:table-cell>
        </table:table-row>
        <table:table-row table:style-name="ro1">
          <table:table-cell/>
          <table:table-cell office:value-type="string">
            <text:p><text:s text:c="2"/>Oct 21 <text:s text:c="3"/>9143.5 <text:s text:c="2"/>01:59:36.7 <text:s text:c="2"/>+15:22.7 <text:s text:c="3"/>13 44 12.94 <text:s text:c="2"/>-10 46 49.3 <text:s text:c="3"/>0.995501 <text:s text:c="2"/>1927.9 <text:s text:c="2"/>149.1 <text:s text:c="3"/>5.4 <text:s text:c="2"/>25.8</text:p>
          </table:table-cell>
        </table:table-row>
        <table:table-row table:style-name="ro1">
          <table:table-cell/>
          <table:table-cell office:value-type="string">
            <text:p><text:s text:c="2"/>Oct 22 <text:s text:c="3"/>9144.5 <text:s text:c="2"/>02:03:33.3 <text:s text:c="2"/>+15:31.9 <text:s text:c="3"/>13 48 00.24 <text:s text:c="2"/>-11 08 04.0 <text:s text:c="3"/>0.995217 <text:s text:c="2"/>1928.5 <text:s text:c="2"/>135.9 <text:s text:c="3"/>5.3 <text:s text:c="2"/>25.7</text:p>
          </table:table-cell>
        </table:table-row>
        <table:table-row table:style-name="ro1">
          <table:table-cell/>
          <table:table-cell office:value-type="string">
            <text:p><text:s text:c="2"/>Oct 23 <text:s text:c="3"/>9145.5 <text:s text:c="2"/>02:07:29.8 <text:s text:c="2"/>+15:40.5 <text:s text:c="3"/>13 51 48.20 <text:s text:c="2"/>-11 29 08.7 <text:s text:c="3"/>0.994935 <text:s text:c="2"/>1929.0 <text:s text:c="2"/>122.7 <text:s text:c="3"/>5.2 <text:s text:c="2"/>25.6</text:p>
          </table:table-cell>
        </table:table-row>
        <table:table-row table:style-name="ro1">
          <table:table-cell/>
          <table:table-cell office:value-type="string">
            <text:p><text:s text:c="2"/>Oct 24 <text:s text:c="3"/>9146.5 <text:s text:c="2"/>02:11:26.4 <text:s text:c="2"/>+15:48.4 <text:s text:c="3"/>13 55 36.84 <text:s text:c="2"/>-11 50 02.8 <text:s text:c="3"/>0.994654 <text:s text:c="2"/>1929.6 <text:s text:c="2"/>109.5 <text:s text:c="3"/>5.1 <text:s text:c="2"/>25.5</text:p>
          </table:table-cell>
        </table:table-row>
        <table:table-row table:style-name="ro1">
          <table:table-cell/>
          <table:table-cell office:value-type="string">
            <text:p><text:s text:c="2"/>Oct 25 <text:s text:c="3"/>9147.5 <text:s text:c="2"/>02:15:22.9 <text:s text:c="2"/>+15:55.7 <text:s text:c="3"/>13 59 26.16 <text:s text:c="2"/>-12 10 46.1 <text:s text:c="3"/>0.994374 <text:s text:c="2"/>1930.1 <text:s text:c="3"/>96.3 <text:s text:c="3"/>5.0 <text:s text:c="2"/>25.4</text:p>
          </table:table-cell>
        </table:table-row>
        <table:table-row table:style-name="ro1">
          <table:table-cell/>
          <table:table-cell office:value-type="string">
            <text:p><text:s text:c="2"/>Oct 26 <text:s text:c="3"/>9148.5 <text:s text:c="2"/>02:19:19.5 <text:s text:c="2"/>+16:02.2 <text:s text:c="3"/>14 03 16.17 <text:s text:c="2"/>-12 31 18.0 <text:s text:c="3"/>0.994096 <text:s text:c="2"/>1930.7 <text:s text:c="3"/>83.1 <text:s text:c="3"/>4.9 <text:s text:c="2"/>25.3</text:p>
          </table:table-cell>
        </table:table-row>
        <table:table-row table:style-name="ro1">
          <table:table-cell/>
          <table:table-cell office:value-type="string">
            <text:p><text:s text:c="2"/>Oct 27 <text:s text:c="3"/>9149.5 <text:s text:c="2"/>02:23:16.0 <text:s text:c="2"/>+16:08.0 <text:s text:c="3"/>14 07 06.91 <text:s text:c="2"/>-12 51 38.2 <text:s text:c="3"/>0.993821 <text:s text:c="2"/>1931.2 <text:s text:c="3"/>70.0 <text:s text:c="3"/>4.8 <text:s text:c="2"/>25.2</text:p>
          </table:table-cell>
        </table:table-row>
        <table:table-row table:style-name="ro1">
          <table:table-cell/>
          <table:table-cell office:value-type="string">
            <text:p><text:s text:c="2"/>Oct 28 <text:s text:c="3"/>9150.5 <text:s text:c="2"/>02:27:12.6 <text:s text:c="2"/>+16:13.1 <text:s text:c="3"/>14 10 58.38 <text:s text:c="2"/>-13 11 46.3 <text:s text:c="3"/>0.993548 <text:s text:c="2"/>1931.7 <text:s text:c="3"/>56.8 <text:s text:c="3"/>4.8 <text:s text:c="2"/>25.0</text:p>
          </table:table-cell>
        </table:table-row>
        <table:table-row table:style-name="ro1">
          <table:table-cell/>
          <table:table-cell office:value-type="string">
            <text:p><text:s text:c="2"/>Oct 29 <text:s text:c="3"/>9151.5 <text:s text:c="2"/>02:31:09.1 <text:s text:c="2"/>+16:17.4 <text:s text:c="3"/>14 14 50.59 <text:s text:c="2"/>-13 31 41.9 <text:s text:c="3"/>0.993278 <text:s text:c="2"/>1932.2 <text:s text:c="3"/>43.6 <text:s text:c="3"/>4.7 <text:s text:c="2"/>24.9</text:p>
          </table:table-cell>
        </table:table-row>
        <table:table-row table:style-name="ro1">
          <table:table-cell/>
          <table:table-cell office:value-type="string">
            <text:p><text:s text:c="2"/>Oct 30 <text:s text:c="3"/>9152.5 <text:s text:c="2"/>02:35:05.7 <text:s text:c="2"/>+16:21.0 <text:s text:c="3"/>14 18 43.57 <text:s text:c="2"/>-13 51 24.6 <text:s text:c="3"/>0.993012 <text:s text:c="2"/>1932.8 <text:s text:c="3"/>30.4 <text:s text:c="3"/>4.6 <text:s text:c="2"/>24.7</text:p>
          </table:table-cell>
        </table:table-row>
        <table:table-row table:style-name="ro1">
          <table:table-cell/>
          <table:table-cell office:value-type="string">
            <text:p><text:s text:c="2"/>Oct 31 <text:s text:c="3"/>9153.5 <text:s text:c="2"/>02:39:02.3 <text:s text:c="2"/>+16:23.8 <text:s text:c="3"/>14 22 37.33 <text:s text:c="2"/>-14 10 54.1 <text:s text:c="3"/>0.992748 <text:s text:c="2"/>1933.3 <text:s text:c="3"/>17.2 <text:s text:c="3"/>4.5 <text:s text:c="2"/>24.6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>
            <text:p>Geocentric Ephemeris for Sun : 2020</text:p>
          </table:table-cell>
        </table:table-row>
        <table:table-row table:style-name="ro1">
          <table:table-cell/>
          <table:table-cell office:value-type="string">
            <text:p>00:00 UTC (Coordinated Universal Tim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<text:s text:c="3"/>Date <text:s text:c="6"/>JD <text:s text:c="5"/>App. GST <text:s text:c="4"/>Equation <text:s text:c="4"/>Apparent <text:s text:c="4"/>Apparent <text:s text:c="5"/>Distance <text:s text:c="3"/>Ang. <text:s text:c="3"/>Hel. <text:s text:c="3"/>Hel. <text:s text:c="2"/>P.A.</text:p>
          </table:table-cell>
        </table:table-row>
        <table:table-row table:style-name="ro1">
          <table:table-cell/>
          <table:table-cell office:value-type="string">
            <text:p><text:s text:c="2"/>(0 UT) <text:s/>(2450000+) <text:s text:c="2"/>(0 UT) <text:s text:c="5"/>of Time <text:s text:c="7"/>R.A. <text:s text:c="5"/>Declination <text:s text:c="15"/>Diam. <text:s text:c="2"/>Long <text:s text:c="3"/>Lat <text:s text:c="3"/>Axis</text:p>
          </table:table-cell>
        </table:table-row>
        <table:table-row table:style-name="ro1">
          <table:table-cell/>
          <table:table-cell office:value-type="string">
            <text:p><text:s text:c="22"/>h <text:s/>m <text:s/>s <text:s text:c="6"/>m <text:s/>s <text:s text:c="6"/>h <text:s/>m <text:s/>s <text:s text:c="7"/>° <text:s/>' <text:s/>" <text:s text:c="8"/>a.u. <text:s text:c="6"/>" <text:s text:c="6"/>° <text:s text:c="5"/>° <text:s text:c="5"/>°</text:p>
          </table:table-cell>
        </table:table-row>
        <table:table-row table:style-name="ro1">
          <table:table-cell/>
          <table:table-cell office:value-type="string">
            <text:p><text:s text:c="2"/>Nov 01 <text:s text:c="3"/>9154.5 <text:s text:c="2"/>02:42:58.8 <text:s text:c="2"/>+16:25.8 <text:s text:c="3"/>14 26 31.87 <text:s text:c="2"/>-14 30 10.0 <text:s text:c="3"/>0.992488 <text:s text:c="2"/>1933.8 <text:s text:c="4"/>4.0 <text:s text:c="3"/>4.4 <text:s text:c="2"/>24.4</text:p>
          </table:table-cell>
        </table:table-row>
        <table:table-row table:style-name="ro1">
          <table:table-cell/>
          <table:table-cell office:value-type="string">
            <text:p><text:s text:c="2"/>Nov 02 <text:s text:c="3"/>9155.5 <text:s text:c="2"/>02:46:55.4 <text:s text:c="2"/>+16:27.0 <text:s text:c="3"/>14 30 27.22 <text:s text:c="2"/>-14 49 11.9 <text:s text:c="3"/>0.992231 <text:s text:c="2"/>1934.3 <text:s text:c="2"/>350.8 <text:s text:c="3"/>4.3 <text:s text:c="2"/>24.2</text:p>
          </table:table-cell>
        </table:table-row>
        <table:table-row table:style-name="ro1">
          <table:table-cell/>
          <table:table-cell office:value-type="string">
            <text:p><text:s text:c="2"/>Nov 03 <text:s text:c="3"/>9156.5 <text:s text:c="2"/>02:50:51.9 <text:s text:c="2"/>+16:27.4 <text:s text:c="3"/>14 34 23.39 <text:s text:c="2"/>-15 07 59.4 <text:s text:c="3"/>0.991977 <text:s text:c="2"/>1934.8 <text:s text:c="2"/>337.7 <text:s text:c="3"/>4.2 <text:s text:c="2"/>24.1</text:p>
          </table:table-cell>
        </table:table-row>
        <table:table-row table:style-name="ro1">
          <table:table-cell/>
          <table:table-cell office:value-type="string">
            <text:p><text:s text:c="2"/>Nov 04 <text:s text:c="3"/>9157.5 <text:s text:c="2"/>02:54:48.5 <text:s text:c="2"/>+16:27.0 <text:s text:c="3"/>14 38 20.38 <text:s text:c="2"/>-15 26 32.2 <text:s text:c="3"/>0.991727 <text:s text:c="2"/>1935.3 <text:s text:c="2"/>324.5 <text:s text:c="3"/>4.1 <text:s text:c="2"/>23.9</text:p>
          </table:table-cell>
        </table:table-row>
        <table:table-row table:style-name="ro1">
          <table:table-cell/>
          <table:table-cell office:value-type="string">
            <text:p><text:s text:c="2"/>Nov 05 <text:s text:c="3"/>9158.5 <text:s text:c="2"/>02:58:45.0 <text:s text:c="2"/>+16:25.7 <text:s text:c="3"/>14 42 18.21 <text:s text:c="2"/>-15 44 49.8 <text:s text:c="3"/>0.991480 <text:s text:c="2"/>1935.8 <text:s text:c="2"/>311.3 <text:s text:c="3"/>3.9 <text:s text:c="2"/>23.7</text:p>
          </table:table-cell>
        </table:table-row>
        <table:table-row table:style-name="ro1">
          <table:table-cell/>
          <table:table-cell office:value-type="string">
            <text:p><text:s text:c="2"/>Nov 06 <text:s text:c="3"/>9159.5 <text:s text:c="2"/>03:02:41.6 <text:s text:c="2"/>+16:23.6 <text:s text:c="3"/>14 46 16.88 <text:s text:c="2"/>-16 02 51.8 <text:s text:c="3"/>0.991237 <text:s text:c="2"/>1936.2 <text:s text:c="2"/>298.1 <text:s text:c="3"/>3.8 <text:s text:c="2"/>23.5</text:p>
          </table:table-cell>
        </table:table-row>
        <table:table-row table:style-name="ro1">
          <table:table-cell/>
          <table:table-cell office:value-type="string">
            <text:p><text:s text:c="2"/>Nov 07 <text:s text:c="3"/>9160.5 <text:s text:c="2"/>03:06:38.1 <text:s text:c="2"/>+16:20.6 <text:s text:c="3"/>14 50 16.40 <text:s text:c="2"/>-16 20 38.0 <text:s text:c="3"/>0.990997 <text:s text:c="2"/>1936.7 <text:s text:c="2"/>284.9 <text:s text:c="3"/>3.7 <text:s text:c="2"/>23.3</text:p>
          </table:table-cell>
        </table:table-row>
        <table:table-row table:style-name="ro1">
          <table:table-cell/>
          <table:table-cell office:value-type="string">
            <text:p><text:s text:c="2"/>Nov 08 <text:s text:c="3"/>9161.5 <text:s text:c="2"/>03:10:34.7 <text:s text:c="2"/>+16:16.8 <text:s text:c="3"/>14 54 16.78 <text:s text:c="2"/>-16 38 07.7 <text:s text:c="3"/>0.990760 <text:s text:c="2"/>1937.2 <text:s text:c="2"/>271.7 <text:s text:c="3"/>3.6 <text:s text:c="2"/>23.0</text:p>
          </table:table-cell>
        </table:table-row>
        <table:table-row table:style-name="ro1">
          <table:table-cell/>
          <table:table-cell office:value-type="string">
            <text:p><text:s text:c="2"/>Nov 09 <text:s text:c="3"/>9162.5 <text:s text:c="2"/>03:14:31.3 <text:s text:c="2"/>+16:12.1 <text:s text:c="3"/>14 58 18.02 <text:s text:c="2"/>-16 55 20.8 <text:s text:c="3"/>0.990526 <text:s text:c="2"/>1937.6 <text:s text:c="2"/>258.5 <text:s text:c="3"/>3.5 <text:s text:c="2"/>22.8</text:p>
          </table:table-cell>
        </table:table-row>
        <table:table-row table:style-name="ro1">
          <table:table-cell/>
          <table:table-cell office:value-type="string">
            <text:p><text:s text:c="2"/>Nov 10 <text:s text:c="3"/>9163.5 <text:s text:c="2"/>03:18:27.8 <text:s text:c="2"/>+16:06.6 <text:s text:c="3"/>15 02 20.12 <text:s text:c="2"/>-17 12 16.7 <text:s text:c="3"/>0.990295 <text:s text:c="2"/>1938.1 <text:s text:c="2"/>245.4 <text:s text:c="3"/>3.4 <text:s text:c="2"/>22.6</text:p>
          </table:table-cell>
        </table:table-row>
        <table:table-row table:style-name="ro1">
          <table:table-cell/>
          <table:table-cell office:value-type="string">
            <text:p><text:s text:c="2"/>Nov 11 <text:s text:c="3"/>9164.5 <text:s text:c="2"/>03:22:24.4 <text:s text:c="2"/>+16:00.2 <text:s text:c="3"/>15 06 23.09 <text:s text:c="2"/>-17 28 55.0 <text:s text:c="3"/>0.990066 <text:s text:c="2"/>1938.5 <text:s text:c="2"/>232.2 <text:s text:c="3"/>3.3 <text:s text:c="2"/>22.3</text:p>
          </table:table-cell>
        </table:table-row>
        <table:table-row table:style-name="ro1">
          <table:table-cell/>
          <table:table-cell office:value-type="string">
            <text:p><text:s text:c="2"/>Nov 12 <text:s text:c="3"/>9165.5 <text:s text:c="2"/>03:26:20.9 <text:s text:c="2"/>+15:52.9 <text:s text:c="3"/>15 10 26.92 <text:s text:c="2"/>-17 45 15.4 <text:s text:c="3"/>0.989839 <text:s text:c="2"/>1939.0 <text:s text:c="2"/>219.0 <text:s text:c="3"/>3.2 <text:s text:c="2"/>22.1</text:p>
          </table:table-cell>
        </table:table-row>
        <table:table-row table:style-name="ro1">
          <table:table-cell/>
          <table:table-cell office:value-type="string">
            <text:p><text:s text:c="2"/>Nov 13 <text:s text:c="3"/>9166.5 <text:s text:c="2"/>03:30:17.5 <text:s text:c="2"/>+15:44.7 <text:s text:c="3"/>15 14 31.62 <text:s text:c="2"/>-18 01 17.4 <text:s text:c="3"/>0.989614 <text:s text:c="2"/>1939.4 <text:s text:c="2"/>205.8 <text:s text:c="3"/>3.1 <text:s text:c="2"/>21.8</text:p>
          </table:table-cell>
        </table:table-row>
        <table:table-row table:style-name="ro1">
          <table:table-cell/>
          <table:table-cell office:value-type="string">
            <text:p><text:s text:c="2"/>Nov 14 <text:s text:c="3"/>9167.5 <text:s text:c="2"/>03:34:14.0 <text:s text:c="2"/>+15:35.7 <text:s text:c="3"/>15 18 37.19 <text:s text:c="2"/>-18 17 00.6 <text:s text:c="3"/>0.989391 <text:s text:c="2"/>1939.8 <text:s text:c="2"/>192.6 <text:s text:c="3"/>2.9 <text:s text:c="2"/>21.6</text:p>
          </table:table-cell>
        </table:table-row>
        <table:table-row table:style-name="ro1">
          <table:table-cell/>
          <table:table-cell office:value-type="string">
            <text:p><text:s text:c="2"/>Nov 15 <text:s text:c="3"/>9168.5 <text:s text:c="2"/>03:38:10.6 <text:s text:c="2"/>+15:25.9 <text:s text:c="3"/>15 22 43.61 <text:s text:c="2"/>-18 32 24.7 <text:s text:c="3"/>0.989170 <text:s text:c="2"/>1940.3 <text:s text:c="2"/>179.4 <text:s text:c="3"/>2.8 <text:s text:c="2"/>21.3</text:p>
          </table:table-cell>
        </table:table-row>
        <table:table-row table:style-name="ro1">
          <table:table-cell/>
          <table:table-cell office:value-type="string">
            <text:p><text:s text:c="2"/>Nov 16 <text:s text:c="3"/>9169.5 <text:s text:c="2"/>03:42:07.1 <text:s text:c="2"/>+15:15.1 <text:s text:c="3"/>15 26 50.88 <text:s text:c="2"/>-18 47 29.1 <text:s text:c="3"/>0.988950 <text:s text:c="2"/>1940.7 <text:s text:c="2"/>166.3 <text:s text:c="3"/>2.7 <text:s text:c="2"/>21.0</text:p>
          </table:table-cell>
        </table:table-row>
        <table:table-row table:style-name="ro1">
          <table:table-cell/>
          <table:table-cell office:value-type="string">
            <text:p><text:s text:c="2"/>Nov 17 <text:s text:c="3"/>9170.5 <text:s text:c="2"/>03:46:03.7 <text:s text:c="2"/>+15:03.6 <text:s text:c="3"/>15 30 59.00 <text:s text:c="2"/>-19 02 13.6 <text:s text:c="3"/>0.988732 <text:s text:c="2"/>1941.1 <text:s text:c="2"/>153.1 <text:s text:c="3"/>2.6 <text:s text:c="2"/>20.7</text:p>
          </table:table-cell>
        </table:table-row>
        <table:table-row table:style-name="ro1">
          <table:table-cell/>
          <table:table-cell office:value-type="string">
            <text:p><text:s text:c="2"/>Nov 18 <text:s text:c="3"/>9171.5 <text:s text:c="2"/>03:50:00.3 <text:s text:c="2"/>+14:51.2 <text:s text:c="3"/>15 35 07.94 <text:s text:c="2"/>-19 16 37.6 <text:s text:c="3"/>0.988516 <text:s text:c="2"/>1941.6 <text:s text:c="2"/>139.9 <text:s text:c="3"/>2.5 <text:s text:c="2"/>20.4</text:p>
          </table:table-cell>
        </table:table-row>
        <table:table-row table:style-name="ro1">
          <table:table-cell/>
          <table:table-cell office:value-type="string">
            <text:p><text:s text:c="2"/>Nov 19 <text:s text:c="3"/>9172.5 <text:s text:c="2"/>03:53:56.8 <text:s text:c="2"/>+14:38.0 <text:s text:c="3"/>15 39 17.69 <text:s text:c="2"/>-19 30 40.8 <text:s text:c="3"/>0.988302 <text:s text:c="2"/>1942.0 <text:s text:c="2"/>126.7 <text:s text:c="3"/>2.3 <text:s text:c="2"/>20.1</text:p>
          </table:table-cell>
        </table:table-row>
        <table:table-row table:style-name="ro1">
          <table:table-cell/>
          <table:table-cell office:value-type="string">
            <text:p><text:s text:c="2"/>Nov 20 <text:s text:c="3"/>9173.5 <text:s text:c="2"/>03:57:53.4 <text:s text:c="2"/>+14:24.0 <text:s text:c="3"/>15 43 28.24 <text:s text:c="2"/>-19 44 22.9 <text:s text:c="3"/>0.988091 <text:s text:c="2"/>1942.4 <text:s text:c="2"/>113.5 <text:s text:c="3"/>2.2 <text:s text:c="2"/>19.8</text:p>
          </table:table-cell>
        </table:table-row>
        <table:table-row table:style-name="ro1">
          <table:table-cell/>
          <table:table-cell office:value-type="string">
            <text:p><text:s text:c="2"/>Nov 21 <text:s text:c="3"/>9174.5 <text:s text:c="2"/>04:01:49.9 <text:s text:c="2"/>+14:09.3 <text:s text:c="3"/>15 47 39.58 <text:s text:c="2"/>-19 57 43.3 <text:s text:c="3"/>0.987882 <text:s text:c="2"/>1942.8 <text:s text:c="2"/>100.4 <text:s text:c="3"/>2.1 <text:s text:c="2"/>19.5</text:p>
          </table:table-cell>
        </table:table-row>
        <table:table-row table:style-name="ro1">
          <table:table-cell/>
          <table:table-cell office:value-type="string">
            <text:p><text:s text:c="2"/>Nov 22 <text:s text:c="3"/>9175.5 <text:s text:c="2"/>04:05:46.5 <text:s text:c="2"/>+13:53.7 <text:s text:c="3"/>15 51 51.71 <text:s text:c="2"/>-20 10 41.8 <text:s text:c="3"/>0.987677 <text:s text:c="2"/>1943.2 <text:s text:c="3"/>87.2 <text:s text:c="3"/>2.0 <text:s text:c="2"/>19.2</text:p>
          </table:table-cell>
        </table:table-row>
        <table:table-row table:style-name="ro1">
          <table:table-cell/>
          <table:table-cell office:value-type="string">
            <text:p><text:s text:c="2"/>Nov 23 <text:s text:c="3"/>9176.5 <text:s text:c="2"/>04:09:43.0 <text:s text:c="2"/>+13:37.4 <text:s text:c="3"/>15 56 04.60 <text:s text:c="2"/>-20 23 18.0 <text:s text:c="3"/>0.987476 <text:s text:c="2"/>1943.6 <text:s text:c="3"/>74.0 <text:s text:c="3"/>1.9 <text:s text:c="2"/>18.8</text:p>
          </table:table-cell>
        </table:table-row>
        <table:table-row table:style-name="ro1">
          <table:table-cell/>
          <table:table-cell office:value-type="string">
            <text:p><text:s text:c="2"/>Nov 24 <text:s text:c="3"/>9177.5 <text:s text:c="2"/>04:13:39.6 <text:s text:c="2"/>+13:20.3 <text:s text:c="3"/>16 00 18.25 <text:s text:c="2"/>-20 35 31.5 <text:s text:c="3"/>0.987278 <text:s text:c="2"/>1944.0 <text:s text:c="3"/>60.8 <text:s text:c="3"/>1.7 <text:s text:c="2"/>18.5</text:p>
          </table:table-cell>
        </table:table-row>
        <table:table-row table:style-name="ro1">
          <table:table-cell/>
          <table:table-cell office:value-type="string">
            <text:p><text:s text:c="2"/>Nov 25 <text:s text:c="3"/>9178.5 <text:s text:c="2"/>04:17:36.1 <text:s text:c="2"/>+13:02.4 <text:s text:c="3"/>16 04 32.65 <text:s text:c="2"/>-20 47 22.1 <text:s text:c="3"/>0.987085 <text:s text:c="2"/>1944.4 <text:s text:c="3"/>47.6 <text:s text:c="3"/>1.6 <text:s text:c="2"/>18.1</text:p>
          </table:table-cell>
        </table:table-row>
        <table:table-row table:style-name="ro1">
          <table:table-cell/>
          <table:table-cell office:value-type="string">
            <text:p><text:s text:c="2"/>Nov 26 <text:s text:c="3"/>9179.5 <text:s text:c="2"/>04:21:32.7 <text:s text:c="2"/>+12:43.8 <text:s text:c="3"/>16 08 47.78 <text:s text:c="2"/>-20 58 49.3 <text:s text:c="3"/>0.986897 <text:s text:c="2"/>1944.7 <text:s text:c="3"/>34.4 <text:s text:c="3"/>1.5 <text:s text:c="2"/>17.8</text:p>
          </table:table-cell>
        </table:table-row>
        <table:table-row table:style-name="ro1">
          <table:table-cell/>
          <table:table-cell office:value-type="string">
            <text:p><text:s text:c="2"/>Nov 27 <text:s text:c="3"/>9180.5 <text:s text:c="2"/>04:25:29.3 <text:s text:c="2"/>+12:24.5 <text:s text:c="3"/>16 13 03.63 <text:s text:c="2"/>-21 09 52.9 <text:s text:c="3"/>0.986713 <text:s text:c="2"/>1945.1 <text:s text:c="3"/>21.3 <text:s text:c="3"/>1.4 <text:s text:c="2"/>17.4</text:p>
          </table:table-cell>
        </table:table-row>
        <table:table-row table:style-name="ro1">
          <table:table-cell/>
          <table:table-cell office:value-type="string">
            <text:p><text:s text:c="2"/>Nov 28 <text:s text:c="3"/>9181.5 <text:s text:c="2"/>04:29:25.8 <text:s text:c="2"/>+12:04.5 <text:s text:c="3"/>16 17 20.21 <text:s text:c="2"/>-21 20 32.5 <text:s text:c="3"/>0.986534 <text:s text:c="2"/>1945.5 <text:s text:c="4"/>8.1 <text:s text:c="3"/>1.2 <text:s text:c="2"/>17.1</text:p>
          </table:table-cell>
        </table:table-row>
        <table:table-row table:style-name="ro1">
          <table:table-cell/>
          <table:table-cell office:value-type="string">
            <text:p><text:s text:c="2"/>Nov 29 <text:s text:c="3"/>9182.5 <text:s text:c="2"/>04:33:22.4 <text:s text:c="2"/>+11:43.8 <text:s text:c="3"/>16 21 37.46 <text:s text:c="2"/>-21 30 48.0 <text:s text:c="3"/>0.986360 <text:s text:c="2"/>1945.8 <text:s text:c="2"/>354.9 <text:s text:c="3"/>1.1 <text:s text:c="2"/>16.7</text:p>
          </table:table-cell>
        </table:table-row>
        <table:table-row table:style-name="ro1">
          <table:table-cell/>
          <table:table-cell office:value-type="string">
            <text:p><text:s text:c="2"/>Nov 30 <text:s text:c="3"/>9183.5 <text:s text:c="2"/>04:37:18.9 <text:s text:c="2"/>+11:22.4 <text:s text:c="3"/>16 25 55.41 <text:s text:c="2"/>-21 40 38.9 <text:s text:c="3"/>0.986192 <text:s text:c="2"/>1946.1 <text:s text:c="2"/>341.7 <text:s text:c="3"/>1.0 <text:s text:c="2"/>16.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<text:s text:c="2"/>Dec 01 <text:s text:c="3"/>9184.5 <text:s text:c="2"/>04:41:15.5 <text:s text:c="2"/>+11:00.4 <text:s text:c="3"/>16 30 14.02 <text:s text:c="2"/>-21 50 05.0 <text:s text:c="3"/>0.986029 <text:s text:c="2"/>1946.5 <text:s text:c="2"/>328.5 <text:s text:c="3"/>0.9 <text:s text:c="2"/>15.9</text:p>
          </table:table-cell>
        </table:table-row>
        <table:table-row table:style-name="ro1">
          <table:table-cell/>
          <table:table-cell office:value-type="string">
            <text:p><text:s text:c="2"/>Dec 02 <text:s text:c="3"/>9185.5 <text:s text:c="2"/>04:45:12.0 <text:s text:c="2"/>+10:37.7 <text:s text:c="3"/>16 34 33.27 <text:s text:c="2"/>-21 59 06.1 <text:s text:c="3"/>0.985871 <text:s text:c="2"/>1946.8 <text:s text:c="2"/>315.4 <text:s text:c="3"/>0.7 <text:s text:c="2"/>15.5</text:p>
          </table:table-cell>
        </table:table-row>
        <table:table-row table:style-name="ro1">
          <table:table-cell/>
          <table:table-cell office:value-type="string">
            <text:p><text:s text:c="2"/>Dec 03 <text:s text:c="3"/>9186.5 <text:s text:c="2"/>04:49:08.6 <text:s text:c="2"/>+10:14.4 <text:s text:c="3"/>16 38 53.15 <text:s text:c="2"/>-22 07 41.9 <text:s text:c="3"/>0.985719 <text:s text:c="2"/>1947.1 <text:s text:c="2"/>302.2 <text:s text:c="3"/>0.6 <text:s text:c="2"/>15.2</text:p>
          </table:table-cell>
        </table:table-row>
        <table:table-row table:style-name="ro1">
          <table:table-cell/>
          <table:table-cell office:value-type="string">
            <text:p><text:s text:c="2"/>Dec 04 <text:s text:c="3"/>9187.5 <text:s text:c="2"/>04:53:05.1 <text:s text:c="2"/>+09:50.4 <text:s text:c="3"/>16 43 13.64 <text:s text:c="2"/>-22 15 52.2 <text:s text:c="3"/>0.985573 <text:s text:c="2"/>1947.4 <text:s text:c="2"/>289.0 <text:s text:c="3"/>0.5 <text:s text:c="2"/>14.8</text:p>
          </table:table-cell>
        </table:table-row>
        <table:table-row table:style-name="ro1">
          <table:table-cell/>
          <table:table-cell office:value-type="string">
            <text:p><text:s text:c="2"/>Dec 05 <text:s text:c="3"/>9188.5 <text:s text:c="2"/>04:57:01.7 <text:s text:c="2"/>+09:25.9 <text:s text:c="3"/>16 47 34.71 <text:s text:c="2"/>-22 23 36.6 <text:s text:c="3"/>0.985432 <text:s text:c="2"/>1947.6 <text:s text:c="2"/>275.8 <text:s text:c="3"/>0.3 <text:s text:c="2"/>14.3</text:p>
          </table:table-cell>
        </table:table-row>
        <table:table-row table:style-name="ro1">
          <table:table-cell/>
          <table:table-cell office:value-type="string">
            <text:p><text:s text:c="2"/>Dec 06 <text:s text:c="3"/>9189.5 <text:s text:c="2"/>05:00:58.3 <text:s text:c="2"/>+09:00.9 <text:s text:c="3"/>16 51 56.33 <text:s text:c="2"/>-22 30 54.9 <text:s text:c="3"/>0.985296 <text:s text:c="2"/>1947.9 <text:s text:c="2"/>262.7 <text:s text:c="3"/>0.2 <text:s text:c="2"/>13.9</text:p>
          </table:table-cell>
        </table:table-row>
        <table:table-row table:style-name="ro1">
          <table:table-cell/>
          <table:table-cell office:value-type="string">
            <text:p><text:s text:c="2"/>Dec 07 <text:s text:c="3"/>9190.5 <text:s text:c="2"/>05:04:54.8 <text:s text:c="2"/>+08:35.3 <text:s text:c="3"/>16 56 18.50 <text:s text:c="2"/>-22 37 47.0 <text:s text:c="3"/>0.985165 <text:s text:c="2"/>1948.2 <text:s text:c="2"/>249.5 <text:s text:c="3"/>0.1 <text:s text:c="2"/>13.5</text:p>
          </table:table-cell>
        </table:table-row>
        <table:table-row table:style-name="ro1">
          <table:table-cell/>
          <table:table-cell office:value-type="string">
            <text:p><text:s text:c="2"/>Dec 08 <text:s text:c="3"/>9191.5 <text:s text:c="2"/>05:08:51.4 <text:s text:c="2"/>+08:09.1 <text:s text:c="3"/>17 00 41.18 <text:s text:c="2"/>-22 44 12.5 <text:s text:c="3"/>0.985039 <text:s text:c="2"/>1948.4 <text:s text:c="2"/>236.3 <text:s text:c="2"/>-0.0 <text:s text:c="2"/>13.1</text:p>
          </table:table-cell>
        </table:table-row>
        <table:table-row table:style-name="ro1">
          <table:table-cell/>
          <table:table-cell office:value-type="string">
            <text:p><text:s text:c="2"/>Dec 09 <text:s text:c="3"/>9192.5 <text:s text:c="2"/>05:12:47.9 <text:s text:c="2"/>+07:42.5 <text:s text:c="3"/>17 05 04.35 <text:s text:c="2"/>-22 50 11.3 <text:s text:c="3"/>0.984918 <text:s text:c="2"/>1948.7 <text:s text:c="2"/>223.1 <text:s text:c="2"/>-0.2 <text:s text:c="2"/>12.7</text:p>
          </table:table-cell>
        </table:table-row>
        <table:table-row table:style-name="ro1">
          <table:table-cell/>
          <table:table-cell office:value-type="string">
            <text:p><text:s text:c="2"/>Dec 10 <text:s text:c="3"/>9193.5 <text:s text:c="2"/>05:16:44.5 <text:s text:c="2"/>+07:15.4 <text:s text:c="3"/>17 09 27.98 <text:s text:c="2"/>-22 55 43.2 <text:s text:c="3"/>0.984800 <text:s text:c="2"/>1948.9 <text:s text:c="2"/>210.0 <text:s text:c="2"/>-0.3 <text:s text:c="2"/>12.2</text:p>
          </table:table-cell>
        </table:table-row>
        <table:table-row table:style-name="ro1">
          <table:table-cell/>
          <table:table-cell office:value-type="string">
            <text:p><text:s text:c="2"/>Dec 11 <text:s text:c="3"/>9194.5 <text:s text:c="2"/>05:20:41.0 <text:s text:c="2"/>+06:47.9 <text:s text:c="3"/>17 13 52.04 <text:s text:c="2"/>-23 00 48.0 <text:s text:c="3"/>0.984687 <text:s text:c="2"/>1949.1 <text:s text:c="2"/>196.8 <text:s text:c="2"/>-0.4 <text:s text:c="2"/>11.8</text:p>
          </table:table-cell>
        </table:table-row>
        <table:table-row table:style-name="ro1">
          <table:table-cell/>
          <table:table-cell office:value-type="string">
            <text:p><text:s text:c="2"/>Dec 12 <text:s text:c="3"/>9195.5 <text:s text:c="2"/>05:24:37.6 <text:s text:c="2"/>+06:20.0 <text:s text:c="3"/>17 18 16.50 <text:s text:c="2"/>-23 05 25.4 <text:s text:c="3"/>0.984578 <text:s text:c="2"/>1949.3 <text:s text:c="2"/>183.6 <text:s text:c="2"/>-0.5 <text:s text:c="2"/>11.4</text:p>
          </table:table-cell>
        </table:table-row>
        <table:table-row table:style-name="ro1">
          <table:table-cell/>
          <table:table-cell office:value-type="string">
            <text:p><text:s text:c="2"/>Dec 13 <text:s text:c="3"/>9196.5 <text:s text:c="2"/>05:28:34.1 <text:s text:c="2"/>+05:51.8 <text:s text:c="3"/>17 22 41.33 <text:s text:c="2"/>-23 09 35.3 <text:s text:c="3"/>0.984472 <text:s text:c="2"/>1949.5 <text:s text:c="2"/>170.4 <text:s text:c="2"/>-0.7 <text:s text:c="2"/>10.9</text:p>
          </table:table-cell>
        </table:table-row>
        <table:table-row table:style-name="ro1">
          <table:table-cell/>
          <table:table-cell office:value-type="string">
            <text:p><text:s text:c="2"/>Dec 14 <text:s text:c="3"/>9197.5 <text:s text:c="2"/>05:32:30.7 <text:s text:c="2"/>+05:23.2 <text:s text:c="3"/>17 27 06.49 <text:s text:c="2"/>-23 13 17.7 <text:s text:c="3"/>0.984369 <text:s text:c="2"/>1949.7 <text:s text:c="2"/>157.2 <text:s text:c="2"/>-0.8 <text:s text:c="2"/>10.5</text:p>
          </table:table-cell>
        </table:table-row>
        <table:table-row table:style-name="ro1">
          <table:table-cell/>
          <table:table-cell office:value-type="string">
            <text:p><text:s text:c="2"/>Dec 15 <text:s text:c="3"/>9198.5 <text:s text:c="2"/>05:36:27.3 <text:s text:c="2"/>+04:54.3 <text:s text:c="3"/>17 31 31.94 <text:s text:c="2"/>-23 16 32.3 <text:s text:c="3"/>0.984269 <text:s text:c="2"/>1949.9 <text:s text:c="2"/>144.1 <text:s text:c="2"/>-0.9 <text:s text:c="2"/>10.0</text:p>
          </table:table-cell>
        </table:table-row>
        <table:table-row table:style-name="ro1">
          <table:table-cell/>
          <table:table-cell office:value-type="string">
            <text:p><text:s text:c="2"/>Dec 16 <text:s text:c="3"/>9199.5 <text:s text:c="2"/>05:40:23.8 <text:s text:c="2"/>+04:25.1 <text:s text:c="3"/>17 35 57.65 <text:s text:c="2"/>-23 19 19.0 <text:s text:c="3"/>0.984173 <text:s text:c="2"/>1950.1 <text:s text:c="2"/>130.9 <text:s text:c="2"/>-1.1 <text:s text:c="3"/>9.6</text:p>
          </table:table-cell>
        </table:table-row>
        <table:table-row table:style-name="ro1">
          <table:table-cell/>
          <table:table-cell office:value-type="string">
            <text:p><text:s text:c="2"/>Dec 17 <text:s text:c="3"/>9200.5 <text:s text:c="2"/>05:44:20.4 <text:s text:c="2"/>+03:55.8 <text:s text:c="3"/>17 40 23.56 <text:s text:c="2"/>-23 21 37.8 <text:s text:c="3"/>0.984080 <text:s text:c="2"/>1950.3 <text:s text:c="2"/>117.7 <text:s text:c="2"/>-1.2 <text:s text:c="3"/>9.1</text:p>
          </table:table-cell>
        </table:table-row>
        <table:table-row table:style-name="ro1">
          <table:table-cell/>
          <table:table-cell office:value-type="string">
            <text:p><text:s text:c="2"/>Dec 18 <text:s text:c="3"/>9201.5 <text:s text:c="2"/>05:48:16.9 <text:s text:c="2"/>+03:26.3 <text:s text:c="3"/>17 44 49.65 <text:s text:c="2"/>-23 23 28.4 <text:s text:c="3"/>0.983991 <text:s text:c="2"/>1950.5 <text:s text:c="2"/>104.6 <text:s text:c="2"/>-1.3 <text:s text:c="3"/>8.6</text:p>
          </table:table-cell>
        </table:table-row>
        <table:table-row table:style-name="ro1">
          <table:table-cell/>
          <table:table-cell office:value-type="string">
            <text:p><text:s text:c="2"/>Dec 19 <text:s text:c="3"/>9202.5 <text:s text:c="2"/>05:52:13.5 <text:s text:c="2"/>+02:56.6 <text:s text:c="3"/>17 49 15.87 <text:s text:c="2"/>-23 24 50.9 <text:s text:c="3"/>0.983905 <text:s text:c="2"/>1950.7 <text:s text:c="3"/>91.4 <text:s text:c="2"/>-1.4 <text:s text:c="3"/>8.2</text:p>
          </table:table-cell>
        </table:table-row>
        <table:table-row table:style-name="ro1">
          <table:table-cell/>
          <table:table-cell office:value-type="string">
            <text:p><text:s text:c="2"/>Dec 20 <text:s text:c="3"/>9203.5 <text:s text:c="2"/>05:56:10.0 <text:s text:c="2"/>+02:26.8 <text:s text:c="3"/>17 53 42.19 <text:s text:c="2"/>-23 25 45.2 <text:s text:c="3"/>0.983824 <text:s text:c="2"/>1950.8 <text:s text:c="3"/>78.2 <text:s text:c="2"/>-1.6 <text:s text:c="3"/>7.7</text:p>
          </table:table-cell>
        </table:table-row>
        <table:table-row table:style-name="ro1">
          <table:table-cell/>
          <table:table-cell office:value-type="string">
            <text:p><text:s text:c="2"/>Dec 21 <text:s text:c="3"/>9204.5 <text:s text:c="2"/>06:00:06.6 <text:s text:c="2"/>+01:57.0 <text:s text:c="3"/>17 58 08.57 <text:s text:c="2"/>-23 26 11.2 <text:s text:c="3"/>0.983747 <text:s text:c="2"/>1951.0 <text:s text:c="3"/>65.0 <text:s text:c="2"/>-1.7 <text:s text:c="3"/>7.2</text:p>
          </table:table-cell>
        </table:table-row>
        <table:table-row table:style-name="ro1">
          <table:table-cell/>
          <table:table-cell office:value-type="string">
            <text:p><text:s text:c="2"/>Dec 22 <text:s text:c="3"/>9205.5 <text:s text:c="2"/>06:04:03.1 <text:s text:c="2"/>+01:27.2 <text:s text:c="3"/>18 02 34.98 <text:s text:c="2"/>-23 26 08.9 <text:s text:c="3"/>0.983675 <text:s text:c="2"/>1951.1 <text:s text:c="3"/>51.9 <text:s text:c="2"/>-1.8 <text:s text:c="3"/>6.8</text:p>
          </table:table-cell>
        </table:table-row>
        <table:table-row table:style-name="ro1">
          <table:table-cell/>
          <table:table-cell office:value-type="string">
            <text:p><text:s text:c="2"/>Dec 23 <text:s text:c="3"/>9206.5 <text:s text:c="2"/>06:07:59.7 <text:s text:c="2"/>+00:57.3 <text:s text:c="3"/>18 07 01.38 <text:s text:c="2"/>-23 25 38.3 <text:s text:c="3"/>0.983608 <text:s text:c="2"/>1951.2 <text:s text:c="3"/>38.7 <text:s text:c="2"/>-1.9 <text:s text:c="3"/>6.3</text:p>
          </table:table-cell>
        </table:table-row>
        <table:table-row table:style-name="ro1">
          <table:table-cell/>
          <table:table-cell office:value-type="string">
            <text:p><text:s text:c="2"/>Dec 24 <text:s text:c="3"/>9207.5 <text:s text:c="2"/>06:11:56.2 <text:s text:c="2"/>+00:27.5 <text:s text:c="3"/>18 11 27.75 <text:s text:c="2"/>-23 24 39.4 <text:s text:c="3"/>0.983546 <text:s text:c="2"/>1951.4 <text:s text:c="3"/>25.5 <text:s text:c="2"/>-2.1 <text:s text:c="3"/>5.8</text:p>
          </table:table-cell>
        </table:table-row>
        <table:table-row table:style-name="ro1">
          <table:table-cell/>
          <table:table-cell office:value-type="string">
            <text:p><text:s text:c="2"/>Dec 25 <text:s text:c="3"/>9208.5 <text:s text:c="2"/>06:15:52.8 <text:s text:c="2"/>-00:02.3 <text:s text:c="3"/>18 15 54.05 <text:s text:c="2"/>-23 23 12.3 <text:s text:c="3"/>0.983490 <text:s text:c="2"/>1951.5 <text:s text:c="3"/>12.3 <text:s text:c="2"/>-2.2 <text:s text:c="3"/>5.3</text:p>
          </table:table-cell>
        </table:table-row>
        <table:table-row table:style-name="ro1">
          <table:table-cell/>
          <table:table-cell office:value-type="string">
            <text:p><text:s text:c="2"/>Dec 26 <text:s text:c="3"/>9209.5 <text:s text:c="2"/>06:19:49.4 <text:s text:c="2"/>-00:31.9 <text:s text:c="3"/>18 20 20.25 <text:s text:c="2"/>-23 21 17.0 <text:s text:c="3"/>0.983439 <text:s text:c="2"/>1951.6 <text:s text:c="2"/>359.2 <text:s text:c="2"/>-2.3 <text:s text:c="3"/>4.9</text:p>
          </table:table-cell>
        </table:table-row>
        <table:table-row table:style-name="ro1">
          <table:table-cell/>
          <table:table-cell office:value-type="string">
            <text:p><text:s text:c="2"/>Dec 27 <text:s text:c="3"/>9210.5 <text:s text:c="2"/>06:23:45.9 <text:s text:c="2"/>-01:01.4 <text:s text:c="3"/>18 24 46.32 <text:s text:c="2"/>-23 18 53.5 <text:s text:c="3"/>0.983395 <text:s text:c="2"/>1951.7 <text:s text:c="2"/>346.0 <text:s text:c="2"/>-2.4 <text:s text:c="3"/>4.4</text:p>
          </table:table-cell>
        </table:table-row>
        <table:table-row table:style-name="ro1">
          <table:table-cell/>
          <table:table-cell office:value-type="string">
            <text:p><text:s text:c="2"/>Dec 28 <text:s text:c="3"/>9211.5 <text:s text:c="2"/>06:27:42.5 <text:s text:c="2"/>-01:30.8 <text:s text:c="3"/>18 29 12.22 <text:s text:c="2"/>-23 16 01.9 <text:s text:c="3"/>0.983356 <text:s text:c="2"/>1951.7 <text:s text:c="2"/>332.8 <text:s text:c="2"/>-2.6 <text:s text:c="3"/>3.9</text:p>
          </table:table-cell>
        </table:table-row>
        <table:table-row table:style-name="ro1">
          <table:table-cell/>
          <table:table-cell office:value-type="string">
            <text:p><text:s text:c="2"/>Dec 29 <text:s text:c="3"/>9212.5 <text:s text:c="2"/>06:31:39.0 <text:s text:c="2"/>-01:59.9 <text:s text:c="3"/>18 33 37.93 <text:s text:c="2"/>-23 12 42.4 <text:s text:c="3"/>0.983324 <text:s text:c="2"/>1951.8 <text:s text:c="2"/>319.7 <text:s text:c="2"/>-2.7 <text:s text:c="3"/>3.4</text:p>
          </table:table-cell>
        </table:table-row>
        <table:table-row table:style-name="ro1">
          <table:table-cell/>
          <table:table-cell office:value-type="string">
            <text:p><text:s text:c="2"/>Dec 30 <text:s text:c="3"/>9213.5 <text:s text:c="2"/>06:35:35.6 <text:s text:c="2"/>-02:28.8 <text:s text:c="3"/>18 38 03.42 <text:s text:c="2"/>-23 08 55.1 <text:s text:c="3"/>0.983298 <text:s text:c="2"/>1951.9 <text:s text:c="2"/>306.5 <text:s text:c="2"/>-2.8 <text:s text:c="3"/>2.9</text:p>
          </table:table-cell>
        </table:table-row>
        <table:table-row table:style-name="ro1">
          <table:table-cell/>
          <table:table-cell office:value-type="string">
            <text:p><text:s text:c="2"/>Dec 31 <text:s text:c="3"/>9214.5 <text:s text:c="2"/>06:39:32.1 <text:s text:c="2"/>-02:57.5 <text:s text:c="3"/>18 42 28.65 <text:s text:c="2"/>-23 04 40.0 <text:s text:c="3"/>0.983278 <text:s text:c="2"/>1951.9 <text:s text:c="2"/>293.3 <text:s text:c="2"/>-2.9 <text:s text:c="3"/>2.4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0">01/20/2020</text:date>, <text:time>17:27:3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a Jabłonowska</meta:initial-creator>
    <meta:creation-date>2020-01-19T12:47:36.61</meta:creation-date>
    <dc:date>2020-01-20T17:27:32.50</dc:date>
    <dc:creator>Ania Jabłonowska</dc:creator>
    <meta:editing-duration>P1DT4H24M45S</meta:editing-duration>
    <meta:editing-cycles>1</meta:editing-cycles>
    <meta:document-statistic meta:table-count="3" meta:cell-count="394" meta:object-count="0"/>
    <meta:generator>OpenOffice/4.1.1$Win32 OpenOffice.org_project/411m6$Build-9775</meta:generator>
  </office:meta>
</office:document-meta>
</file>